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972665" calcext:value-type="float">
            <text:p>0.169726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8236375" calcext:value-type="float">
            <text:p>0.338236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056962" calcext:value-type="float">
            <text:p>0.50569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72722675" calcext:value-type="float">
            <text:p>0.6727226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39698625" calcext:value-type="float">
            <text:p>0.839698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06190075" calcext:value-type="float">
            <text:p>1.0061900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71049625" calcext:value-type="float">
            <text:p>1.171049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323784" calcext:value-type="float">
            <text:p>1.33237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5815805" calcext:value-type="float">
            <text:p>1.458158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62706115" calcext:value-type="float">
            <text:p>1.627061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793051075" calcext:value-type="float">
            <text:p>1.7930510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59317025" calcext:value-type="float">
            <text:p>1.9593170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2674905" calcext:value-type="float">
            <text:p>2.126749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294999075" calcext:value-type="float">
            <text:p>2.2949990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46336615" calcext:value-type="float">
            <text:p>2.463366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317504" calcext:value-type="float">
            <text:p>2.63175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8007291" calcext:value-type="float">
            <text:p>2.800729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970863525" calcext:value-type="float">
            <text:p>2.9708635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142136725" calcext:value-type="float">
            <text:p>3.1421367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313969175" calcext:value-type="float">
            <text:p>3.3139691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4856264" calcext:value-type="float">
            <text:p>3.485626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656610275" calcext:value-type="float">
            <text:p>3.6566102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8267443" calcext:value-type="float">
            <text:p>3.82674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9960652" calcext:value-type="float">
            <text:p>3.99606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164780075" calcext:value-type="float">
            <text:p>4.1647800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333250425" calcext:value-type="float">
            <text:p>4.3332504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501760175" calcext:value-type="float">
            <text:p>4.5017601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6700842" calcext:value-type="float">
            <text:p>4.670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83734665" calcext:value-type="float">
            <text:p>4.837346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002543475" calcext:value-type="float">
            <text:p>5.0025434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16525455" calcext:value-type="float">
            <text:p>5.1652545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2377205" calcext:value-type="float">
            <text:p>5.323772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487863025" calcext:value-type="float">
            <text:p>5.4878630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652625625" calcext:value-type="float">
            <text:p>5.6526256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8188728" calcext:value-type="float">
            <text:p>5.818872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98595905" calcext:value-type="float">
            <text:p>5.9859590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153213175" calcext:value-type="float">
            <text:p>6.1532131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32068945" calcext:value-type="float">
            <text:p>6.3206894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488824725" calcext:value-type="float">
            <text:p>6.4888247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89066" calcext:value-type="float">
            <text:p>6.789066</text:p>
          </table:table-cell>
          <table:table-cell office:value-type="float" office:value="6.657813675" calcext:value-type="float">
            <text:p>6.657813675</text:p>
          </table:table-cell>
          <table:table-cell table:formula="of:=POWER([.C41]-6.75;2)" office:value-type="float" office:value="0.00849831851700565" calcext:value-type="float">
            <text:p>0.0084983185</text:p>
          </table:table-cell>
          <table:table-cell table:formula="of:=SQRT(SUM([.D41:.D140])/100)" office:value-type="float" office:value="0.0408520729456877" calcext:value-type="float">
            <text:p>0.04085207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740389" calcext:value-type="float">
            <text:p>6.740389</text:p>
          </table:table-cell>
          <table:table-cell office:value-type="float" office:value="6.65784185" calcext:value-type="float">
            <text:p>6.65784185</text:p>
          </table:table-cell>
          <table:table-cell table:formula="of:=POWER([.C42]-6.75;2)" office:value-type="float" office:value="0.00849312461142241" calcext:value-type="float">
            <text:p>0.008493124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98393" calcext:value-type="float">
            <text:p>6.698393</text:p>
          </table:table-cell>
          <table:table-cell office:value-type="float" office:value="6.6597452" calcext:value-type="float">
            <text:p>6.6597452</text:p>
          </table:table-cell>
          <table:table-cell table:formula="of:=POWER([.C43]-6.75;2)" office:value-type="float" office:value="0.00814592892304005" calcext:value-type="float">
            <text:p>0.00814592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81059" calcext:value-type="float">
            <text:p>6.681059</text:p>
          </table:table-cell>
          <table:table-cell office:value-type="float" office:value="6.6632525" calcext:value-type="float">
            <text:p>6.6632525</text:p>
          </table:table-cell>
          <table:table-cell table:formula="of:=POWER([.C44]-6.75;2)" office:value-type="float" office:value="0.00752512875624992" calcext:value-type="float">
            <text:p>0.007525128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679038" calcext:value-type="float">
            <text:p>6.679038</text:p>
          </table:table-cell>
          <table:table-cell office:value-type="float" office:value="6.6674733" calcext:value-type="float">
            <text:p>6.6674733</text:p>
          </table:table-cell>
          <table:table-cell table:formula="of:=POWER([.C45]-6.75;2)" office:value-type="float" office:value="0.00681065621288997" calcext:value-type="float">
            <text:p>0.00681065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659658" calcext:value-type="float">
            <text:p>6.659658</text:p>
          </table:table-cell>
          <table:table-cell office:value-type="float" office:value="6.67153735" calcext:value-type="float">
            <text:p>6.67153735</text:p>
          </table:table-cell>
          <table:table-cell table:formula="of:=POWER([.C46]-6.75;2)" office:value-type="float" office:value="0.00615638744502244" calcext:value-type="float">
            <text:p>0.00615638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594382" calcext:value-type="float">
            <text:p>6.594382</text:p>
          </table:table-cell>
          <table:table-cell office:value-type="float" office:value="6.675388475" calcext:value-type="float">
            <text:p>6.675388475</text:p>
          </table:table-cell>
          <table:table-cell table:formula="of:=POWER([.C47]-6.75;2)" office:value-type="float" office:value="0.00556687966282561" calcext:value-type="float">
            <text:p>0.00556687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453151" calcext:value-type="float">
            <text:p>6.453151</text:p>
          </table:table-cell>
          <table:table-cell office:value-type="float" office:value="6.679995525" calcext:value-type="float">
            <text:p>6.679995525</text:p>
          </table:table-cell>
          <table:table-cell table:formula="of:=POWER([.C48]-6.75;2)" office:value-type="float" office:value="0.00490062652002565" calcext:value-type="float">
            <text:p>0.004900626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031186" calcext:value-type="float">
            <text:p>5.031186</text:p>
          </table:table-cell>
          <table:table-cell office:value-type="float" office:value="6.68746345" calcext:value-type="float">
            <text:p>6.68746345</text:p>
          </table:table-cell>
          <table:table-cell table:formula="of:=POWER([.C49]-6.75;2)" office:value-type="float" office:value="0.00391082008590249" calcext:value-type="float">
            <text:p>0.00391082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756124" calcext:value-type="float">
            <text:p>6.756124</text:p>
          </table:table-cell>
          <table:table-cell office:value-type="float" office:value="6.730023" calcext:value-type="float">
            <text:p>6.730023</text:p>
          </table:table-cell>
          <table:table-cell table:formula="of:=POWER([.C50]-6.75;2)" office:value-type="float" office:value="0.000399080528999996" calcext:value-type="float">
            <text:p>0.00039908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39597" calcext:value-type="float">
            <text:p>6.639597</text:p>
          </table:table-cell>
          <table:table-cell office:value-type="float" office:value="6.72881455" calcext:value-type="float">
            <text:p>6.72881455</text:p>
          </table:table-cell>
          <table:table-cell table:formula="of:=POWER([.C51]-6.75;2)" office:value-type="float" office:value="0.000448823291702497" calcext:value-type="float">
            <text:p>0.000448823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650638" calcext:value-type="float">
            <text:p>6.650638</text:p>
          </table:table-cell>
          <table:table-cell office:value-type="float" office:value="6.729429625" calcext:value-type="float">
            <text:p>6.729429625</text:p>
          </table:table-cell>
          <table:table-cell table:formula="of:=POWER([.C52]-6.75;2)" office:value-type="float" office:value="0.000423140327640631" calcext:value-type="float">
            <text:p>0.00042314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97281" calcext:value-type="float">
            <text:p>6.697281</text:p>
          </table:table-cell>
          <table:table-cell office:value-type="float" office:value="6.728359325" calcext:value-type="float">
            <text:p>6.728359325</text:p>
          </table:table-cell>
          <table:table-cell table:formula="of:=POWER([.C53]-6.75;2)" office:value-type="float" office:value="0.000468318814455644" calcext:value-type="float">
            <text:p>0.00046831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730001" calcext:value-type="float">
            <text:p>6.730001</text:p>
          </table:table-cell>
          <table:table-cell office:value-type="float" office:value="6.724512375" calcext:value-type="float">
            <text:p>6.724512375</text:p>
          </table:table-cell>
          <table:table-cell table:formula="of:=POWER([.C54]-6.75;2)" office:value-type="float" office:value="0.000649619028140637" calcext:value-type="float">
            <text:p>0.00064961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34683" calcext:value-type="float">
            <text:p>6.734683</text:p>
          </table:table-cell>
          <table:table-cell office:value-type="float" office:value="6.717876125" calcext:value-type="float">
            <text:p>6.717876125</text:p>
          </table:table-cell>
          <table:table-cell table:formula="of:=POWER([.C55]-6.75;2)" office:value-type="float" office:value="0.00103194334501562" calcext:value-type="float">
            <text:p>0.001031943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73537" calcext:value-type="float">
            <text:p>6.73537</text:p>
          </table:table-cell>
          <table:table-cell office:value-type="float" office:value="6.706580025" calcext:value-type="float">
            <text:p>6.706580025</text:p>
          </table:table-cell>
          <table:table-cell table:formula="of:=POWER([.C56]-6.75;2)" office:value-type="float" office:value="0.00188529422900062" calcext:value-type="float">
            <text:p>0.00188529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59148" calcext:value-type="float">
            <text:p>6.759148</text:p>
          </table:table-cell>
          <table:table-cell office:value-type="float" office:value="6.7054052" calcext:value-type="float">
            <text:p>6.7054052</text:p>
          </table:table-cell>
          <table:table-cell table:formula="of:=POWER([.C57]-6.75;2)" office:value-type="float" office:value="0.00198869618704004" calcext:value-type="float">
            <text:p>0.00198869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05377" calcext:value-type="float">
            <text:p>6.805377</text:p>
          </table:table-cell>
          <table:table-cell office:value-type="float" office:value="6.701397825" calcext:value-type="float">
            <text:p>6.701397825</text:p>
          </table:table-cell>
          <table:table-cell table:formula="of:=POWER([.C58]-6.75;2)" office:value-type="float" office:value="0.00236217141473063" calcext:value-type="float">
            <text:p>0.00236217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50928" calcext:value-type="float">
            <text:p>6.850928</text:p>
          </table:table-cell>
          <table:table-cell office:value-type="float" office:value="6.697068825" calcext:value-type="float">
            <text:p>6.697068825</text:p>
          </table:table-cell>
          <table:table-cell table:formula="of:=POWER([.C59]-6.75;2)" office:value-type="float" office:value="0.00280170928688066" calcext:value-type="float">
            <text:p>0.002801709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73298" calcext:value-type="float">
            <text:p>6.873298</text:p>
          </table:table-cell>
          <table:table-cell office:value-type="float" office:value="6.6926289" calcext:value-type="float">
            <text:p>6.6926289</text:p>
          </table:table-cell>
          <table:table-cell table:formula="of:=POWER([.C60]-6.75;2)" office:value-type="float" office:value="0.00329144311521001" calcext:value-type="float">
            <text:p>0.003291443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66289" calcext:value-type="float">
            <text:p>6.866289</text:p>
          </table:table-cell>
          <table:table-cell office:value-type="float" office:value="6.6881955" calcext:value-type="float">
            <text:p>6.6881955</text:p>
          </table:table-cell>
          <table:table-cell table:formula="of:=POWER([.C61]-6.75;2)" office:value-type="float" office:value="0.00381979622025" calcext:value-type="float">
            <text:p>0.00381979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839355" calcext:value-type="float">
            <text:p>6.839355</text:p>
          </table:table-cell>
          <table:table-cell office:value-type="float" office:value="6.6842208" calcext:value-type="float">
            <text:p>6.6842208</text:p>
          </table:table-cell>
          <table:table-cell table:formula="of:=POWER([.C62]-6.75;2)" office:value-type="float" office:value="0.00432690315263996" calcext:value-type="float">
            <text:p>0.00432690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05361" calcext:value-type="float">
            <text:p>6.805361</text:p>
          </table:table-cell>
          <table:table-cell office:value-type="float" office:value="6.68146405" calcext:value-type="float">
            <text:p>6.68146405</text:p>
          </table:table-cell>
          <table:table-cell table:formula="of:=POWER([.C63]-6.75;2)" office:value-type="float" office:value="0.00469717644240253" calcext:value-type="float">
            <text:p>0.004697176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72836" calcext:value-type="float">
            <text:p>6.772836</text:p>
          </table:table-cell>
          <table:table-cell office:value-type="float" office:value="6.6805804" calcext:value-type="float">
            <text:p>6.6805804</text:p>
          </table:table-cell>
          <table:table-cell table:formula="of:=POWER([.C64]-6.75;2)" office:value-type="float" office:value="0.00481908086415997" calcext:value-type="float">
            <text:p>0.00481908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48595" calcext:value-type="float">
            <text:p>6.748595</text:p>
          </table:table-cell>
          <table:table-cell office:value-type="float" office:value="6.68162455" calcext:value-type="float">
            <text:p>6.68162455</text:p>
          </table:table-cell>
          <table:table-cell table:formula="of:=POWER([.C65]-6.75;2)" office:value-type="float" office:value="0.00467520216270244" calcext:value-type="float">
            <text:p>0.004675202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38814" calcext:value-type="float">
            <text:p>6.738814</text:p>
          </table:table-cell>
          <table:table-cell office:value-type="float" office:value="6.683967375" calcext:value-type="float">
            <text:p>6.683967375</text:p>
          </table:table-cell>
          <table:table-cell table:formula="of:=POWER([.C66]-6.75;2)" office:value-type="float" office:value="0.00436030756439063" calcext:value-type="float">
            <text:p>0.00436030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4039" calcext:value-type="float">
            <text:p>6.74039</text:p>
          </table:table-cell>
          <table:table-cell office:value-type="float" office:value="6.686802725" calcext:value-type="float">
            <text:p>6.686802725</text:p>
          </table:table-cell>
          <table:table-cell table:formula="of:=POWER([.C67]-6.75;2)" office:value-type="float" office:value="0.00399389556742566" calcext:value-type="float">
            <text:p>0.003993895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32961" calcext:value-type="float">
            <text:p>6.732961</text:p>
          </table:table-cell>
          <table:table-cell office:value-type="float" office:value="6.689741625" calcext:value-type="float">
            <text:p>6.689741625</text:p>
          </table:table-cell>
          <table:table-cell table:formula="of:=POWER([.C68]-6.75;2)" office:value-type="float" office:value="0.00363107175764064" calcext:value-type="float">
            <text:p>0.003631071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90498" calcext:value-type="float">
            <text:p>6.690498</text:p>
          </table:table-cell>
          <table:table-cell office:value-type="float" office:value="6.6929744" calcext:value-type="float">
            <text:p>6.6929744</text:p>
          </table:table-cell>
          <table:table-cell table:formula="of:=POWER([.C69]-6.75;2)" office:value-type="float" office:value="0.00325191905536003" calcext:value-type="float">
            <text:p>0.003251919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07873" calcext:value-type="float">
            <text:p>6.607873</text:p>
          </table:table-cell>
          <table:table-cell office:value-type="float" office:value="6.697026875" calcext:value-type="float">
            <text:p>6.697026875</text:p>
          </table:table-cell>
          <table:table-cell table:formula="of:=POWER([.C70]-6.75;2)" office:value-type="float" office:value="0.00280615197226566" calcext:value-type="float">
            <text:p>0.0028061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08443" calcext:value-type="float">
            <text:p>6.508443</text:p>
          </table:table-cell>
          <table:table-cell office:value-type="float" office:value="6.702362825" calcext:value-type="float">
            <text:p>6.702362825</text:p>
          </table:table-cell>
          <table:table-cell table:formula="of:=POWER([.C71]-6.75;2)" office:value-type="float" office:value="0.00226930044198064" calcext:value-type="float">
            <text:p>0.00226930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3407" calcext:value-type="float">
            <text:p>6.3407</text:p>
          </table:table-cell>
          <table:table-cell office:value-type="float" office:value="6.7091506" calcext:value-type="float">
            <text:p>6.7091506</text:p>
          </table:table-cell>
          <table:table-cell table:formula="of:=POWER([.C72]-6.75;2)" office:value-type="float" office:value="0.00166867348035999" calcext:value-type="float">
            <text:p>0.00166867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63639" calcext:value-type="float">
            <text:p>6.563639</text:p>
          </table:table-cell>
          <table:table-cell office:value-type="float" office:value="6.71949" calcext:value-type="float">
            <text:p>6.71949</text:p>
          </table:table-cell>
          <table:table-cell table:formula="of:=POWER([.C73]-6.75;2)" office:value-type="float" office:value="0.000930860099999975" calcext:value-type="float">
            <text:p>0.000930860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90504" calcext:value-type="float">
            <text:p>6.590504</text:p>
          </table:table-cell>
          <table:table-cell office:value-type="float" office:value="6.7246122" calcext:value-type="float">
            <text:p>6.7246122</text:p>
          </table:table-cell>
          <table:table-cell table:formula="of:=POWER([.C74]-6.75;2)" office:value-type="float" office:value="0.000644540388839992" calcext:value-type="float">
            <text:p>0.000644540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49887" calcext:value-type="float">
            <text:p>6.649887</text:p>
          </table:table-cell>
          <table:table-cell office:value-type="float" office:value="6.730357675" calcext:value-type="float">
            <text:p>6.730357675</text:p>
          </table:table-cell>
          <table:table-cell table:formula="of:=POWER([.C75]-6.75;2)" office:value-type="float" office:value="0.000385820931405606" calcext:value-type="float">
            <text:p>0.00038582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68345" calcext:value-type="float">
            <text:p>6.68345</text:p>
          </table:table-cell>
          <table:table-cell office:value-type="float" office:value="6.7354784" calcext:value-type="float">
            <text:p>6.7354784</text:p>
          </table:table-cell>
          <table:table-cell table:formula="of:=POWER([.C76]-6.75;2)" office:value-type="float" office:value="0.000210876866560004" calcext:value-type="float">
            <text:p>0.00021087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90165" calcext:value-type="float">
            <text:p>6.690165</text:p>
          </table:table-cell>
          <table:table-cell office:value-type="float" office:value="6.73777385" calcext:value-type="float">
            <text:p>6.73777385</text:p>
          </table:table-cell>
          <table:table-cell table:formula="of:=POWER([.C77]-6.75;2)" office:value-type="float" office:value="0.000149478743822501" calcext:value-type="float">
            <text:p>0.000149478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699051" calcext:value-type="float">
            <text:p>6.699051</text:p>
          </table:table-cell>
          <table:table-cell office:value-type="float" office:value="6.732480475" calcext:value-type="float">
            <text:p>6.732480475</text:p>
          </table:table-cell>
          <table:table-cell table:formula="of:=POWER([.C78]-6.75;2)" office:value-type="float" office:value="0.000306933756225624" calcext:value-type="float">
            <text:p>0.00030693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25411" calcext:value-type="float">
            <text:p>6.725411</text:p>
          </table:table-cell>
          <table:table-cell office:value-type="float" office:value="6.7005418" calcext:value-type="float">
            <text:p>6.7005418</text:p>
          </table:table-cell>
          <table:table-cell table:formula="of:=POWER([.C79]-6.75;2)" office:value-type="float" office:value="0.00244611354724001" calcext:value-type="float">
            <text:p>0.002446113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59558" calcext:value-type="float">
            <text:p>6.759558</text:p>
          </table:table-cell>
          <table:table-cell office:value-type="float" office:value="6.732983825" calcext:value-type="float">
            <text:p>6.732983825</text:p>
          </table:table-cell>
          <table:table-cell table:formula="of:=POWER([.C80]-6.75;2)" office:value-type="float" office:value="0.000289550211630631" calcext:value-type="float">
            <text:p>0.00028955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90193" calcext:value-type="float">
            <text:p>6.790193</text:p>
          </table:table-cell>
          <table:table-cell office:value-type="float" office:value="6.737591225" calcext:value-type="float">
            <text:p>6.737591225</text:p>
          </table:table-cell>
          <table:table-cell table:formula="of:=POWER([.C81]-6.75;2)" office:value-type="float" office:value="0.000153977697000623" calcext:value-type="float">
            <text:p>0.000153977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816523" calcext:value-type="float">
            <text:p>6.816523</text:p>
          </table:table-cell>
          <table:table-cell office:value-type="float" office:value="6.73543595" calcext:value-type="float">
            <text:p>6.73543595</text:p>
          </table:table-cell>
          <table:table-cell table:formula="of:=POWER([.C82]-6.75;2)" office:value-type="float" office:value="0.000212111552402492" calcext:value-type="float">
            <text:p>0.00021211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38685" calcext:value-type="float">
            <text:p>6.838685</text:p>
          </table:table-cell>
          <table:table-cell office:value-type="float" office:value="6.7302866" calcext:value-type="float">
            <text:p>6.7302866</text:p>
          </table:table-cell>
          <table:table-cell table:formula="of:=POWER([.C83]-6.75;2)" office:value-type="float" office:value="0.000388618139559986" calcext:value-type="float">
            <text:p>0.000388618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849891" calcext:value-type="float">
            <text:p>6.849891</text:p>
          </table:table-cell>
          <table:table-cell office:value-type="float" office:value="6.724444475" calcext:value-type="float">
            <text:p>6.724444475</text:p>
          </table:table-cell>
          <table:table-cell table:formula="of:=POWER([.C84]-6.75;2)" office:value-type="float" office:value="0.000653084858025609" calcext:value-type="float">
            <text:p>0.000653084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8416" calcext:value-type="float">
            <text:p>6.8416</text:p>
          </table:table-cell>
          <table:table-cell office:value-type="float" office:value="6.719773875" calcext:value-type="float">
            <text:p>6.719773875</text:p>
          </table:table-cell>
          <table:table-cell table:formula="of:=POWER([.C85]-6.75;2)" office:value-type="float" office:value="0.000913618632515651" calcext:value-type="float">
            <text:p>0.00091361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13703" calcext:value-type="float">
            <text:p>6.813703</text:p>
          </table:table-cell>
          <table:table-cell office:value-type="float" office:value="6.717149525" calcext:value-type="float">
            <text:p>6.717149525</text:p>
          </table:table-cell>
          <table:table-cell table:formula="of:=POWER([.C86]-6.75;2)" office:value-type="float" office:value="0.00107915370772563" calcext:value-type="float">
            <text:p>0.001079153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78664" calcext:value-type="float">
            <text:p>6.778664</text:p>
          </table:table-cell>
          <table:table-cell office:value-type="float" office:value="6.716388725" calcext:value-type="float">
            <text:p>6.716388725</text:p>
          </table:table-cell>
          <table:table-cell table:formula="of:=POWER([.C87]-6.75;2)" office:value-type="float" office:value="0.00112971780712564" calcext:value-type="float">
            <text:p>0.001129717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51868" calcext:value-type="float">
            <text:p>6.751868</text:p>
          </table:table-cell>
          <table:table-cell office:value-type="float" office:value="6.71690755" calcext:value-type="float">
            <text:p>6.71690755</text:p>
          </table:table-cell>
          <table:table-cell table:formula="of:=POWER([.C88]-6.75;2)" office:value-type="float" office:value="0.00109511024700249" calcext:value-type="float">
            <text:p>0.00109511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33568" calcext:value-type="float">
            <text:p>6.733568</text:p>
          </table:table-cell>
          <table:table-cell office:value-type="float" office:value="6.718313125" calcext:value-type="float">
            <text:p>6.718313125</text:p>
          </table:table-cell>
          <table:table-cell table:formula="of:=POWER([.C89]-6.75;2)" office:value-type="float" office:value="0.00100405804726563" calcext:value-type="float">
            <text:p>0.0010040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07786" calcext:value-type="float">
            <text:p>6.707786</text:p>
          </table:table-cell>
          <table:table-cell office:value-type="float" office:value="6.72058125" calcext:value-type="float">
            <text:p>6.72058125</text:p>
          </table:table-cell>
          <table:table-cell table:formula="of:=POWER([.C90]-6.75;2)" office:value-type="float" office:value="0.000865462851562477" calcext:value-type="float">
            <text:p>0.000865462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642" calcext:value-type="float">
            <text:p>6.6642</text:p>
          </table:table-cell>
          <table:table-cell office:value-type="float" office:value="6.723918675" calcext:value-type="float">
            <text:p>6.723918675</text:p>
          </table:table-cell>
          <table:table-cell table:formula="of:=POWER([.C91]-6.75;2)" office:value-type="float" office:value="0.000680235513755616" calcext:value-type="float">
            <text:p>0.00068023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07826" calcext:value-type="float">
            <text:p>6.607826</text:p>
          </table:table-cell>
          <table:table-cell office:value-type="float" office:value="6.728429075" calcext:value-type="float">
            <text:p>6.728429075</text:p>
          </table:table-cell>
          <table:table-cell table:formula="of:=POWER([.C92]-6.75;2)" office:value-type="float" office:value="0.000465304805355616" calcext:value-type="float">
            <text:p>0.000465304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43403" calcext:value-type="float">
            <text:p>6.543403</text:p>
          </table:table-cell>
          <table:table-cell office:value-type="float" office:value="6.73397185" calcext:value-type="float">
            <text:p>6.73397185</text:p>
          </table:table-cell>
          <table:table-cell table:formula="of:=POWER([.C93]-6.75;2)" office:value-type="float" office:value="0.000256901592422511" calcext:value-type="float">
            <text:p>0.00025690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64551" calcext:value-type="float">
            <text:p>6.464551</text:p>
          </table:table-cell>
          <table:table-cell office:value-type="float" office:value="6.7404491" calcext:value-type="float">
            <text:p>6.7404491</text:p>
          </table:table-cell>
          <table:table-cell table:formula="of:=POWER([.C94]-6.75;2)" office:value-type="float" office:value="0.0000912196908099963" calcext:value-type="float">
            <text:p>9.12196908099963E-0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82839" calcext:value-type="float">
            <text:p>6.282839</text:p>
          </table:table-cell>
          <table:table-cell office:value-type="float" office:value="6.748076975" calcext:value-type="float">
            <text:p>6.748076975</text:p>
          </table:table-cell>
          <table:table-cell table:formula="of:=POWER([.C95]-6.75;2)" office:value-type="float" office:value="0.00000369802515062487" calcext:value-type="float">
            <text:p>0.00000369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88377" calcext:value-type="float">
            <text:p>6.688377</text:p>
          </table:table-cell>
          <table:table-cell office:value-type="float" office:value="6.75931075" calcext:value-type="float">
            <text:p>6.75931075</text:p>
          </table:table-cell>
          <table:table-cell table:formula="of:=POWER([.C96]-6.75;2)" office:value-type="float" office:value="0.0000866900655625006" calcext:value-type="float">
            <text:p>8.66900655625006E-0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98853" calcext:value-type="float">
            <text:p>6.598853</text:p>
          </table:table-cell>
          <table:table-cell office:value-type="float" office:value="6.759458825" calcext:value-type="float">
            <text:p>6.759458825</text:p>
          </table:table-cell>
          <table:table-cell table:formula="of:=POWER([.C97]-6.75;2)" office:value-type="float" office:value="0.0000894693703806303" calcext:value-type="float">
            <text:p>8.94693703806303E-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32217" calcext:value-type="float">
            <text:p>6.632217</text:p>
          </table:table-cell>
          <table:table-cell office:value-type="float" office:value="6.761101125" calcext:value-type="float">
            <text:p>6.761101125</text:p>
          </table:table-cell>
          <table:table-cell table:formula="of:=POWER([.C98]-6.75;2)" office:value-type="float" office:value="0.000123234976265619" calcext:value-type="float">
            <text:p>0.00012323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73331" calcext:value-type="float">
            <text:p>6.673331</text:p>
          </table:table-cell>
          <table:table-cell office:value-type="float" office:value="6.7613442" calcext:value-type="float">
            <text:p>6.7613442</text:p>
          </table:table-cell>
          <table:table-cell table:formula="of:=POWER([.C99]-6.75;2)" office:value-type="float" office:value="0.000128690873639998" calcext:value-type="float">
            <text:p>0.000128690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95962" calcext:value-type="float">
            <text:p>6.695962</text:p>
          </table:table-cell>
          <table:table-cell office:value-type="float" office:value="6.7598081" calcext:value-type="float">
            <text:p>6.7598081</text:p>
          </table:table-cell>
          <table:table-cell table:formula="of:=POWER([.C100]-6.75;2)" office:value-type="float" office:value="0.0000961988256099975" calcext:value-type="float">
            <text:p>9.61988256099975E-0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07301" calcext:value-type="float">
            <text:p>6.707301</text:p>
          </table:table-cell>
          <table:table-cell office:value-type="float" office:value="6.756384625" calcext:value-type="float">
            <text:p>6.756384625</text:p>
          </table:table-cell>
          <table:table-cell table:formula="of:=POWER([.C101]-6.75;2)" office:value-type="float" office:value="0.000040763436390624" calcext:value-type="float">
            <text:p>4.0763436390624E-0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29085" calcext:value-type="float">
            <text:p>6.729085</text:p>
          </table:table-cell>
          <table:table-cell office:value-type="float" office:value="6.749303075" calcext:value-type="float">
            <text:p>6.749303075</text:p>
          </table:table-cell>
          <table:table-cell table:formula="of:=POWER([.C102]-6.75;2)" office:value-type="float" office:value="0.000000485704455624634" calcext:value-type="float">
            <text:p>4.85704455624634E-0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70015" calcext:value-type="float">
            <text:p>6.770015</text:p>
          </table:table-cell>
          <table:table-cell office:value-type="float" office:value="6.762202275" calcext:value-type="float">
            <text:p>6.762202275</text:p>
          </table:table-cell>
          <table:table-cell table:formula="of:=POWER([.C103]-6.75;2)" office:value-type="float" office:value="0.000148895515175623" calcext:value-type="float">
            <text:p>0.000148895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14602" calcext:value-type="float">
            <text:p>6.814602</text:p>
          </table:table-cell>
          <table:table-cell office:value-type="float" office:value="6.761433475" calcext:value-type="float">
            <text:p>6.761433475</text:p>
          </table:table-cell>
          <table:table-cell table:formula="of:=POWER([.C104]-6.75;2)" office:value-type="float" office:value="0.000130724350575636" calcext:value-type="float">
            <text:p>0.00013072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42308" calcext:value-type="float">
            <text:p>6.842308</text:p>
          </table:table-cell>
          <table:table-cell office:value-type="float" office:value="6.757874275" calcext:value-type="float">
            <text:p>6.757874275</text:p>
          </table:table-cell>
          <table:table-cell table:formula="of:=POWER([.C105]-6.75;2)" office:value-type="float" office:value="0.0000620042067756222" calcext:value-type="float">
            <text:p>6.20042067756222E-0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852228" calcext:value-type="float">
            <text:p>6.852228</text:p>
          </table:table-cell>
          <table:table-cell office:value-type="float" office:value="6.752819875" calcext:value-type="float">
            <text:p>6.752819875</text:p>
          </table:table-cell>
          <table:table-cell table:formula="of:=POWER([.C106]-6.75;2)" office:value-type="float" office:value="0.00000795169501562578" calcext:value-type="float">
            <text:p>7.95169501562578E-0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57946" calcext:value-type="float">
            <text:p>6.857946</text:p>
          </table:table-cell>
          <table:table-cell office:value-type="float" office:value="6.74755505" calcext:value-type="float">
            <text:p>6.74755505</text:p>
          </table:table-cell>
          <table:table-cell table:formula="of:=POWER([.C107]-6.75;2)" office:value-type="float" office:value="0.00000597778050250055" calcext:value-type="float">
            <text:p>5.97778050250055E-0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862272" calcext:value-type="float">
            <text:p>6.862272</text:p>
          </table:table-cell>
          <table:table-cell office:value-type="float" office:value="6.74330475" calcext:value-type="float">
            <text:p>6.74330475</text:p>
          </table:table-cell>
          <table:table-cell table:formula="of:=POWER([.C108]-6.75;2)" office:value-type="float" office:value="0.0000448263725624991" calcext:value-type="float">
            <text:p>4.48263725624991E-0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52597" calcext:value-type="float">
            <text:p>6.852597</text:p>
          </table:table-cell>
          <table:table-cell office:value-type="float" office:value="6.740690675" calcext:value-type="float">
            <text:p>6.740690675</text:p>
          </table:table-cell>
          <table:table-cell table:formula="of:=POWER([.C109]-6.75;2)" office:value-type="float" office:value="0.0000866635319556298" calcext:value-type="float">
            <text:p>8.66635319556298E-00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21311" calcext:value-type="float">
            <text:p>6.821311</text:p>
          </table:table-cell>
          <table:table-cell office:value-type="float" office:value="6.739569425" calcext:value-type="float">
            <text:p>6.739569425</text:p>
          </table:table-cell>
          <table:table-cell table:formula="of:=POWER([.C110]-6.75;2)" office:value-type="float" office:value="0.000108796894830625" calcext:value-type="float">
            <text:p>0.000108796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79954" calcext:value-type="float">
            <text:p>6.779954</text:p>
          </table:table-cell>
          <table:table-cell office:value-type="float" office:value="6.7395487" calcext:value-type="float">
            <text:p>6.7395487</text:p>
          </table:table-cell>
          <table:table-cell table:formula="of:=POWER([.C111]-6.75;2)" office:value-type="float" office:value="0.000109229671689994" calcext:value-type="float">
            <text:p>0.000109229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54276" calcext:value-type="float">
            <text:p>6.754276</text:p>
          </table:table-cell>
          <table:table-cell office:value-type="float" office:value="6.7404926" calcext:value-type="float">
            <text:p>6.7404926</text:p>
          </table:table-cell>
          <table:table-cell table:formula="of:=POWER([.C112]-6.75;2)" office:value-type="float" office:value="0.0000903906547600074" calcext:value-type="float">
            <text:p>9.03906547600074E-0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68527" calcext:value-type="float">
            <text:p>6.768527</text:p>
          </table:table-cell>
          <table:table-cell office:value-type="float" office:value="6.74228035" calcext:value-type="float">
            <text:p>6.74228035</text:p>
          </table:table-cell>
          <table:table-cell table:formula="of:=POWER([.C113]-6.75;2)" office:value-type="float" office:value="0.0000595929961225046" calcext:value-type="float">
            <text:p>0.00005959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20323" calcext:value-type="float">
            <text:p>6.820323</text:p>
          </table:table-cell>
          <table:table-cell office:value-type="float" office:value="6.744193675" calcext:value-type="float">
            <text:p>6.744193675</text:p>
          </table:table-cell>
          <table:table-cell table:formula="of:=POWER([.C114]-6.75;2)" office:value-type="float" office:value="0.000033713410005625" calcext:value-type="float">
            <text:p>3.3713410005625E-00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54716" calcext:value-type="float">
            <text:p>6.854716</text:p>
          </table:table-cell>
          <table:table-cell office:value-type="float" office:value="6.7451376" calcext:value-type="float">
            <text:p>6.7451376</text:p>
          </table:table-cell>
          <table:table-cell table:formula="of:=POWER([.C115]-6.75;2)" office:value-type="float" office:value="0.0000236429337600037" calcext:value-type="float">
            <text:p>2.36429337600037E-00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75268" calcext:value-type="float">
            <text:p>6.775268</text:p>
          </table:table-cell>
          <table:table-cell office:value-type="float" office:value="6.745098075" calcext:value-type="float">
            <text:p>6.745098075</text:p>
          </table:table-cell>
          <table:table-cell table:formula="of:=POWER([.C116]-6.75;2)" office:value-type="float" office:value="0.0000240288687056291" calcext:value-type="float">
            <text:p>2.40288687056291E-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47843" calcext:value-type="float">
            <text:p>6.47843</text:p>
          </table:table-cell>
          <table:table-cell office:value-type="float" office:value="6.746466625" calcext:value-type="float">
            <text:p>6.746466625</text:p>
          </table:table-cell>
          <table:table-cell table:formula="of:=POWER([.C117]-6.75;2)" office:value-type="float" office:value="0.0000124847388906246" calcext:value-type="float">
            <text:p>1.24847388906246E-0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421504" calcext:value-type="float">
            <text:p>5.421504</text:p>
          </table:table-cell>
          <table:table-cell office:value-type="float" office:value="6.7543282" calcext:value-type="float">
            <text:p>6.7543282</text:p>
          </table:table-cell>
          <table:table-cell table:formula="of:=POWER([.C118]-6.75;2)" office:value-type="float" office:value="0.0000187333152399981" calcext:value-type="float">
            <text:p>1.87333152399981E-0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023092" calcext:value-type="float">
            <text:p>8.023092</text:p>
          </table:table-cell>
          <table:table-cell office:value-type="float" office:value="6.7875513" calcext:value-type="float">
            <text:p>6.7875513</text:p>
          </table:table-cell>
          <table:table-cell table:formula="of:=POWER([.C119]-6.75;2)" office:value-type="float" office:value="0.00141010013168997" calcext:value-type="float">
            <text:p>0.001410100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943854" calcext:value-type="float">
            <text:p>6.943854</text:p>
          </table:table-cell>
          <table:table-cell office:value-type="float" office:value="6.7548637" calcext:value-type="float">
            <text:p>6.7548637</text:p>
          </table:table-cell>
          <table:table-cell table:formula="of:=POWER([.C120]-6.75;2)" office:value-type="float" office:value="0.0000236555776899959" calcext:value-type="float">
            <text:p>2.36555776899959E-00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03982" calcext:value-type="float">
            <text:p>6.703982</text:p>
          </table:table-cell>
          <table:table-cell office:value-type="float" office:value="6.74855875" calcext:value-type="float">
            <text:p>6.74855875</text:p>
          </table:table-cell>
          <table:table-cell table:formula="of:=POWER([.C121]-6.75;2)" office:value-type="float" office:value="0.00000207720156250017" calcext:value-type="float">
            <text:p>2.07720156250017E-0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10549" calcext:value-type="float">
            <text:p>6.610549</text:p>
          </table:table-cell>
          <table:table-cell office:value-type="float" office:value="6.7475959" calcext:value-type="float">
            <text:p>6.7475959</text:p>
          </table:table-cell>
          <table:table-cell table:formula="of:=POWER([.C122]-6.75;2)" office:value-type="float" office:value="0.0000057796968099985" calcext:value-type="float">
            <text:p>5.7796968099985E-0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05" calcext:value-type="float">
            <text:p>6.605</text:p>
          </table:table-cell>
          <table:table-cell office:value-type="float" office:value="6.748079975" calcext:value-type="float">
            <text:p>6.748079975</text:p>
          </table:table-cell>
          <table:table-cell table:formula="of:=POWER([.C123]-6.75;2)" office:value-type="float" office:value="0.00000368649600062667" calcext:value-type="float">
            <text:p>3.68649600062667E-0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63067" calcext:value-type="float">
            <text:p>6.663067</text:p>
          </table:table-cell>
          <table:table-cell office:value-type="float" office:value="6.7481295" calcext:value-type="float">
            <text:p>6.7481295</text:p>
          </table:table-cell>
          <table:table-cell table:formula="of:=POWER([.C124]-6.75;2)" office:value-type="float" office:value="0.00000349877024999957" calcext:value-type="float">
            <text:p>3.49877024999957E-00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36626" calcext:value-type="float">
            <text:p>6.736626</text:p>
          </table:table-cell>
          <table:table-cell office:value-type="float" office:value="6.747790675" calcext:value-type="float">
            <text:p>6.747790675</text:p>
          </table:table-cell>
          <table:table-cell table:formula="of:=POWER([.C125]-6.75;2)" office:value-type="float" office:value="0.00000488111695562469" calcext:value-type="float">
            <text:p>4.88111695562469E-0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83271" calcext:value-type="float">
            <text:p>6.783271</text:p>
          </table:table-cell>
          <table:table-cell office:value-type="float" office:value="6.72258625" calcext:value-type="float">
            <text:p>6.72258625</text:p>
          </table:table-cell>
          <table:table-cell table:formula="of:=POWER([.C126]-6.75;2)" office:value-type="float" office:value="0.000751513689062501" calcext:value-type="float">
            <text:p>0.000751513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99417" calcext:value-type="float">
            <text:p>6.799417</text:p>
          </table:table-cell>
          <table:table-cell office:value-type="float" office:value="6.717004375" calcext:value-type="float">
            <text:p>6.717004375</text:p>
          </table:table-cell>
          <table:table-cell table:formula="of:=POWER([.C127]-6.75;2)" office:value-type="float" office:value="0.00108871126914062" calcext:value-type="float">
            <text:p>0.00108871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808091" calcext:value-type="float">
            <text:p>6.808091</text:p>
          </table:table-cell>
          <table:table-cell office:value-type="float" office:value="6.71297165" calcext:value-type="float">
            <text:p>6.71297165</text:p>
          </table:table-cell>
          <table:table-cell table:formula="of:=POWER([.C128]-6.75;2)" office:value-type="float" office:value="0.0013710987037225" calcext:value-type="float">
            <text:p>0.001371098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24293" calcext:value-type="float">
            <text:p>6.824293</text:p>
          </table:table-cell>
          <table:table-cell office:value-type="float" office:value="6.709482625" calcext:value-type="float">
            <text:p>6.709482625</text:p>
          </table:table-cell>
          <table:table-cell table:formula="of:=POWER([.C129]-6.75;2)" office:value-type="float" office:value="0.00164165767689065" calcext:value-type="float">
            <text:p>0.001641657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41283" calcext:value-type="float">
            <text:p>6.841283</text:p>
          </table:table-cell>
          <table:table-cell office:value-type="float" office:value="6.70578435" calcext:value-type="float">
            <text:p>6.70578435</text:p>
          </table:table-cell>
          <table:table-cell table:formula="of:=POWER([.C130]-6.75;2)" office:value-type="float" office:value="0.00195502370492249" calcext:value-type="float">
            <text:p>0.00195502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44616" calcext:value-type="float">
            <text:p>6.844616</text:p>
          </table:table-cell>
          <table:table-cell office:value-type="float" office:value="6.70190915" calcext:value-type="float">
            <text:p>6.70190915</text:p>
          </table:table-cell>
          <table:table-cell table:formula="of:=POWER([.C131]-6.75;2)" office:value-type="float" office:value="0.00231272985372253" calcext:value-type="float">
            <text:p>0.002312729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829537" calcext:value-type="float">
            <text:p>6.829537</text:p>
          </table:table-cell>
          <table:table-cell office:value-type="float" office:value="6.69863095" calcext:value-type="float">
            <text:p>6.69863095</text:p>
          </table:table-cell>
          <table:table-cell table:formula="of:=POWER([.C132]-6.75;2)" office:value-type="float" office:value="0.00263877929790249" calcext:value-type="float">
            <text:p>0.002638779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02493" calcext:value-type="float">
            <text:p>6.802493</text:p>
          </table:table-cell>
          <table:table-cell office:value-type="float" office:value="6.696768125" calcext:value-type="float">
            <text:p>6.696768125</text:p>
          </table:table-cell>
          <table:table-cell table:formula="of:=POWER([.C133]-6.75;2)" office:value-type="float" office:value="0.00283363251601561" calcext:value-type="float">
            <text:p>0.002833632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69666" calcext:value-type="float">
            <text:p>6.769666</text:p>
          </table:table-cell>
          <table:table-cell office:value-type="float" office:value="6.69654685" calcext:value-type="float">
            <text:p>6.69654685</text:p>
          </table:table-cell>
          <table:table-cell table:formula="of:=POWER([.C134]-6.75;2)" office:value-type="float" office:value="0.00285723924492252" calcext:value-type="float">
            <text:p>0.00285723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3219" calcext:value-type="float">
            <text:p>6.73219</text:p>
          </table:table-cell>
          <table:table-cell office:value-type="float" office:value="6.69767125" calcext:value-type="float">
            <text:p>6.69767125</text:p>
          </table:table-cell>
          <table:table-cell table:formula="of:=POWER([.C135]-6.75;2)" office:value-type="float" office:value="0.0027382980765625" calcext:value-type="float">
            <text:p>0.002738298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943" calcext:value-type="float">
            <text:p>6.6943</text:p>
          </table:table-cell>
          <table:table-cell office:value-type="float" office:value="6.69986" calcext:value-type="float">
            <text:p>6.69986</text:p>
          </table:table-cell>
          <table:table-cell table:formula="of:=POWER([.C136]-6.75;2)" office:value-type="float" office:value="0.00251401959999998" calcext:value-type="float">
            <text:p>0.00251401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64545" calcext:value-type="float">
            <text:p>6.664545</text:p>
          </table:table-cell>
          <table:table-cell office:value-type="float" office:value="6.70299645" calcext:value-type="float">
            <text:p>6.70299645</text:p>
          </table:table-cell>
          <table:table-cell table:formula="of:=POWER([.C137]-6.75;2)" office:value-type="float" office:value="0.00220933371260253" calcext:value-type="float">
            <text:p>0.002209333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4194" calcext:value-type="float">
            <text:p>6.64194</text:p>
          </table:table-cell>
          <table:table-cell office:value-type="float" office:value="6.706860525" calcext:value-type="float">
            <text:p>6.706860525</text:p>
          </table:table-cell>
          <table:table-cell table:formula="of:=POWER([.C138]-6.75;2)" office:value-type="float" office:value="0.00186101430327565" calcext:value-type="float">
            <text:p>0.00186101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11887" calcext:value-type="float">
            <text:p>6.611887</text:p>
          </table:table-cell>
          <table:table-cell office:value-type="float" office:value="6.7111191" calcext:value-type="float">
            <text:p>6.7111191</text:p>
          </table:table-cell>
          <table:table-cell table:formula="of:=POWER([.C139]-6.75;2)" office:value-type="float" office:value="0.00151172438480997" calcext:value-type="float">
            <text:p>0.001511724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59023" calcext:value-type="float">
            <text:p>6.559023</text:p>
          </table:table-cell>
          <table:table-cell office:value-type="float" office:value="6.7155979" calcext:value-type="float">
            <text:p>6.7155979</text:p>
          </table:table-cell>
          <table:table-cell table:formula="of:=POWER([.C140]-6.75;2)" office:value-type="float" office:value="0.00118350448441002" calcext:value-type="float">
            <text:p>0.00118350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424039" calcext:value-type="float">
            <text:p>6.424039</text:p>
          </table:table-cell>
          <table:table-cell office:value-type="float" office:value="6.720479925" calcext:value-type="float">
            <text:p>6.720479925</text:p>
          </table:table-cell>
          <table:table-cell table:formula="of:=POWER([.C141]-6.75;2)" office:value-type="float" office:value="0.000871434828005611" calcext:value-type="float">
            <text:p>0.000871434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245053" calcext:value-type="float">
            <text:p>7.245053</text:p>
          </table:table-cell>
          <table:table-cell office:value-type="float" office:value="6.7278448" calcext:value-type="float">
            <text:p>6.7278448</text:p>
          </table:table-cell>
          <table:table-cell table:formula="of:=POWER([.C142]-6.75;2)" office:value-type="float" office:value="0.000490852887040012" calcext:value-type="float">
            <text:p>0.000490852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39263" calcext:value-type="float">
            <text:p>6.739263</text:p>
          </table:table-cell>
          <table:table-cell office:value-type="float" office:value="6.714665475" calcext:value-type="float">
            <text:p>6.714665475</text:p>
          </table:table-cell>
          <table:table-cell table:formula="of:=POWER([.C143]-6.75;2)" office:value-type="float" office:value="0.0012485286569756" calcext:value-type="float">
            <text:p>0.001248528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72234" calcext:value-type="float">
            <text:p>6.672234</text:p>
          </table:table-cell>
          <table:table-cell office:value-type="float" office:value="6.7153021" calcext:value-type="float">
            <text:p>6.7153021</text:p>
          </table:table-cell>
          <table:table-cell table:formula="of:=POWER([.C144]-6.75;2)" office:value-type="float" office:value="0.00120394426441002" calcext:value-type="float">
            <text:p>0.00120394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40132" calcext:value-type="float">
            <text:p>6.640132</text:p>
          </table:table-cell>
          <table:table-cell office:value-type="float" office:value="6.718511575" calcext:value-type="float">
            <text:p>6.718511575</text:p>
          </table:table-cell>
          <table:table-cell table:formula="of:=POWER([.C145]-6.75;2)" office:value-type="float" office:value="0.000991520908980628" calcext:value-type="float">
            <text:p>0.000991520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41635" calcext:value-type="float">
            <text:p>6.641635</text:p>
          </table:table-cell>
          <table:table-cell office:value-type="float" office:value="6.720730675" calcext:value-type="float">
            <text:p>6.720730675</text:p>
          </table:table-cell>
          <table:table-cell table:formula="of:=POWER([.C146]-6.75;2)" office:value-type="float" office:value="0.0008566933859556" calcext:value-type="float">
            <text:p>0.000856693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87934" calcext:value-type="float">
            <text:p>6.687934</text:p>
          </table:table-cell>
          <table:table-cell office:value-type="float" office:value="6.7174283" calcext:value-type="float">
            <text:p>6.7174283</text:p>
          </table:table-cell>
          <table:table-cell table:formula="of:=POWER([.C147]-6.75;2)" office:value-type="float" office:value="0.00106091564089001" calcext:value-type="float">
            <text:p>0.001060915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57709" calcext:value-type="float">
            <text:p>6.757709</text:p>
          </table:table-cell>
          <table:table-cell office:value-type="float" office:value="6.703453675" calcext:value-type="float">
            <text:p>6.703453675</text:p>
          </table:table-cell>
          <table:table-cell table:formula="of:=POWER([.C148]-6.75;2)" office:value-type="float" office:value="0.00216656037100558" calcext:value-type="float">
            <text:p>0.002166560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807747" calcext:value-type="float">
            <text:p>6.807747</text:p>
          </table:table-cell>
          <table:table-cell office:value-type="float" office:value="6.687734675" calcext:value-type="float">
            <text:p>6.687734675</text:p>
          </table:table-cell>
          <table:table-cell table:formula="of:=POWER([.C149]-6.75;2)" office:value-type="float" office:value="0.00387697069735566" calcext:value-type="float">
            <text:p>0.00387697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20482" calcext:value-type="float">
            <text:p>6.820482</text:p>
          </table:table-cell>
          <table:table-cell office:value-type="float" office:value="6.688290325" calcext:value-type="float">
            <text:p>6.688290325</text:p>
          </table:table-cell>
          <table:table-cell table:formula="of:=POWER([.C150]-6.75;2)" office:value-type="float" office:value="0.00380808398860556" calcext:value-type="float">
            <text:p>0.0038080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1771" calcext:value-type="float">
            <text:p>6.81771</text:p>
          </table:table-cell>
          <table:table-cell office:value-type="float" office:value="6.683761725" calcext:value-type="float">
            <text:p>6.683761725</text:p>
          </table:table-cell>
          <table:table-cell table:formula="of:=POWER([.C151]-6.75;2)" office:value-type="float" office:value="0.00438750907497561" calcext:value-type="float">
            <text:p>0.004387509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25786" calcext:value-type="float">
            <text:p>6.825786</text:p>
          </table:table-cell>
          <table:table-cell office:value-type="float" office:value="6.678947675" calcext:value-type="float">
            <text:p>6.678947675</text:p>
          </table:table-cell>
          <table:table-cell table:formula="of:=POWER([.C152]-6.75;2)" office:value-type="float" office:value="0.00504843288790564" calcext:value-type="float">
            <text:p>0.00504843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4506" calcext:value-type="float">
            <text:p>6.84506</text:p>
          </table:table-cell>
          <table:table-cell office:value-type="float" office:value="6.674603525" calcext:value-type="float">
            <text:p>6.674603525</text:p>
          </table:table-cell>
          <table:table-cell table:formula="of:=POWER([.C153]-6.75;2)" office:value-type="float" office:value="0.00568462844242559" calcext:value-type="float">
            <text:p>0.005684628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5808" calcext:value-type="float">
            <text:p>6.85808</text:p>
          </table:table-cell>
          <table:table-cell office:value-type="float" office:value="6.670939525" calcext:value-type="float">
            <text:p>6.670939525</text:p>
          </table:table-cell>
          <table:table-cell table:formula="of:=POWER([.C154]-6.75;2)" office:value-type="float" office:value="0.00625055870722568" calcext:value-type="float">
            <text:p>0.006250558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53135" calcext:value-type="float">
            <text:p>6.853135</text:p>
          </table:table-cell>
          <table:table-cell office:value-type="float" office:value="6.668264925" calcext:value-type="float">
            <text:p>6.668264925</text:p>
          </table:table-cell>
          <table:table-cell table:formula="of:=POWER([.C155]-6.75;2)" office:value-type="float" office:value="0.00668062248525564" calcext:value-type="float">
            <text:p>0.006680622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3001" calcext:value-type="float">
            <text:p>6.83001</text:p>
          </table:table-cell>
          <table:table-cell office:value-type="float" office:value="6.6667121" calcext:value-type="float">
            <text:p>6.6667121</text:p>
          </table:table-cell>
          <table:table-cell table:formula="of:=POWER([.C156]-6.75;2)" office:value-type="float" office:value="0.00693687428641003" calcext:value-type="float">
            <text:p>0.006936874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92893" calcext:value-type="float">
            <text:p>6.792893</text:p>
          </table:table-cell>
          <table:table-cell office:value-type="float" office:value="6.6661886" calcext:value-type="float">
            <text:p>6.6661886</text:p>
          </table:table-cell>
          <table:table-cell table:formula="of:=POWER([.C157]-6.75;2)" office:value-type="float" office:value="0.00702435076996002" calcext:value-type="float">
            <text:p>0.007024350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50428" calcext:value-type="float">
            <text:p>6.750428</text:p>
          </table:table-cell>
          <table:table-cell office:value-type="float" office:value="6.66674725" calcext:value-type="float">
            <text:p>6.66674725</text:p>
          </table:table-cell>
          <table:table-cell table:formula="of:=POWER([.C158]-6.75;2)" office:value-type="float" office:value="0.00693102038256246" calcext:value-type="float">
            <text:p>0.006931020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15588" calcext:value-type="float">
            <text:p>6.715588</text:p>
          </table:table-cell>
          <table:table-cell office:value-type="float" office:value="6.6686819" calcext:value-type="float">
            <text:p>6.6686819</text:p>
          </table:table-cell>
          <table:table-cell table:formula="of:=POWER([.C159]-6.75;2)" office:value-type="float" office:value="0.00661263338760997" calcext:value-type="float">
            <text:p>0.006612633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91656" calcext:value-type="float">
            <text:p>6.691656</text:p>
          </table:table-cell>
          <table:table-cell office:value-type="float" office:value="6.67208075" calcext:value-type="float">
            <text:p>6.67208075</text:p>
          </table:table-cell>
          <table:table-cell table:formula="of:=POWER([.C160]-6.75;2)" office:value-type="float" office:value="0.00607140952056248" calcext:value-type="float">
            <text:p>0.006071409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65468" calcext:value-type="float">
            <text:p>6.665468</text:p>
          </table:table-cell>
          <table:table-cell office:value-type="float" office:value="6.6765275" calcext:value-type="float">
            <text:p>6.6765275</text:p>
          </table:table-cell>
          <table:table-cell table:formula="of:=POWER([.C161]-6.75;2)" office:value-type="float" office:value="0.00539820825625004" calcext:value-type="float">
            <text:p>0.005398208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629912" calcext:value-type="float">
            <text:p>6.629912</text:p>
          </table:table-cell>
          <table:table-cell office:value-type="float" office:value="6.68140565" calcext:value-type="float">
            <text:p>6.68140565</text:p>
          </table:table-cell>
          <table:table-cell table:formula="of:=POWER([.C162]-6.75;2)" office:value-type="float" office:value="0.00470518485192246" calcext:value-type="float">
            <text:p>0.004705184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06981" calcext:value-type="float">
            <text:p>6.606981</text:p>
          </table:table-cell>
          <table:table-cell office:value-type="float" office:value="6.686230025" calcext:value-type="float">
            <text:p>6.686230025</text:p>
          </table:table-cell>
          <table:table-cell table:formula="of:=POWER([.C163]-6.75;2)" office:value-type="float" office:value="0.00406660971150057" calcext:value-type="float">
            <text:p>0.004066609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49514" calcext:value-type="float">
            <text:p>6.649514</text:p>
          </table:table-cell>
          <table:table-cell office:value-type="float" office:value="6.6904659" calcext:value-type="float">
            <text:p>6.6904659</text:p>
          </table:table-cell>
          <table:table-cell table:formula="of:=POWER([.C164]-6.75;2)" office:value-type="float" office:value="0.00354430906281006" calcext:value-type="float">
            <text:p>0.003544309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28449" calcext:value-type="float">
            <text:p>5.728449</text:p>
          </table:table-cell>
          <table:table-cell office:value-type="float" office:value="6.692774625" calcext:value-type="float">
            <text:p>6.692774625</text:p>
          </table:table-cell>
          <table:table-cell table:formula="of:=POWER([.C165]-6.75;2)" office:value-type="float" office:value="0.0032747435438906" calcext:value-type="float">
            <text:p>0.00327474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559996" calcext:value-type="float">
            <text:p>6.559996</text:p>
          </table:table-cell>
          <table:table-cell office:value-type="float" office:value="6.717580975" calcext:value-type="float">
            <text:p>6.717580975</text:p>
          </table:table-cell>
          <table:table-cell table:formula="of:=POWER([.C166]-6.75;2)" office:value-type="float" office:value="0.00105099318195064" calcext:value-type="float">
            <text:p>0.001050993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38108" calcext:value-type="float">
            <text:p>6.638108</text:p>
          </table:table-cell>
          <table:table-cell office:value-type="float" office:value="6.72109665" calcext:value-type="float">
            <text:p>6.72109665</text:p>
          </table:table-cell>
          <table:table-cell table:formula="of:=POWER([.C167]-6.75;2)" office:value-type="float" office:value="0.000835403641222513" calcext:value-type="float">
            <text:p>0.000835403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6853" calcext:value-type="float">
            <text:p>6.66853</text:p>
          </table:table-cell>
          <table:table-cell office:value-type="float" office:value="6.722031675" calcext:value-type="float">
            <text:p>6.72203167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76362" calcext:value-type="float">
            <text:p>6.676362</text:p>
          </table:table-cell>
          <table:table-cell office:value-type="float" office:value="6.7216031" calcext:value-type="float">
            <text:p>6.721603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86275" calcext:value-type="float">
            <text:p>6.686275</text:p>
          </table:table-cell>
          <table:table-cell office:value-type="float" office:value="6.72075685" calcext:value-type="float">
            <text:p>6.7207568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13488" calcext:value-type="float">
            <text:p>6.713488</text:p>
          </table:table-cell>
          <table:table-cell office:value-type="float" office:value="6.72087415" calcext:value-type="float">
            <text:p>6.7208741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55024" calcext:value-type="float">
            <text:p>6.755024</text:p>
          </table:table-cell>
          <table:table-cell office:value-type="float" office:value="6.73680005" calcext:value-type="float">
            <text:p>6.7368000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93642" calcext:value-type="float">
            <text:p>6.793642</text:p>
          </table:table-cell>
          <table:table-cell office:value-type="float" office:value="6.726513775" calcext:value-type="float">
            <text:p>6.7265137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14642" calcext:value-type="float">
            <text:p>6.814642</text:p>
          </table:table-cell>
          <table:table-cell office:value-type="float" office:value="6.720513425" calcext:value-type="float">
            <text:p>6.72051342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1974" calcext:value-type="float">
            <text:p>6.81974</text:p>
          </table:table-cell>
          <table:table-cell office:value-type="float" office:value="6.716449375" calcext:value-type="float">
            <text:p>6.71644937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19758" calcext:value-type="float">
            <text:p>6.819758</text:p>
          </table:table-cell>
          <table:table-cell office:value-type="float" office:value="6.7134836" calcext:value-type="float">
            <text:p>6.71348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19108" calcext:value-type="float">
            <text:p>6.819108</text:p>
          </table:table-cell>
          <table:table-cell office:value-type="float" office:value="6.710832925" calcext:value-type="float">
            <text:p>6.71083292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812283" calcext:value-type="float">
            <text:p>6.812283</text:p>
          </table:table-cell>
          <table:table-cell office:value-type="float" office:value="6.708245475" calcext:value-type="float">
            <text:p>6.7082454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91039" calcext:value-type="float">
            <text:p>6.791039</text:p>
          </table:table-cell>
          <table:table-cell office:value-type="float" office:value="6.70627765" calcext:value-type="float">
            <text:p>6.706277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54304" calcext:value-type="float">
            <text:p>6.754304</text:p>
          </table:table-cell>
          <table:table-cell office:value-type="float" office:value="6.705793375" calcext:value-type="float">
            <text:p>6.7057933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18634" calcext:value-type="float">
            <text:p>6.718634</text:p>
          </table:table-cell>
          <table:table-cell office:value-type="float" office:value="6.7071981" calcext:value-type="float">
            <text:p>6.707198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1788" calcext:value-type="float">
            <text:p>6.71788</text:p>
          </table:table-cell>
          <table:table-cell office:value-type="float" office:value="6.7100316" calcext:value-type="float">
            <text:p>6.710031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64728" calcext:value-type="float">
            <text:p>6.764728</text:p>
          </table:table-cell>
          <table:table-cell office:value-type="float" office:value="6.7130034" calcext:value-type="float">
            <text:p>6.713003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00613" calcext:value-type="float">
            <text:p>6.800613</text:p>
          </table:table-cell>
          <table:table-cell office:value-type="float" office:value="6.714747825" calcext:value-type="float">
            <text:p>6.7147478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28896" calcext:value-type="float">
            <text:p>6.728896</text:p>
          </table:table-cell>
          <table:table-cell office:value-type="float" office:value="6.715413475" calcext:value-type="float">
            <text:p>6.7154134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0954" calcext:value-type="float">
            <text:p>6.50954</text:p>
          </table:table-cell>
          <table:table-cell office:value-type="float" office:value="6.717441675" calcext:value-type="float">
            <text:p>6.71744167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28949" calcext:value-type="float">
            <text:p>6.128949</text:p>
          </table:table-cell>
          <table:table-cell office:value-type="float" office:value="6.7242107" calcext:value-type="float">
            <text:p>6.724210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28949" calcext:value-type="float">
            <text:p>6.128949</text:p>
          </table:table-cell>
          <table:table-cell office:value-type="float" office:value="6.7395403" calcext:value-type="float">
            <text:p>6.739540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29973" calcext:value-type="float">
            <text:p>6.829973</text:p>
          </table:table-cell>
          <table:table-cell office:value-type="float" office:value="6.7540444" calcext:value-type="float">
            <text:p>6.754044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39338" calcext:value-type="float">
            <text:p>6.639338</text:p>
          </table:table-cell>
          <table:table-cell office:value-type="float" office:value="6.75069575" calcext:value-type="float">
            <text:p>6.750695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25148" calcext:value-type="float">
            <text:p>6.625148</text:p>
          </table:table-cell>
          <table:table-cell office:value-type="float" office:value="6.7520875" calcext:value-type="float">
            <text:p>6.752087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5202" calcext:value-type="float">
            <text:p>6.65202</text:p>
          </table:table-cell>
          <table:table-cell office:value-type="float" office:value="6.75338175" calcext:value-type="float">
            <text:p>6.7533817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985" calcext:value-type="float">
            <text:p>6.6985</text:p>
          </table:table-cell>
          <table:table-cell office:value-type="float" office:value="6.752768875" calcext:value-type="float">
            <text:p>6.75276887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51096" calcext:value-type="float">
            <text:p>6.751096</text:p>
          </table:table-cell>
          <table:table-cell office:value-type="float" office:value="6.749097225" calcext:value-type="float">
            <text:p>6.7490972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91022" calcext:value-type="float">
            <text:p>6.791022</text:p>
          </table:table-cell>
          <table:table-cell office:value-type="float" office:value="6.737312025" calcext:value-type="float">
            <text:p>6.73731202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0907" calcext:value-type="float">
            <text:p>6.80907</text:p>
          </table:table-cell>
          <table:table-cell office:value-type="float" office:value="6.739759125" calcext:value-type="float">
            <text:p>6.73975912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15239" calcext:value-type="float">
            <text:p>6.815239</text:p>
          </table:table-cell>
          <table:table-cell office:value-type="float" office:value="6.737957875" calcext:value-type="float">
            <text:p>6.73795787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27814" calcext:value-type="float">
            <text:p>6.827814</text:p>
          </table:table-cell>
          <table:table-cell office:value-type="float" office:value="6.7349453" calcext:value-type="float">
            <text:p>6.734945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51542" calcext:value-type="float">
            <text:p>6.851542</text:p>
          </table:table-cell>
          <table:table-cell office:value-type="float" office:value="6.731293775" calcext:value-type="float">
            <text:p>6.73129377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69526" calcext:value-type="float">
            <text:p>6.869526</text:p>
          </table:table-cell>
          <table:table-cell office:value-type="float" office:value="6.72744215" calcext:value-type="float">
            <text:p>6.7274421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60594" calcext:value-type="float">
            <text:p>6.860594</text:p>
          </table:table-cell>
          <table:table-cell office:value-type="float" office:value="6.723944675" calcext:value-type="float">
            <text:p>6.72394467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22887" calcext:value-type="float">
            <text:p>6.822887</text:p>
          </table:table-cell>
          <table:table-cell office:value-type="float" office:value="6.721376625" calcext:value-type="float">
            <text:p>6.7213766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76416" calcext:value-type="float">
            <text:p>6.776416</text:p>
          </table:table-cell>
          <table:table-cell office:value-type="float" office:value="6.720170375" calcext:value-type="float">
            <text:p>6.72017037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41863" calcext:value-type="float">
            <text:p>6.741863</text:p>
          </table:table-cell>
          <table:table-cell office:value-type="float" office:value="6.720526175" calcext:value-type="float">
            <text:p>6.72052617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20703" calcext:value-type="float">
            <text:p>6.720703</text:p>
          </table:table-cell>
          <table:table-cell office:value-type="float" office:value="6.7224346" calcext:value-type="float">
            <text:p>6.722434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00623" calcext:value-type="float">
            <text:p>6.700623</text:p>
          </table:table-cell>
          <table:table-cell office:value-type="float" office:value="6.725715825" calcext:value-type="float">
            <text:p>6.72571582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75509" calcext:value-type="float">
            <text:p>6.675509</text:p>
          </table:table-cell>
          <table:table-cell office:value-type="float" office:value="6.7299363" calcext:value-type="float">
            <text:p>6.729936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51387" calcext:value-type="float">
            <text:p>6.651387</text:p>
          </table:table-cell>
          <table:table-cell office:value-type="float" office:value="6.73440475" calcext:value-type="float">
            <text:p>6.7344047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42512" calcext:value-type="float">
            <text:p>6.642512</text:p>
          </table:table-cell>
          <table:table-cell office:value-type="float" office:value="6.73855995" calcext:value-type="float">
            <text:p>6.7385599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90967" calcext:value-type="float">
            <text:p>6.690967</text:p>
          </table:table-cell>
          <table:table-cell office:value-type="float" office:value="6.74222815" calcext:value-type="float">
            <text:p>6.7422281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350524" calcext:value-type="float">
            <text:p>7.350524</text:p>
          </table:table-cell>
          <table:table-cell office:value-type="float" office:value="6.744540625" calcext:value-type="float">
            <text:p>6.7445406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43573" calcext:value-type="float">
            <text:p>6.343573</text:p>
          </table:table-cell>
          <table:table-cell office:value-type="float" office:value="6.73030085" calcext:value-type="float">
            <text:p>6.7303008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53628" calcext:value-type="float">
            <text:p>6.553628</text:p>
          </table:table-cell>
          <table:table-cell office:value-type="float" office:value="6.740481375" calcext:value-type="float">
            <text:p>6.74048137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5208" calcext:value-type="float">
            <text:p>6.65208</text:p>
          </table:table-cell>
          <table:table-cell office:value-type="float" office:value="6.74389915" calcext:value-type="float">
            <text:p>6.743899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01109" calcext:value-type="float">
            <text:p>6.701109</text:p>
          </table:table-cell>
          <table:table-cell office:value-type="float" office:value="6.743612975" calcext:value-type="float">
            <text:p>6.7436129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13731" calcext:value-type="float">
            <text:p>6.713731</text:p>
          </table:table-cell>
          <table:table-cell office:value-type="float" office:value="6.74276565" calcext:value-type="float">
            <text:p>6.7427656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1561" calcext:value-type="float">
            <text:p>6.71561</text:p>
          </table:table-cell>
          <table:table-cell office:value-type="float" office:value="6.74651" calcext:value-type="float">
            <text:p>6.7465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3357" calcext:value-type="float">
            <text:p>6.73357</text:p>
          </table:table-cell>
          <table:table-cell office:value-type="float" office:value="6.772387725" calcext:value-type="float">
            <text:p>6.7723877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71668" calcext:value-type="float">
            <text:p>6.771668</text:p>
          </table:table-cell>
          <table:table-cell office:value-type="float" office:value="6.7258161" calcext:value-type="float">
            <text:p>6.725816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10493" calcext:value-type="float">
            <text:p>6.810493</text:p>
          </table:table-cell>
          <table:table-cell office:value-type="float" office:value="6.7161778" calcext:value-type="float">
            <text:p>6.716177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31974" calcext:value-type="float">
            <text:p>6.831974</text:p>
          </table:table-cell>
          <table:table-cell office:value-type="float" office:value="6.7150199" calcext:value-type="float">
            <text:p>6.71501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36752" calcext:value-type="float">
            <text:p>6.836752</text:p>
          </table:table-cell>
          <table:table-cell office:value-type="float" office:value="6.716626325" calcext:value-type="float">
            <text:p>6.71662632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34505" calcext:value-type="float">
            <text:p>6.834505</text:p>
          </table:table-cell>
          <table:table-cell office:value-type="float" office:value="6.717761075" calcext:value-type="float">
            <text:p>6.71776107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27239" calcext:value-type="float">
            <text:p>6.827239</text:p>
          </table:table-cell>
          <table:table-cell office:value-type="float" office:value="6.717244175" calcext:value-type="float">
            <text:p>6.71724417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10024" calcext:value-type="float">
            <text:p>6.810024</text:p>
          </table:table-cell>
          <table:table-cell office:value-type="float" office:value="6.7156304" calcext:value-type="float">
            <text:p>6.715630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80301" calcext:value-type="float">
            <text:p>6.780301</text:p>
          </table:table-cell>
          <table:table-cell office:value-type="float" office:value="6.71424745" calcext:value-type="float">
            <text:p>6.7142474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42133" calcext:value-type="float">
            <text:p>6.742133</text:p>
          </table:table-cell>
          <table:table-cell office:value-type="float" office:value="6.71420585" calcext:value-type="float">
            <text:p>6.7142058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09113" calcext:value-type="float">
            <text:p>6.709113</text:p>
          </table:table-cell>
          <table:table-cell office:value-type="float" office:value="6.715909775" calcext:value-type="float">
            <text:p>6.71590977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96027" calcext:value-type="float">
            <text:p>6.696027</text:p>
          </table:table-cell>
          <table:table-cell office:value-type="float" office:value="6.719018025" calcext:value-type="float">
            <text:p>6.7190180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95008" calcext:value-type="float">
            <text:p>6.695008</text:p>
          </table:table-cell>
          <table:table-cell office:value-type="float" office:value="6.722700175" calcext:value-type="float">
            <text:p>6.7227001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76918" calcext:value-type="float">
            <text:p>6.676918</text:p>
          </table:table-cell>
          <table:table-cell office:value-type="float" office:value="6.7262673" calcext:value-type="float">
            <text:p>6.726267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27505" calcext:value-type="float">
            <text:p>6.627505</text:p>
          </table:table-cell>
          <table:table-cell office:value-type="float" office:value="6.729733675" calcext:value-type="float">
            <text:p>6.72973367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51634" calcext:value-type="float">
            <text:p>6.551634</text:p>
          </table:table-cell>
          <table:table-cell office:value-type="float" office:value="6.733627" calcext:value-type="float">
            <text:p>6.73362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279688" calcext:value-type="float">
            <text:p>6.279688</text:p>
          </table:table-cell>
          <table:table-cell office:value-type="float" office:value="6.7386448" calcext:value-type="float">
            <text:p>6.738644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88906" calcext:value-type="float">
            <text:p>6.888906</text:p>
          </table:table-cell>
          <table:table-cell office:value-type="float" office:value="6.74990465" calcext:value-type="float">
            <text:p>6.7499046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3702" calcext:value-type="float">
            <text:p>6.73702</text:p>
          </table:table-cell>
          <table:table-cell office:value-type="float" office:value="6.745502675" calcext:value-type="float">
            <text:p>6.74550267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94736" calcext:value-type="float">
            <text:p>6.694736</text:p>
          </table:table-cell>
          <table:table-cell office:value-type="float" office:value="6.74432025" calcext:value-type="float">
            <text:p>6.7443202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81753" calcext:value-type="float">
            <text:p>6.681753</text:p>
          </table:table-cell>
          <table:table-cell office:value-type="float" office:value="6.743259425" calcext:value-type="float">
            <text:p>6.7432594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97477" calcext:value-type="float">
            <text:p>6.697477</text:p>
          </table:table-cell>
          <table:table-cell office:value-type="float" office:value="6.741243075" calcext:value-type="float">
            <text:p>6.74124307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29627" calcext:value-type="float">
            <text:p>6.729627</text:p>
          </table:table-cell>
          <table:table-cell office:value-type="float" office:value="6.737382225" calcext:value-type="float">
            <text:p>6.7373822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57872" calcext:value-type="float">
            <text:p>6.757872</text:p>
          </table:table-cell>
          <table:table-cell office:value-type="float" office:value="6.730615725" calcext:value-type="float">
            <text:p>6.73061572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74637" calcext:value-type="float">
            <text:p>6.774637</text:p>
          </table:table-cell>
          <table:table-cell office:value-type="float" office:value="6.73002635" calcext:value-type="float">
            <text:p>6.7300263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90648" calcext:value-type="float">
            <text:p>6.790648</text:p>
          </table:table-cell>
          <table:table-cell office:value-type="float" office:value="6.725732675" calcext:value-type="float">
            <text:p>6.72573267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182" calcext:value-type="float">
            <text:p>6.8182</text:p>
          </table:table-cell>
          <table:table-cell office:value-type="float" office:value="6.72126075" calcext:value-type="float">
            <text:p>6.721260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51952" calcext:value-type="float">
            <text:p>6.851952</text:p>
          </table:table-cell>
          <table:table-cell office:value-type="float" office:value="6.71705995" calcext:value-type="float">
            <text:p>6.71705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69442" calcext:value-type="float">
            <text:p>6.869442</text:p>
          </table:table-cell>
          <table:table-cell office:value-type="float" office:value="6.713354225" calcext:value-type="float">
            <text:p>6.7133542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54247" calcext:value-type="float">
            <text:p>6.854247</text:p>
          </table:table-cell>
          <table:table-cell office:value-type="float" office:value="6.7103487" calcext:value-type="float">
            <text:p>6.710348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17595" calcext:value-type="float">
            <text:p>6.817595</text:p>
          </table:table-cell>
          <table:table-cell office:value-type="float" office:value="6.708260475" calcext:value-type="float">
            <text:p>6.70826047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8924" calcext:value-type="float">
            <text:p>6.78924</text:p>
          </table:table-cell>
          <table:table-cell office:value-type="float" office:value="6.707312375" calcext:value-type="float">
            <text:p>6.70731237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83466" calcext:value-type="float">
            <text:p>6.783466</text:p>
          </table:table-cell>
          <table:table-cell office:value-type="float" office:value="6.7075271" calcext:value-type="float">
            <text:p>6.707527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80933" calcext:value-type="float">
            <text:p>6.780933</text:p>
          </table:table-cell>
          <table:table-cell office:value-type="float" office:value="6.708639125" calcext:value-type="float">
            <text:p>6.70863912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50794" calcext:value-type="float">
            <text:p>6.750794</text:p>
          </table:table-cell>
          <table:table-cell office:value-type="float" office:value="6.710479075" calcext:value-type="float">
            <text:p>6.7104790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90339" calcext:value-type="float">
            <text:p>6.690339</text:p>
          </table:table-cell>
          <table:table-cell office:value-type="float" office:value="6.7133251" calcext:value-type="float">
            <text:p>6.713325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40633" calcext:value-type="float">
            <text:p>6.640633</text:p>
          </table:table-cell>
          <table:table-cell office:value-type="float" office:value="6.717480525" calcext:value-type="float">
            <text:p>6.7174805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67216" calcext:value-type="float">
            <text:p>6.667216</text:p>
          </table:table-cell>
          <table:table-cell office:value-type="float" office:value="6.722318675" calcext:value-type="float">
            <text:p>6.7223186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63505" calcext:value-type="float">
            <text:p>6.863505</text:p>
          </table:table-cell>
          <table:table-cell office:value-type="float" office:value="6.7257261" calcext:value-type="float">
            <text:p>6.725726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750719" calcext:value-type="float">
            <text:p>7.750719</text:p>
          </table:table-cell>
          <table:table-cell office:value-type="float" office:value="6.72346685" calcext:value-type="float">
            <text:p>6.7234668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870705" calcext:value-type="float">
            <text:p>4.870705</text:p>
          </table:table-cell>
          <table:table-cell office:value-type="float" office:value="6.69842705" calcext:value-type="float">
            <text:p>6.6984270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386136" calcext:value-type="float">
            <text:p>6.386136</text:p>
          </table:table-cell>
          <table:table-cell office:value-type="float" office:value="6.74491655" calcext:value-type="float">
            <text:p>6.7449165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64177" calcext:value-type="float">
            <text:p>6.764177</text:p>
          </table:table-cell>
          <table:table-cell office:value-type="float" office:value="6.75300315" calcext:value-type="float">
            <text:p>6.7530031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96231" calcext:value-type="float">
            <text:p>6.896231</text:p>
          </table:table-cell>
          <table:table-cell office:value-type="float" office:value="6.7508908" calcext:value-type="float">
            <text:p>6.750890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82142" calcext:value-type="float">
            <text:p>6.882142</text:p>
          </table:table-cell>
          <table:table-cell office:value-type="float" office:value="6.74452605" calcext:value-type="float">
            <text:p>6.7445260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13829" calcext:value-type="float">
            <text:p>6.813829</text:p>
          </table:table-cell>
          <table:table-cell office:value-type="float" office:value="6.737782625" calcext:value-type="float">
            <text:p>6.7377826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62688" calcext:value-type="float">
            <text:p>6.762688</text:p>
          </table:table-cell>
          <table:table-cell office:value-type="float" office:value="6.73391395" calcext:value-type="float">
            <text:p>6.7339139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4706" calcext:value-type="float">
            <text:p>6.754706</text:p>
          </table:table-cell>
          <table:table-cell office:value-type="float" office:value="6.705212125" calcext:value-type="float">
            <text:p>6.70521212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78637" calcext:value-type="float">
            <text:p>6.778637</text:p>
          </table:table-cell>
          <table:table-cell office:value-type="float" office:value="6.6947106" calcext:value-type="float">
            <text:p>6.694710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1029" calcext:value-type="float">
            <text:p>6.81029</text:p>
          </table:table-cell>
          <table:table-cell office:value-type="float" office:value="6.6876537" calcext:value-type="float">
            <text:p>6.687653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33443" calcext:value-type="float">
            <text:p>6.833443</text:p>
          </table:table-cell>
          <table:table-cell office:value-type="float" office:value="6.684026475" calcext:value-type="float">
            <text:p>6.6840264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43313" calcext:value-type="float">
            <text:p>6.843313</text:p>
          </table:table-cell>
          <table:table-cell office:value-type="float" office:value="6.6827532" calcext:value-type="float">
            <text:p>6.682753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37693" calcext:value-type="float">
            <text:p>6.837693</text:p>
          </table:table-cell>
          <table:table-cell office:value-type="float" office:value="6.681886125" calcext:value-type="float">
            <text:p>6.6818861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15573" calcext:value-type="float">
            <text:p>6.815573</text:p>
          </table:table-cell>
          <table:table-cell office:value-type="float" office:value="6.68039425" calcext:value-type="float">
            <text:p>6.680394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83238" calcext:value-type="float">
            <text:p>6.783238</text:p>
          </table:table-cell>
          <table:table-cell office:value-type="float" office:value="6.678749075" calcext:value-type="float">
            <text:p>6.6787490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52346" calcext:value-type="float">
            <text:p>6.752346</text:p>
          </table:table-cell>
          <table:table-cell office:value-type="float" office:value="6.677963675" calcext:value-type="float">
            <text:p>6.6779636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30082" calcext:value-type="float">
            <text:p>6.730082</text:p>
          </table:table-cell>
          <table:table-cell office:value-type="float" office:value="6.678636025" calcext:value-type="float">
            <text:p>6.6786360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12827" calcext:value-type="float">
            <text:p>6.712827</text:p>
          </table:table-cell>
          <table:table-cell office:value-type="float" office:value="6.680736325" calcext:value-type="float">
            <text:p>6.6807363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89723" calcext:value-type="float">
            <text:p>6.689723</text:p>
          </table:table-cell>
          <table:table-cell office:value-type="float" office:value="6.683866875" calcext:value-type="float">
            <text:p>6.6838668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52303" calcext:value-type="float">
            <text:p>6.652303</text:p>
          </table:table-cell>
          <table:table-cell office:value-type="float" office:value="6.68766805" calcext:value-type="float">
            <text:p>6.6876680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01099" calcext:value-type="float">
            <text:p>6.601099</text:p>
          </table:table-cell>
          <table:table-cell office:value-type="float" office:value="6.692048825" calcext:value-type="float">
            <text:p>6.6920488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43043" calcext:value-type="float">
            <text:p>6.543043</text:p>
          </table:table-cell>
          <table:table-cell office:value-type="float" office:value="6.6970539" calcext:value-type="float">
            <text:p>6.697053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58967" calcext:value-type="float">
            <text:p>6.458967</text:p>
          </table:table-cell>
          <table:table-cell office:value-type="float" office:value="6.702661075" calcext:value-type="float">
            <text:p>6.70266107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34297" calcext:value-type="float">
            <text:p>6.734297</text:p>
          </table:table-cell>
          <table:table-cell office:value-type="float" office:value="6.70944715" calcext:value-type="float">
            <text:p>6.7094471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0289" calcext:value-type="float">
            <text:p>6.60289</text:p>
          </table:table-cell>
          <table:table-cell office:value-type="float" office:value="6.708496025" calcext:value-type="float">
            <text:p>6.7084960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11771" calcext:value-type="float">
            <text:p>6.611771</text:p>
          </table:table-cell>
          <table:table-cell office:value-type="float" office:value="6.710185675" calcext:value-type="float">
            <text:p>6.7101856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50168" calcext:value-type="float">
            <text:p>6.650168</text:p>
          </table:table-cell>
          <table:table-cell office:value-type="float" office:value="6.711318875" calcext:value-type="float">
            <text:p>6.7113188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03723" calcext:value-type="float">
            <text:p>6.703723</text:p>
          </table:table-cell>
          <table:table-cell office:value-type="float" office:value="6.71131985" calcext:value-type="float">
            <text:p>6.7113198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49221" calcext:value-type="float">
            <text:p>6.749221</text:p>
          </table:table-cell>
          <table:table-cell office:value-type="float" office:value="6.7095758" calcext:value-type="float">
            <text:p>6.709575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70718" calcext:value-type="float">
            <text:p>6.770718</text:p>
          </table:table-cell>
          <table:table-cell office:value-type="float" office:value="6.705672275" calcext:value-type="float">
            <text:p>6.7056722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79671" calcext:value-type="float">
            <text:p>6.779671</text:p>
          </table:table-cell>
          <table:table-cell office:value-type="float" office:value="6.83209945" calcext:value-type="float">
            <text:p>6.8320994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97829" calcext:value-type="float">
            <text:p>6.797829</text:p>
          </table:table-cell>
          <table:table-cell office:value-type="float" office:value="6.830722025" calcext:value-type="float">
            <text:p>6.8307220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27947" calcext:value-type="float">
            <text:p>6.827947</text:p>
          </table:table-cell>
          <table:table-cell office:value-type="float" office:value="6.8284497" calcext:value-type="float">
            <text:p>6.828449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54531" calcext:value-type="float">
            <text:p>6.854531</text:p>
          </table:table-cell>
          <table:table-cell office:value-type="float" office:value="6.82518585" calcext:value-type="float">
            <text:p>6.8251858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64635" calcext:value-type="float">
            <text:p>6.864635</text:p>
          </table:table-cell>
          <table:table-cell office:value-type="float" office:value="6.821117175" calcext:value-type="float">
            <text:p>6.8211171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56556" calcext:value-type="float">
            <text:p>6.856556</text:p>
          </table:table-cell>
          <table:table-cell office:value-type="float" office:value="6.8170282" calcext:value-type="float">
            <text:p>6.817028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34159" calcext:value-type="float">
            <text:p>6.834159</text:p>
          </table:table-cell>
          <table:table-cell office:value-type="float" office:value="6.813804925" calcext:value-type="float">
            <text:p>6.8138049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03513" calcext:value-type="float">
            <text:p>6.803513</text:p>
          </table:table-cell>
          <table:table-cell office:value-type="float" office:value="6.8120642" calcext:value-type="float">
            <text:p>6.812064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73135" calcext:value-type="float">
            <text:p>6.773135</text:p>
          </table:table-cell>
          <table:table-cell office:value-type="float" office:value="6.812041025" calcext:value-type="float">
            <text:p>6.81204102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49127" calcext:value-type="float">
            <text:p>6.749127</text:p>
          </table:table-cell>
          <table:table-cell office:value-type="float" office:value="6.81353875" calcext:value-type="float">
            <text:p>6.8135387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30285" calcext:value-type="float">
            <text:p>6.730285</text:p>
          </table:table-cell>
          <table:table-cell office:value-type="float" office:value="6.816042725" calcext:value-type="float">
            <text:p>6.8160427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096" calcext:value-type="float">
            <text:p>6.7096</text:p>
          </table:table-cell>
          <table:table-cell office:value-type="float" office:value="6.819075625" calcext:value-type="float">
            <text:p>6.8190756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79683" calcext:value-type="float">
            <text:p>6.679683</text:p>
          </table:table-cell>
          <table:table-cell office:value-type="float" office:value="6.82248835" calcext:value-type="float">
            <text:p>6.8224883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41641" calcext:value-type="float">
            <text:p>6.641641</text:p>
          </table:table-cell>
          <table:table-cell office:value-type="float" office:value="6.826436" calcext:value-type="float">
            <text:p>6.82643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12405" calcext:value-type="float">
            <text:p>6.612405</text:p>
          </table:table-cell>
          <table:table-cell office:value-type="float" office:value="6.831051625" calcext:value-type="float">
            <text:p>6.8310516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59082" calcext:value-type="float">
            <text:p>6.659082</text:p>
          </table:table-cell>
          <table:table-cell office:value-type="float" office:value="6.83593015" calcext:value-type="float">
            <text:p>6.8359301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614615" calcext:value-type="float">
            <text:p>5.614615</text:p>
          </table:table-cell>
          <table:table-cell office:value-type="float" office:value="6.838801875" calcext:value-type="float">
            <text:p>6.8388018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34645" calcext:value-type="float">
            <text:p>6.334645</text:p>
          </table:table-cell>
          <table:table-cell office:value-type="float" office:value="6.866605275" calcext:value-type="float">
            <text:p>6.86660527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496361" calcext:value-type="float">
            <text:p>6.496361</text:p>
          </table:table-cell>
          <table:table-cell office:value-type="float" office:value="6.8753465" calcext:value-type="float">
            <text:p>6.875346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65201" calcext:value-type="float">
            <text:p>6.665201</text:p>
          </table:table-cell>
          <table:table-cell office:value-type="float" office:value="6.87956435" calcext:value-type="float">
            <text:p>6.8795643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82512" calcext:value-type="float">
            <text:p>6.782512</text:p>
          </table:table-cell>
          <table:table-cell office:value-type="float" office:value="6.879664125" calcext:value-type="float">
            <text:p>6.8796641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0863" calcext:value-type="float">
            <text:p>6.80863</text:p>
          </table:table-cell>
          <table:table-cell office:value-type="float" office:value="6.877453475" calcext:value-type="float">
            <text:p>6.8774534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78018" calcext:value-type="float">
            <text:p>6.778018</text:p>
          </table:table-cell>
          <table:table-cell office:value-type="float" office:value="6.876306075" calcext:value-type="float">
            <text:p>6.8763060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49766" calcext:value-type="float">
            <text:p>6.749766</text:p>
          </table:table-cell>
          <table:table-cell office:value-type="float" office:value="6.893025325" calcext:value-type="float">
            <text:p>6.8930253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51822" calcext:value-type="float">
            <text:p>6.751822</text:p>
          </table:table-cell>
          <table:table-cell office:value-type="float" office:value="6.89139555" calcext:value-type="float">
            <text:p>6.8913955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7924" calcext:value-type="float">
            <text:p>6.77924</text:p>
          </table:table-cell>
          <table:table-cell office:value-type="float" office:value="6.89112535" calcext:value-type="float">
            <text:p>6.8911253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814094" calcext:value-type="float">
            <text:p>6.814094</text:p>
          </table:table-cell>
          <table:table-cell office:value-type="float" office:value="6.8895777" calcext:value-type="float">
            <text:p>6.889577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38049" calcext:value-type="float">
            <text:p>6.838049</text:p>
          </table:table-cell>
          <table:table-cell office:value-type="float" office:value="6.886143325" calcext:value-type="float">
            <text:p>6.8861433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4177" calcext:value-type="float">
            <text:p>6.84177</text:p>
          </table:table-cell>
          <table:table-cell office:value-type="float" office:value="6.881829725" calcext:value-type="float">
            <text:p>6.8818297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27534" calcext:value-type="float">
            <text:p>6.827534</text:p>
          </table:table-cell>
          <table:table-cell office:value-type="float" office:value="6.87820505" calcext:value-type="float">
            <text:p>6.8782050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01302" calcext:value-type="float">
            <text:p>6.801302</text:p>
          </table:table-cell>
          <table:table-cell office:value-type="float" office:value="6.876166375" calcext:value-type="float">
            <text:p>6.8761663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6733" calcext:value-type="float">
            <text:p>6.76733</text:p>
          </table:table-cell>
          <table:table-cell office:value-type="float" office:value="6.875686725" calcext:value-type="float">
            <text:p>6.8756867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3041" calcext:value-type="float">
            <text:p>6.73041</text:p>
          </table:table-cell>
          <table:table-cell office:value-type="float" office:value="6.876450275" calcext:value-type="float">
            <text:p>6.87645027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96252" calcext:value-type="float">
            <text:p>6.696252</text:p>
          </table:table-cell>
          <table:table-cell office:value-type="float" office:value="6.878377325" calcext:value-type="float">
            <text:p>6.8783773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70476" calcext:value-type="float">
            <text:p>6.670476</text:p>
          </table:table-cell>
          <table:table-cell office:value-type="float" office:value="6.88159245" calcext:value-type="float">
            <text:p>6.8815924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57099" calcext:value-type="float">
            <text:p>6.657099</text:p>
          </table:table-cell>
          <table:table-cell office:value-type="float" office:value="6.886003275" calcext:value-type="float">
            <text:p>6.8860032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50207" calcext:value-type="float">
            <text:p>6.650207</text:p>
          </table:table-cell>
          <table:table-cell office:value-type="float" office:value="6.891018" calcext:value-type="float">
            <text:p>6.89101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33961" calcext:value-type="float">
            <text:p>6.633961</text:p>
          </table:table-cell>
          <table:table-cell office:value-type="float" office:value="6.895981625" calcext:value-type="float">
            <text:p>6.8959816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9308" calcext:value-type="float">
            <text:p>6.59308</text:p>
          </table:table-cell>
          <table:table-cell office:value-type="float" office:value="6.900818025" calcext:value-type="float">
            <text:p>6.9008180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827805" calcext:value-type="float">
            <text:p>11.827805</text:p>
          </table:table-cell>
          <table:table-cell office:value-type="float" office:value="6.9058573" calcext:value-type="float">
            <text:p>6.905857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24574" calcext:value-type="float">
            <text:p>6.724574</text:p>
          </table:table-cell>
          <table:table-cell office:value-type="float" office:value="6.7783707" calcext:value-type="float">
            <text:p>6.778370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06936" calcext:value-type="float">
            <text:p>6.706936</text:p>
          </table:table-cell>
          <table:table-cell office:value-type="float" office:value="6.775840775" calcext:value-type="float">
            <text:p>6.7758407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97393" calcext:value-type="float">
            <text:p>6.697393</text:p>
          </table:table-cell>
          <table:table-cell office:value-type="float" office:value="6.77168955" calcext:value-type="float">
            <text:p>6.7716895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91784" calcext:value-type="float">
            <text:p>6.691784</text:p>
          </table:table-cell>
          <table:table-cell office:value-type="float" office:value="6.768058225" calcext:value-type="float">
            <text:p>6.7680582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01076" calcext:value-type="float">
            <text:p>6.701076</text:p>
          </table:table-cell>
          <table:table-cell office:value-type="float" office:value="6.766537725" calcext:value-type="float">
            <text:p>6.76653772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27625" calcext:value-type="float">
            <text:p>6.727625</text:p>
          </table:table-cell>
          <table:table-cell office:value-type="float" office:value="6.766143925" calcext:value-type="float">
            <text:p>6.7661439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6453" calcext:value-type="float">
            <text:p>6.76453</text:p>
          </table:table-cell>
          <table:table-cell office:value-type="float" office:value="6.764521025" calcext:value-type="float">
            <text:p>6.7645210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02586" calcext:value-type="float">
            <text:p>6.802586</text:p>
          </table:table-cell>
          <table:table-cell office:value-type="float" office:value="6.762179675" calcext:value-type="float">
            <text:p>6.7621796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33044" calcext:value-type="float">
            <text:p>6.833044</text:p>
          </table:table-cell>
          <table:table-cell office:value-type="float" office:value="6.75828295" calcext:value-type="float">
            <text:p>6.7582829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49286" calcext:value-type="float">
            <text:p>6.849286</text:p>
          </table:table-cell>
          <table:table-cell office:value-type="float" office:value="6.753644375" calcext:value-type="float">
            <text:p>6.75364437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51601" calcext:value-type="float">
            <text:p>6.851601</text:p>
          </table:table-cell>
          <table:table-cell office:value-type="float" office:value="6.749104775" calcext:value-type="float">
            <text:p>6.7491047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46109" calcext:value-type="float">
            <text:p>6.846109</text:p>
          </table:table-cell>
          <table:table-cell office:value-type="float" office:value="6.74534025" calcext:value-type="float">
            <text:p>6.745340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37589" calcext:value-type="float">
            <text:p>6.837589</text:p>
          </table:table-cell>
          <table:table-cell office:value-type="float" office:value="6.742669125" calcext:value-type="float">
            <text:p>6.7426691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26266" calcext:value-type="float">
            <text:p>6.826266</text:p>
          </table:table-cell>
          <table:table-cell office:value-type="float" office:value="6.741144625" calcext:value-type="float">
            <text:p>6.7411446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07546" calcext:value-type="float">
            <text:p>6.807546</text:p>
          </table:table-cell>
          <table:table-cell office:value-type="float" office:value="6.74067685" calcext:value-type="float">
            <text:p>6.7406768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73951" calcext:value-type="float">
            <text:p>6.773951</text:p>
          </table:table-cell>
          <table:table-cell office:value-type="float" office:value="6.741147425" calcext:value-type="float">
            <text:p>6.7411474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26751" calcext:value-type="float">
            <text:p>6.726751</text:p>
          </table:table-cell>
          <table:table-cell office:value-type="float" office:value="6.742648525" calcext:value-type="float">
            <text:p>6.7426485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84294" calcext:value-type="float">
            <text:p>6.684294</text:p>
          </table:table-cell>
          <table:table-cell office:value-type="float" office:value="6.7454123" calcext:value-type="float">
            <text:p>6.745412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65075" calcext:value-type="float">
            <text:p>6.665075</text:p>
          </table:table-cell>
          <table:table-cell office:value-type="float" office:value="6.749263425" calcext:value-type="float">
            <text:p>6.74926342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69192" calcext:value-type="float">
            <text:p>6.669192</text:p>
          </table:table-cell>
          <table:table-cell office:value-type="float" office:value="6.7534331" calcext:value-type="float">
            <text:p>6.753433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94086" calcext:value-type="float">
            <text:p>6.694086</text:p>
          </table:table-cell>
          <table:table-cell office:value-type="float" office:value="6.75710615" calcext:value-type="float">
            <text:p>6.7571061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62734" calcext:value-type="float">
            <text:p>6.762734</text:p>
          </table:table-cell>
          <table:table-cell office:value-type="float" office:value="6.7597183" calcext:value-type="float">
            <text:p>6.759718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446788" calcext:value-type="float">
            <text:p>7.446788</text:p>
          </table:table-cell>
          <table:table-cell office:value-type="float" office:value="6.760268875" calcext:value-type="float">
            <text:p>6.7602688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84575" calcext:value-type="float">
            <text:p>6.684575</text:p>
          </table:table-cell>
          <table:table-cell office:value-type="float" office:value="6.7433184" calcext:value-type="float">
            <text:p>6.743318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41014" calcext:value-type="float">
            <text:p>6.741014</text:p>
          </table:table-cell>
          <table:table-cell office:value-type="float" office:value="6.744798575" calcext:value-type="float">
            <text:p>6.7447985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17334" calcext:value-type="float">
            <text:p>6.717334</text:p>
          </table:table-cell>
          <table:table-cell office:value-type="float" office:value="6.744040375" calcext:value-type="float">
            <text:p>6.7440403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76719" calcext:value-type="float">
            <text:p>6.676719</text:p>
          </table:table-cell>
          <table:table-cell office:value-type="float" office:value="6.7428119" calcext:value-type="float">
            <text:p>6.742811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65505" calcext:value-type="float">
            <text:p>6.665505</text:p>
          </table:table-cell>
          <table:table-cell office:value-type="float" office:value="6.741260625" calcext:value-type="float">
            <text:p>6.7412606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96783" calcext:value-type="float">
            <text:p>6.696783</text:p>
          </table:table-cell>
          <table:table-cell office:value-type="float" office:value="6.7390447" calcext:value-type="float">
            <text:p>6.739044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45987" calcext:value-type="float">
            <text:p>6.745987</text:p>
          </table:table-cell>
          <table:table-cell office:value-type="float" office:value="6.73933005" calcext:value-type="float">
            <text:p>6.7393300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82116" calcext:value-type="float">
            <text:p>6.782116</text:p>
          </table:table-cell>
          <table:table-cell office:value-type="float" office:value="6.728894375" calcext:value-type="float">
            <text:p>6.72889437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97872" calcext:value-type="float">
            <text:p>6.797872</text:p>
          </table:table-cell>
          <table:table-cell office:value-type="float" office:value="6.7216955" calcext:value-type="float">
            <text:p>6.721695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07492" calcext:value-type="float">
            <text:p>6.807492</text:p>
          </table:table-cell>
          <table:table-cell office:value-type="float" office:value="6.715939225" calcext:value-type="float">
            <text:p>6.7159392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24857" calcext:value-type="float">
            <text:p>6.824857</text:p>
          </table:table-cell>
          <table:table-cell office:value-type="float" office:value="6.711021425" calcext:value-type="float">
            <text:p>6.7110214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46909" calcext:value-type="float">
            <text:p>6.846909</text:p>
          </table:table-cell>
          <table:table-cell office:value-type="float" office:value="6.70684415" calcext:value-type="float">
            <text:p>6.7068441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57688" calcext:value-type="float">
            <text:p>6.857688</text:p>
          </table:table-cell>
          <table:table-cell office:value-type="float" office:value="6.703959975" calcext:value-type="float">
            <text:p>6.70395997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48752" calcext:value-type="float">
            <text:p>6.848752</text:p>
          </table:table-cell>
          <table:table-cell office:value-type="float" office:value="6.702825825" calcext:value-type="float">
            <text:p>6.7028258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27417" calcext:value-type="float">
            <text:p>6.827417</text:p>
          </table:table-cell>
          <table:table-cell office:value-type="float" office:value="6.7031036" calcext:value-type="float">
            <text:p>6.703103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94651" calcext:value-type="float">
            <text:p>6.794651</text:p>
          </table:table-cell>
          <table:table-cell office:value-type="float" office:value="6.703985525" calcext:value-type="float">
            <text:p>6.7039855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28341" calcext:value-type="float">
            <text:p>6.728341</text:p>
          </table:table-cell>
          <table:table-cell office:value-type="float" office:value="6.705219975" calcext:value-type="float">
            <text:p>6.7052199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23377" calcext:value-type="float">
            <text:p>6.623377</text:p>
          </table:table-cell>
          <table:table-cell office:value-type="float" office:value="6.707751075" calcext:value-type="float">
            <text:p>6.7077510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40887" calcext:value-type="float">
            <text:p>6.540887</text:p>
          </table:table-cell>
          <table:table-cell office:value-type="float" office:value="6.712870725" calcext:value-type="float">
            <text:p>6.7128707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5214" calcext:value-type="float">
            <text:p>6.55214</text:p>
          </table:table-cell>
          <table:table-cell office:value-type="float" office:value="6.720235775" calcext:value-type="float">
            <text:p>6.7202357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30964" calcext:value-type="float">
            <text:p>6.630964</text:p>
          </table:table-cell>
          <table:table-cell office:value-type="float" office:value="6.727416775" calcext:value-type="float">
            <text:p>6.7274167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85324" calcext:value-type="float">
            <text:p>6.685324</text:p>
          </table:table-cell>
          <table:table-cell office:value-type="float" office:value="6.73219645" calcext:value-type="float">
            <text:p>6.7321964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62709" calcext:value-type="float">
            <text:p>6.662709</text:p>
          </table:table-cell>
          <table:table-cell office:value-type="float" office:value="6.734428575" calcext:value-type="float">
            <text:p>6.73442857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70876" calcext:value-type="float">
            <text:p>6.670876</text:p>
          </table:table-cell>
          <table:table-cell office:value-type="float" office:value="6.735696875" calcext:value-type="float">
            <text:p>6.7356968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46717" calcext:value-type="float">
            <text:p>6.646717</text:p>
          </table:table-cell>
          <table:table-cell office:value-type="float" office:value="6.735732875" calcext:value-type="float">
            <text:p>6.73573287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47501" calcext:value-type="float">
            <text:p>6.647501</text:p>
          </table:table-cell>
          <table:table-cell office:value-type="float" office:value="6.736274975" calcext:value-type="float">
            <text:p>6.7362749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67702" calcext:value-type="float">
            <text:p>6.667702</text:p>
          </table:table-cell>
          <table:table-cell office:value-type="float" office:value="6.737184225" calcext:value-type="float">
            <text:p>6.73718422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0102" calcext:value-type="float">
            <text:p>6.70102</text:p>
          </table:table-cell>
          <table:table-cell office:value-type="float" office:value="6.737441225" calcext:value-type="float">
            <text:p>6.7374412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39264" calcext:value-type="float">
            <text:p>6.739264</text:p>
          </table:table-cell>
          <table:table-cell office:value-type="float" office:value="6.734888625" calcext:value-type="float">
            <text:p>6.7348886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76609" calcext:value-type="float">
            <text:p>6.776609</text:p>
          </table:table-cell>
          <table:table-cell office:value-type="float" office:value="6.7226506" calcext:value-type="float">
            <text:p>6.722650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07555" calcext:value-type="float">
            <text:p>6.807555</text:p>
          </table:table-cell>
          <table:table-cell office:value-type="float" office:value="6.730331825" calcext:value-type="float">
            <text:p>6.7303318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26369" calcext:value-type="float">
            <text:p>6.826369</text:p>
          </table:table-cell>
          <table:table-cell office:value-type="float" office:value="6.72745985" calcext:value-type="float">
            <text:p>6.7274598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33995" calcext:value-type="float">
            <text:p>6.833995</text:p>
          </table:table-cell>
          <table:table-cell office:value-type="float" office:value="6.7224728" calcext:value-type="float">
            <text:p>6.722472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37302" calcext:value-type="float">
            <text:p>6.837302</text:p>
          </table:table-cell>
          <table:table-cell office:value-type="float" office:value="6.717867425" calcext:value-type="float">
            <text:p>6.7178674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38339" calcext:value-type="float">
            <text:p>6.838339</text:p>
          </table:table-cell>
          <table:table-cell office:value-type="float" office:value="6.71463075" calcext:value-type="float">
            <text:p>6.714630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31862" calcext:value-type="float">
            <text:p>6.831862</text:p>
          </table:table-cell>
          <table:table-cell office:value-type="float" office:value="6.7127517" calcext:value-type="float">
            <text:p>6.712751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16114" calcext:value-type="float">
            <text:p>6.816114</text:p>
          </table:table-cell>
          <table:table-cell office:value-type="float" office:value="6.711798425" calcext:value-type="float">
            <text:p>6.7117984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98572" calcext:value-type="float">
            <text:p>6.798572</text:p>
          </table:table-cell>
          <table:table-cell office:value-type="float" office:value="6.71134745" calcext:value-type="float">
            <text:p>6.7113474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84757" calcext:value-type="float">
            <text:p>6.784757</text:p>
          </table:table-cell>
          <table:table-cell office:value-type="float" office:value="6.711215275" calcext:value-type="float">
            <text:p>6.7112152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68769" calcext:value-type="float">
            <text:p>6.768769</text:p>
          </table:table-cell>
          <table:table-cell office:value-type="float" office:value="6.7115908" calcext:value-type="float">
            <text:p>6.711590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3782" calcext:value-type="float">
            <text:p>6.743782</text:p>
          </table:table-cell>
          <table:table-cell office:value-type="float" office:value="6.712939875" calcext:value-type="float">
            <text:p>6.7129398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10686" calcext:value-type="float">
            <text:p>6.710686</text:p>
          </table:table-cell>
          <table:table-cell office:value-type="float" office:value="6.715554575" calcext:value-type="float">
            <text:p>6.7155545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68195" calcext:value-type="float">
            <text:p>6.668195</text:p>
          </table:table-cell>
          <table:table-cell office:value-type="float" office:value="6.71927595" calcext:value-type="float">
            <text:p>6.7192759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14668" calcext:value-type="float">
            <text:p>6.614668</text:p>
          </table:table-cell>
          <table:table-cell office:value-type="float" office:value="6.72389655" calcext:value-type="float">
            <text:p>6.7238965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76868" calcext:value-type="float">
            <text:p>6.576868</text:p>
          </table:table-cell>
          <table:table-cell office:value-type="float" office:value="6.7294776" calcext:value-type="float">
            <text:p>6.729477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8197" calcext:value-type="float">
            <text:p>6.708197</text:p>
          </table:table-cell>
          <table:table-cell office:value-type="float" office:value="6.735485" calcext:value-type="float">
            <text:p>6.73548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32856" calcext:value-type="float">
            <text:p>6.32856</text:p>
          </table:table-cell>
          <table:table-cell office:value-type="float" office:value="6.737252975" calcext:value-type="float">
            <text:p>6.7372529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94161" calcext:value-type="float">
            <text:p>6.494161</text:p>
          </table:table-cell>
          <table:table-cell office:value-type="float" office:value="6.74690665" calcext:value-type="float">
            <text:p>6.7469066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67621" calcext:value-type="float">
            <text:p>6.567621</text:p>
          </table:table-cell>
          <table:table-cell office:value-type="float" office:value="6.75057735" calcext:value-type="float">
            <text:p>6.7505773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1078" calcext:value-type="float">
            <text:p>6.61078</text:p>
          </table:table-cell>
          <table:table-cell office:value-type="float" office:value="6.751212275" calcext:value-type="float">
            <text:p>6.7512122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57766" calcext:value-type="float">
            <text:p>6.657766</text:p>
          </table:table-cell>
          <table:table-cell office:value-type="float" office:value="6.75107375" calcext:value-type="float">
            <text:p>6.751073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31542" calcext:value-type="float">
            <text:p>6.731542</text:p>
          </table:table-cell>
          <table:table-cell office:value-type="float" office:value="6.752433375" calcext:value-type="float">
            <text:p>6.7524333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12322" calcext:value-type="float">
            <text:p>6.812322</text:p>
          </table:table-cell>
          <table:table-cell office:value-type="float" office:value="6.760605425" calcext:value-type="float">
            <text:p>6.7606054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59863" calcext:value-type="float">
            <text:p>6.859863</text:p>
          </table:table-cell>
          <table:table-cell office:value-type="float" office:value="6.734599975" calcext:value-type="float">
            <text:p>6.73459997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62694" calcext:value-type="float">
            <text:p>6.862694</text:p>
          </table:table-cell>
          <table:table-cell office:value-type="float" office:value="6.727608825" calcext:value-type="float">
            <text:p>6.72760882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44029" calcext:value-type="float">
            <text:p>6.844029</text:p>
          </table:table-cell>
          <table:table-cell office:value-type="float" office:value="6.723867675" calcext:value-type="float">
            <text:p>6.7238676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29585" calcext:value-type="float">
            <text:p>6.829585</text:p>
          </table:table-cell>
          <table:table-cell office:value-type="float" office:value="6.72146765" calcext:value-type="float">
            <text:p>6.7214676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28163" calcext:value-type="float">
            <text:p>6.828163</text:p>
          </table:table-cell>
          <table:table-cell office:value-type="float" office:value="6.719239875" calcext:value-type="float">
            <text:p>6.7192398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35489" calcext:value-type="float">
            <text:p>6.835489</text:p>
          </table:table-cell>
          <table:table-cell office:value-type="float" office:value="6.716627625" calcext:value-type="float">
            <text:p>6.71662762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3938" calcext:value-type="float">
            <text:p>6.83938</text:p>
          </table:table-cell>
          <table:table-cell office:value-type="float" office:value="6.713808" calcext:value-type="float">
            <text:p>6.71380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22151" calcext:value-type="float">
            <text:p>6.822151</text:p>
          </table:table-cell>
          <table:table-cell office:value-type="float" office:value="6.711345875" calcext:value-type="float">
            <text:p>6.7113458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74609" calcext:value-type="float">
            <text:p>6.774609</text:p>
          </table:table-cell>
          <table:table-cell office:value-type="float" office:value="6.709984225" calcext:value-type="float">
            <text:p>6.7099842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13441" calcext:value-type="float">
            <text:p>6.713441</text:p>
          </table:table-cell>
          <table:table-cell office:value-type="float" office:value="6.71050515" calcext:value-type="float">
            <text:p>6.7105051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72316" calcext:value-type="float">
            <text:p>6.672316</text:p>
          </table:table-cell>
          <table:table-cell office:value-type="float" office:value="6.713133425" calcext:value-type="float">
            <text:p>6.7131334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68401" calcext:value-type="float">
            <text:p>6.668401</text:p>
          </table:table-cell>
          <table:table-cell office:value-type="float" office:value="6.71705665" calcext:value-type="float">
            <text:p>6.7170566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83871" calcext:value-type="float">
            <text:p>6.683871</text:p>
          </table:table-cell>
          <table:table-cell office:value-type="float" office:value="6.720972775" calcext:value-type="float">
            <text:p>6.7209727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77982" calcext:value-type="float">
            <text:p>6.677982</text:p>
          </table:table-cell>
          <table:table-cell office:value-type="float" office:value="6.724243725" calcext:value-type="float">
            <text:p>6.72424372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98916" calcext:value-type="float">
            <text:p>6.598916</text:p>
          </table:table-cell>
          <table:table-cell office:value-type="float" office:value="6.727506425" calcext:value-type="float">
            <text:p>6.7275064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249743" calcext:value-type="float">
            <text:p>6.249743</text:p>
          </table:table-cell>
          <table:table-cell office:value-type="float" office:value="6.732647125" calcext:value-type="float">
            <text:p>6.7326471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083858" calcext:value-type="float">
            <text:p>7.083858</text:p>
          </table:table-cell>
          <table:table-cell office:value-type="float" office:value="6.74612195" calcext:value-type="float">
            <text:p>6.7461219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92676" calcext:value-type="float">
            <text:p>6.692676</text:p>
          </table:table-cell>
          <table:table-cell office:value-type="float" office:value="6.737700875" calcext:value-type="float">
            <text:p>6.7377008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26887" calcext:value-type="float">
            <text:p>6.626887</text:p>
          </table:table-cell>
          <table:table-cell office:value-type="float" office:value="6.73733015" calcext:value-type="float">
            <text:p>6.7373301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4978" calcext:value-type="float">
            <text:p>6.64978</text:p>
          </table:table-cell>
          <table:table-cell office:value-type="float" office:value="6.736588725" calcext:value-type="float">
            <text:p>6.7365887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07835" calcext:value-type="float">
            <text:p>6.707835</text:p>
          </table:table-cell>
          <table:table-cell office:value-type="float" office:value="6.7337252" calcext:value-type="float">
            <text:p>6.733725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63177" calcext:value-type="float">
            <text:p>6.763177</text:p>
          </table:table-cell>
          <table:table-cell office:value-type="float" office:value="6.729196775" calcext:value-type="float">
            <text:p>6.7291967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93731" calcext:value-type="float">
            <text:p>6.793731</text:p>
          </table:table-cell>
          <table:table-cell office:value-type="float" office:value="6.725743475" calcext:value-type="float">
            <text:p>6.72574347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98075" calcext:value-type="float">
            <text:p>6.798075</text:p>
          </table:table-cell>
          <table:table-cell office:value-type="float" office:value="6.699410275" calcext:value-type="float">
            <text:p>6.6994102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93285" calcext:value-type="float">
            <text:p>6.793285</text:p>
          </table:table-cell>
          <table:table-cell office:value-type="float" office:value="6.693194225" calcext:value-type="float">
            <text:p>6.6931942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99778" calcext:value-type="float">
            <text:p>6.799778</text:p>
          </table:table-cell>
          <table:table-cell office:value-type="float" office:value="6.69012" calcext:value-type="float">
            <text:p>6.6901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2732" calcext:value-type="float">
            <text:p>6.822732</text:p>
          </table:table-cell>
          <table:table-cell office:value-type="float" office:value="6.688221175" calcext:value-type="float">
            <text:p>6.6882211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4837" calcext:value-type="float">
            <text:p>6.84837</text:p>
          </table:table-cell>
          <table:table-cell office:value-type="float" office:value="6.68614395" calcext:value-type="float">
            <text:p>6.6861439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59541" calcext:value-type="float">
            <text:p>6.859541</text:p>
          </table:table-cell>
          <table:table-cell office:value-type="float" office:value="6.683549275" calcext:value-type="float">
            <text:p>6.68354927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53019" calcext:value-type="float">
            <text:p>6.853019</text:p>
          </table:table-cell>
          <table:table-cell office:value-type="float" office:value="6.68098565" calcext:value-type="float">
            <text:p>6.6809856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3791" calcext:value-type="float">
            <text:p>6.83791</text:p>
          </table:table-cell>
          <table:table-cell office:value-type="float" office:value="6.67915715" calcext:value-type="float">
            <text:p>6.6791571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17164" calcext:value-type="float">
            <text:p>6.817164</text:p>
          </table:table-cell>
          <table:table-cell office:value-type="float" office:value="6.678334175" calcext:value-type="float">
            <text:p>6.6783341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78916" calcext:value-type="float">
            <text:p>6.778916</text:p>
          </table:table-cell>
          <table:table-cell office:value-type="float" office:value="6.6784959" calcext:value-type="float">
            <text:p>6.678495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14707" calcext:value-type="float">
            <text:p>6.714707</text:p>
          </table:table-cell>
          <table:table-cell office:value-type="float" office:value="6.679854075" calcext:value-type="float">
            <text:p>6.6798540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40989" calcext:value-type="float">
            <text:p>6.640989</text:p>
          </table:table-cell>
          <table:table-cell office:value-type="float" office:value="6.68288135" calcext:value-type="float">
            <text:p>6.6828813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93018" calcext:value-type="float">
            <text:p>6.593018</text:p>
          </table:table-cell>
          <table:table-cell office:value-type="float" office:value="6.6877299" calcext:value-type="float">
            <text:p>6.687729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05239" calcext:value-type="float">
            <text:p>6.605239</text:p>
          </table:table-cell>
          <table:table-cell office:value-type="float" office:value="6.69371475" calcext:value-type="float">
            <text:p>6.6937147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12151" calcext:value-type="float">
            <text:p>6.712151</text:p>
          </table:table-cell>
          <table:table-cell office:value-type="float" office:value="6.69920365" calcext:value-type="float">
            <text:p>6.6992036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058424" calcext:value-type="float">
            <text:p>7.058424</text:p>
          </table:table-cell>
          <table:table-cell office:value-type="float" office:value="6.70160385" calcext:value-type="float">
            <text:p>6.7016038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772104" calcext:value-type="float">
            <text:p>5.772104</text:p>
          </table:table-cell>
          <table:table-cell office:value-type="float" office:value="6.6947546" calcext:value-type="float">
            <text:p>6.694754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80217" calcext:value-type="float">
            <text:p>6.580217</text:p>
          </table:table-cell>
          <table:table-cell office:value-type="float" office:value="6.71940545" calcext:value-type="float">
            <text:p>6.7194054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13048" calcext:value-type="float">
            <text:p>6.713048</text:p>
          </table:table-cell>
          <table:table-cell office:value-type="float" office:value="6.7231529" calcext:value-type="float">
            <text:p>6.723152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48028" calcext:value-type="float">
            <text:p>6.748028</text:p>
          </table:table-cell>
          <table:table-cell office:value-type="float" office:value="6.7227632" calcext:value-type="float">
            <text:p>6.722763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40474" calcext:value-type="float">
            <text:p>6.740474</text:p>
          </table:table-cell>
          <table:table-cell office:value-type="float" office:value="6.720463325" calcext:value-type="float">
            <text:p>6.7204633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23673" calcext:value-type="float">
            <text:p>6.723673</text:p>
          </table:table-cell>
          <table:table-cell office:value-type="float" office:value="6.717024325" calcext:value-type="float">
            <text:p>6.71702432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22704" calcext:value-type="float">
            <text:p>6.722704</text:p>
          </table:table-cell>
          <table:table-cell office:value-type="float" office:value="6.71220525" calcext:value-type="float">
            <text:p>6.7122052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40895" calcext:value-type="float">
            <text:p>6.740895</text:p>
          </table:table-cell>
          <table:table-cell office:value-type="float" office:value="6.74069725" calcext:value-type="float">
            <text:p>6.7406972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67685" calcext:value-type="float">
            <text:p>6.767685</text:p>
          </table:table-cell>
          <table:table-cell office:value-type="float" office:value="6.737756475" calcext:value-type="float">
            <text:p>6.7377564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95446" calcext:value-type="float">
            <text:p>6.795446</text:p>
          </table:table-cell>
          <table:table-cell office:value-type="float" office:value="6.734510575" calcext:value-type="float">
            <text:p>6.7345105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18572" calcext:value-type="float">
            <text:p>6.818572</text:p>
          </table:table-cell>
          <table:table-cell office:value-type="float" office:value="6.731605575" calcext:value-type="float">
            <text:p>6.7316055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29245" calcext:value-type="float">
            <text:p>6.829245</text:p>
          </table:table-cell>
          <table:table-cell office:value-type="float" office:value="6.728785925" calcext:value-type="float">
            <text:p>6.7287859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25046" calcext:value-type="float">
            <text:p>6.825046</text:p>
          </table:table-cell>
          <table:table-cell office:value-type="float" office:value="6.7258315" calcext:value-type="float">
            <text:p>6.725831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14709" calcext:value-type="float">
            <text:p>6.814709</text:p>
          </table:table-cell>
          <table:table-cell office:value-type="float" office:value="6.723107425" calcext:value-type="float">
            <text:p>6.7231074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0849" calcext:value-type="float">
            <text:p>6.80849</text:p>
          </table:table-cell>
          <table:table-cell office:value-type="float" office:value="6.721158875" calcext:value-type="float">
            <text:p>6.7211588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04544" calcext:value-type="float">
            <text:p>6.804544</text:p>
          </table:table-cell>
          <table:table-cell office:value-type="float" office:value="6.7201742" calcext:value-type="float">
            <text:p>6.720174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88736" calcext:value-type="float">
            <text:p>6.788736</text:p>
          </table:table-cell>
          <table:table-cell office:value-type="float" office:value="6.720121" calcext:value-type="float">
            <text:p>6.72012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47015" calcext:value-type="float">
            <text:p>6.747015</text:p>
          </table:table-cell>
          <table:table-cell office:value-type="float" office:value="6.721133075" calcext:value-type="float">
            <text:p>6.7211330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77847" calcext:value-type="float">
            <text:p>6.677847</text:p>
          </table:table-cell>
          <table:table-cell office:value-type="float" office:value="6.7235489" calcext:value-type="float">
            <text:p>6.723548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59723" calcext:value-type="float">
            <text:p>6.59723</text:p>
          </table:table-cell>
          <table:table-cell office:value-type="float" office:value="6.72769645" calcext:value-type="float">
            <text:p>6.7276964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35239" calcext:value-type="float">
            <text:p>6.535239</text:p>
          </table:table-cell>
          <table:table-cell office:value-type="float" office:value="6.73359865" calcext:value-type="float">
            <text:p>6.7335986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26698" calcext:value-type="float">
            <text:p>6.526698</text:p>
          </table:table-cell>
          <table:table-cell office:value-type="float" office:value="6.7405514" calcext:value-type="float">
            <text:p>6.740551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25045" calcext:value-type="float">
            <text:p>6.625045</text:p>
          </table:table-cell>
          <table:table-cell office:value-type="float" office:value="6.746858425" calcext:value-type="float">
            <text:p>6.7468584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740403" calcext:value-type="float">
            <text:p>5.740403</text:p>
          </table:table-cell>
          <table:table-cell office:value-type="float" office:value="6.749583375" calcext:value-type="float">
            <text:p>6.7495833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49433" calcext:value-type="float">
            <text:p>6.549433</text:p>
          </table:table-cell>
          <table:table-cell office:value-type="float" office:value="6.77357455" calcext:value-type="float">
            <text:p>6.7735745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70316" calcext:value-type="float">
            <text:p>6.670316</text:p>
          </table:table-cell>
          <table:table-cell office:value-type="float" office:value="6.77721905" calcext:value-type="float">
            <text:p>6.7772190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23825" calcext:value-type="float">
            <text:p>6.723825</text:p>
          </table:table-cell>
          <table:table-cell office:value-type="float" office:value="6.778133375" calcext:value-type="float">
            <text:p>6.7781333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39643" calcext:value-type="float">
            <text:p>6.739643</text:p>
          </table:table-cell>
          <table:table-cell office:value-type="float" office:value="6.777548575" calcext:value-type="float">
            <text:p>6.7775485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44583" calcext:value-type="float">
            <text:p>6.744583</text:p>
          </table:table-cell>
          <table:table-cell office:value-type="float" office:value="6.775341875" calcext:value-type="float">
            <text:p>6.7753418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56996" calcext:value-type="float">
            <text:p>6.756996</text:p>
          </table:table-cell>
          <table:table-cell office:value-type="float" office:value="6.7702458" calcext:value-type="float">
            <text:p>6.770245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79879" calcext:value-type="float">
            <text:p>6.779879</text:p>
          </table:table-cell>
          <table:table-cell office:value-type="float" office:value="6.736266325" calcext:value-type="float">
            <text:p>6.7362663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04991" calcext:value-type="float">
            <text:p>6.804991</text:p>
          </table:table-cell>
          <table:table-cell office:value-type="float" office:value="6.736963725" calcext:value-type="float">
            <text:p>6.7369637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23633" calcext:value-type="float">
            <text:p>6.823633</text:p>
          </table:table-cell>
          <table:table-cell office:value-type="float" office:value="6.735030925" calcext:value-type="float">
            <text:p>6.7350309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33243" calcext:value-type="float">
            <text:p>6.833243</text:p>
          </table:table-cell>
          <table:table-cell office:value-type="float" office:value="6.732489625" calcext:value-type="float">
            <text:p>6.7324896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35798" calcext:value-type="float">
            <text:p>6.835798</text:p>
          </table:table-cell>
          <table:table-cell office:value-type="float" office:value="6.7296505" calcext:value-type="float">
            <text:p>6.729650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34931" calcext:value-type="float">
            <text:p>6.834931</text:p>
          </table:table-cell>
          <table:table-cell office:value-type="float" office:value="6.72658015" calcext:value-type="float">
            <text:p>6.7265801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32412" calcext:value-type="float">
            <text:p>6.832412</text:p>
          </table:table-cell>
          <table:table-cell office:value-type="float" office:value="6.723649825" calcext:value-type="float">
            <text:p>6.7236498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24795" calcext:value-type="float">
            <text:p>6.824795</text:p>
          </table:table-cell>
          <table:table-cell office:value-type="float" office:value="6.7214682" calcext:value-type="float">
            <text:p>6.721468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08159" calcext:value-type="float">
            <text:p>6.808159</text:p>
          </table:table-cell>
          <table:table-cell office:value-type="float" office:value="6.720545575" calcext:value-type="float">
            <text:p>6.7205455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84454" calcext:value-type="float">
            <text:p>6.784454</text:p>
          </table:table-cell>
          <table:table-cell office:value-type="float" office:value="6.7210732" calcext:value-type="float">
            <text:p>6.721073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58138" calcext:value-type="float">
            <text:p>6.758138</text:p>
          </table:table-cell>
          <table:table-cell office:value-type="float" office:value="6.7228605" calcext:value-type="float">
            <text:p>6.722860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30115" calcext:value-type="float">
            <text:p>6.730115</text:p>
          </table:table-cell>
          <table:table-cell office:value-type="float" office:value="6.725452825" calcext:value-type="float">
            <text:p>6.7254528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746" calcext:value-type="float">
            <text:p>6.69746</text:p>
          </table:table-cell>
          <table:table-cell office:value-type="float" office:value="6.7284585" calcext:value-type="float">
            <text:p>6.728458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56033" calcext:value-type="float">
            <text:p>6.656033</text:p>
          </table:table-cell>
          <table:table-cell office:value-type="float" office:value="6.7318555" calcext:value-type="float">
            <text:p>6.731855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02914" calcext:value-type="float">
            <text:p>6.602914</text:p>
          </table:table-cell>
          <table:table-cell office:value-type="float" office:value="6.735957775" calcext:value-type="float">
            <text:p>6.7359577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3091" calcext:value-type="float">
            <text:p>6.53091</text:p>
          </table:table-cell>
          <table:table-cell office:value-type="float" office:value="6.741084275" calcext:value-type="float">
            <text:p>6.7410842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862384" calcext:value-type="float">
            <text:p>7.862384</text:p>
          </table:table-cell>
          <table:table-cell office:value-type="float" office:value="6.74748725" calcext:value-type="float">
            <text:p>6.747487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23264" calcext:value-type="float">
            <text:p>6.623264</text:p>
          </table:table-cell>
          <table:table-cell office:value-type="float" office:value="6.719749675" calcext:value-type="float">
            <text:p>6.7197496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37849" calcext:value-type="float">
            <text:p>6.637849</text:p>
          </table:table-cell>
          <table:table-cell office:value-type="float" office:value="6.72199765" calcext:value-type="float">
            <text:p>6.7219976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79246" calcext:value-type="float">
            <text:p>6.679246</text:p>
          </table:table-cell>
          <table:table-cell office:value-type="float" office:value="6.72308215" calcext:value-type="float">
            <text:p>6.7230821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05786" calcext:value-type="float">
            <text:p>6.705786</text:p>
          </table:table-cell>
          <table:table-cell office:value-type="float" office:value="6.722645975" calcext:value-type="float">
            <text:p>6.7226459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11068" calcext:value-type="float">
            <text:p>6.711068</text:p>
          </table:table-cell>
          <table:table-cell office:value-type="float" office:value="6.721153725" calcext:value-type="float">
            <text:p>6.72115372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16083" calcext:value-type="float">
            <text:p>6.716083</text:p>
          </table:table-cell>
          <table:table-cell office:value-type="float" office:value="6.71898185" calcext:value-type="float">
            <text:p>6.7189818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36767" calcext:value-type="float">
            <text:p>6.736767</text:p>
          </table:table-cell>
          <table:table-cell office:value-type="float" office:value="6.716156" calcext:value-type="float">
            <text:p>6.71615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69103" calcext:value-type="float">
            <text:p>6.769103</text:p>
          </table:table-cell>
          <table:table-cell office:value-type="float" office:value="6.712195475" calcext:value-type="float">
            <text:p>6.7121954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02416" calcext:value-type="float">
            <text:p>6.802416</text:p>
          </table:table-cell>
          <table:table-cell office:value-type="float" office:value="6.70752235" calcext:value-type="float">
            <text:p>6.7075223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29219" calcext:value-type="float">
            <text:p>6.829219</text:p>
          </table:table-cell>
          <table:table-cell office:value-type="float" office:value="6.702601625" calcext:value-type="float">
            <text:p>6.7026016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43648" calcext:value-type="float">
            <text:p>6.843648</text:p>
          </table:table-cell>
          <table:table-cell office:value-type="float" office:value="6.698062575" calcext:value-type="float">
            <text:p>6.6980625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43749" calcext:value-type="float">
            <text:p>6.843749</text:p>
          </table:table-cell>
          <table:table-cell office:value-type="float" office:value="6.694523425" calcext:value-type="float">
            <text:p>6.6945234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33318" calcext:value-type="float">
            <text:p>6.833318</text:p>
          </table:table-cell>
          <table:table-cell office:value-type="float" office:value="6.692265775" calcext:value-type="float">
            <text:p>6.6922657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13349" calcext:value-type="float">
            <text:p>6.813349</text:p>
          </table:table-cell>
          <table:table-cell office:value-type="float" office:value="6.691049775" calcext:value-type="float">
            <text:p>6.6910497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78979" calcext:value-type="float">
            <text:p>6.778979</text:p>
          </table:table-cell>
          <table:table-cell office:value-type="float" office:value="6.69054705" calcext:value-type="float">
            <text:p>6.6905470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34043" calcext:value-type="float">
            <text:p>6.734043</text:p>
          </table:table-cell>
          <table:table-cell office:value-type="float" office:value="6.690984275" calcext:value-type="float">
            <text:p>6.69098427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0005" calcext:value-type="float">
            <text:p>6.70005</text:p>
          </table:table-cell>
          <table:table-cell office:value-type="float" office:value="6.69299585" calcext:value-type="float">
            <text:p>6.6929958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95213" calcext:value-type="float">
            <text:p>6.695213</text:p>
          </table:table-cell>
          <table:table-cell office:value-type="float" office:value="6.6966906" calcext:value-type="float">
            <text:p>6.696690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06889" calcext:value-type="float">
            <text:p>6.706889</text:p>
          </table:table-cell>
          <table:table-cell office:value-type="float" office:value="6.70125025" calcext:value-type="float">
            <text:p>6.701250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00433" calcext:value-type="float">
            <text:p>6.700433</text:p>
          </table:table-cell>
          <table:table-cell office:value-type="float" office:value="6.705766725" calcext:value-type="float">
            <text:p>6.7057667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51375" calcext:value-type="float">
            <text:p>6.651375</text:p>
          </table:table-cell>
          <table:table-cell office:value-type="float" office:value="6.710185975" calcext:value-type="float">
            <text:p>6.7101859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4074" calcext:value-type="float">
            <text:p>6.54074</text:p>
          </table:table-cell>
          <table:table-cell office:value-type="float" office:value="6.71515145" calcext:value-type="float">
            <text:p>6.7151514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397817" calcext:value-type="float">
            <text:p>5.397817</text:p>
          </table:table-cell>
          <table:table-cell office:value-type="float" office:value="6.7215691" calcext:value-type="float">
            <text:p>6.721569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07775" calcext:value-type="float">
            <text:p>6.807775</text:p>
          </table:table-cell>
          <table:table-cell office:value-type="float" office:value="6.754326925" calcext:value-type="float">
            <text:p>6.7543269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27679" calcext:value-type="float">
            <text:p>6.727679</text:p>
          </table:table-cell>
          <table:table-cell office:value-type="float" office:value="6.74920105" calcext:value-type="float">
            <text:p>6.7492010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21981" calcext:value-type="float">
            <text:p>6.721981</text:p>
          </table:table-cell>
          <table:table-cell office:value-type="float" office:value="6.7447209" calcext:value-type="float">
            <text:p>6.744720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19678" calcext:value-type="float">
            <text:p>6.719678</text:p>
          </table:table-cell>
          <table:table-cell office:value-type="float" office:value="6.741554075" calcext:value-type="float">
            <text:p>6.7415540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2984" calcext:value-type="float">
            <text:p>6.712984</text:p>
          </table:table-cell>
          <table:table-cell office:value-type="float" office:value="6.7411221" calcext:value-type="float">
            <text:p>6.741122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17718" calcext:value-type="float">
            <text:p>6.717718</text:p>
          </table:table-cell>
          <table:table-cell office:value-type="float" office:value="6.743033875" calcext:value-type="float">
            <text:p>6.74303387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45147" calcext:value-type="float">
            <text:p>6.745147</text:p>
          </table:table-cell>
          <table:table-cell office:value-type="float" office:value="6.747168025" calcext:value-type="float">
            <text:p>6.7471680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8789" calcext:value-type="float">
            <text:p>6.78789</text:p>
          </table:table-cell>
          <table:table-cell office:value-type="float" office:value="6.746365725" calcext:value-type="float">
            <text:p>6.7463657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29264" calcext:value-type="float">
            <text:p>6.829264</text:p>
          </table:table-cell>
          <table:table-cell office:value-type="float" office:value="6.7451644" calcext:value-type="float">
            <text:p>6.745164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55946" calcext:value-type="float">
            <text:p>6.855946</text:p>
          </table:table-cell>
          <table:table-cell office:value-type="float" office:value="6.742655475" calcext:value-type="float">
            <text:p>6.74265547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61831" calcext:value-type="float">
            <text:p>6.861831</text:p>
          </table:table-cell>
          <table:table-cell office:value-type="float" office:value="6.739032775" calcext:value-type="float">
            <text:p>6.73903277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50342" calcext:value-type="float">
            <text:p>6.850342</text:p>
          </table:table-cell>
          <table:table-cell office:value-type="float" office:value="6.735143425" calcext:value-type="float">
            <text:p>6.7351434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3334" calcext:value-type="float">
            <text:p>6.83334</text:p>
          </table:table-cell>
          <table:table-cell office:value-type="float" office:value="6.7319434" calcext:value-type="float">
            <text:p>6.731943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20124" calcext:value-type="float">
            <text:p>6.820124</text:p>
          </table:table-cell>
          <table:table-cell office:value-type="float" office:value="6.729970825" calcext:value-type="float">
            <text:p>6.7299708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07974" calcext:value-type="float">
            <text:p>6.807974</text:p>
          </table:table-cell>
          <table:table-cell office:value-type="float" office:value="6.729259375" calcext:value-type="float">
            <text:p>6.72925937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87029" calcext:value-type="float">
            <text:p>6.787029</text:p>
          </table:table-cell>
          <table:table-cell office:value-type="float" office:value="6.72957925" calcext:value-type="float">
            <text:p>6.729579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52881" calcext:value-type="float">
            <text:p>6.752881</text:p>
          </table:table-cell>
          <table:table-cell office:value-type="float" office:value="6.7308071" calcext:value-type="float">
            <text:p>6.730807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13183" calcext:value-type="float">
            <text:p>6.713183</text:p>
          </table:table-cell>
          <table:table-cell office:value-type="float" office:value="6.73310775" calcext:value-type="float">
            <text:p>6.733107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81229" calcext:value-type="float">
            <text:p>6.681229</text:p>
          </table:table-cell>
          <table:table-cell office:value-type="float" office:value="6.7366282" calcext:value-type="float">
            <text:p>6.736628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61799" calcext:value-type="float">
            <text:p>6.661799</text:p>
          </table:table-cell>
          <table:table-cell office:value-type="float" office:value="6.7410346" calcext:value-type="float">
            <text:p>6.741034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46096" calcext:value-type="float">
            <text:p>6.646096</text:p>
          </table:table-cell>
          <table:table-cell office:value-type="float" office:value="6.745606" calcext:value-type="float">
            <text:p>6.74560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24193" calcext:value-type="float">
            <text:p>6.624193</text:p>
          </table:table-cell>
          <table:table-cell office:value-type="float" office:value="6.749836975" calcext:value-type="float">
            <text:p>6.74983697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03049" calcext:value-type="float">
            <text:p>6.603049</text:p>
          </table:table-cell>
          <table:table-cell office:value-type="float" office:value="6.753687675" calcext:value-type="float">
            <text:p>6.7536876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78346" calcext:value-type="float">
            <text:p>6.578346</text:p>
          </table:table-cell>
          <table:table-cell office:value-type="float" office:value="6.75709135" calcext:value-type="float">
            <text:p>6.7570913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82178" calcext:value-type="float">
            <text:p>6.582178</text:p>
          </table:table-cell>
          <table:table-cell office:value-type="float" office:value="6.760164175" calcext:value-type="float">
            <text:p>6.76016417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05587" calcext:value-type="float">
            <text:p>6.605587</text:p>
          </table:table-cell>
          <table:table-cell office:value-type="float" office:value="6.762414425" calcext:value-type="float">
            <text:p>6.7624144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47657" calcext:value-type="float">
            <text:p>6.647657</text:p>
          </table:table-cell>
          <table:table-cell office:value-type="float" office:value="6.7638281" calcext:value-type="float">
            <text:p>6.763828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02082" calcext:value-type="float">
            <text:p>6.702082</text:p>
          </table:table-cell>
          <table:table-cell office:value-type="float" office:value="6.764505325" calcext:value-type="float">
            <text:p>6.76450532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53443" calcext:value-type="float">
            <text:p>6.753443</text:p>
          </table:table-cell>
          <table:table-cell office:value-type="float" office:value="6.764817725" calcext:value-type="float">
            <text:p>6.7648177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84678" calcext:value-type="float">
            <text:p>6.784678</text:p>
          </table:table-cell>
          <table:table-cell office:value-type="float" office:value="6.7678106" calcext:value-type="float">
            <text:p>6.767810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324" calcext:value-type="float">
            <text:p>6.79324</text:p>
          </table:table-cell>
          <table:table-cell office:value-type="float" office:value="6.760702" calcext:value-type="float">
            <text:p>6.76070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96468" calcext:value-type="float">
            <text:p>6.796468</text:p>
          </table:table-cell>
          <table:table-cell office:value-type="float" office:value="6.7575232" calcext:value-type="float">
            <text:p>6.757523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14506" calcext:value-type="float">
            <text:p>6.814506</text:p>
          </table:table-cell>
          <table:table-cell office:value-type="float" office:value="6.754931325" calcext:value-type="float">
            <text:p>6.7549313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4784" calcext:value-type="float">
            <text:p>6.84784</text:p>
          </table:table-cell>
          <table:table-cell office:value-type="float" office:value="6.751597625" calcext:value-type="float">
            <text:p>6.7515976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77599" calcext:value-type="float">
            <text:p>6.877599</text:p>
          </table:table-cell>
          <table:table-cell office:value-type="float" office:value="6.7473289" calcext:value-type="float">
            <text:p>6.747328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87548" calcext:value-type="float">
            <text:p>6.887548</text:p>
          </table:table-cell>
          <table:table-cell office:value-type="float" office:value="6.74293905" calcext:value-type="float">
            <text:p>6.7429390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77203" calcext:value-type="float">
            <text:p>6.877203</text:p>
          </table:table-cell>
          <table:table-cell office:value-type="float" office:value="6.739294425" calcext:value-type="float">
            <text:p>6.7392944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49994" calcext:value-type="float">
            <text:p>6.849994</text:p>
          </table:table-cell>
          <table:table-cell office:value-type="float" office:value="6.736793625" calcext:value-type="float">
            <text:p>6.7367936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97446" calcext:value-type="float">
            <text:p>6.797446</text:p>
          </table:table-cell>
          <table:table-cell office:value-type="float" office:value="6.7355445" calcext:value-type="float">
            <text:p>6.735544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0813" calcext:value-type="float">
            <text:p>6.70813</text:p>
          </table:table-cell>
          <table:table-cell office:value-type="float" office:value="6.73584445" calcext:value-type="float">
            <text:p>6.7358444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0274" calcext:value-type="float">
            <text:p>6.60274</text:p>
          </table:table-cell>
          <table:table-cell office:value-type="float" office:value="6.73850285" calcext:value-type="float">
            <text:p>6.7385028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48473" calcext:value-type="float">
            <text:p>6.548473</text:p>
          </table:table-cell>
          <table:table-cell office:value-type="float" office:value="6.7441292" calcext:value-type="float">
            <text:p>6.744129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95308" calcext:value-type="float">
            <text:p>6.595308</text:p>
          </table:table-cell>
          <table:table-cell office:value-type="float" office:value="6.75158225" calcext:value-type="float">
            <text:p>6.751582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02399" calcext:value-type="float">
            <text:p>6.702399</text:p>
          </table:table-cell>
          <table:table-cell office:value-type="float" office:value="6.75798595" calcext:value-type="float">
            <text:p>6.7579859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89455" calcext:value-type="float">
            <text:p>6.789455</text:p>
          </table:table-cell>
          <table:table-cell office:value-type="float" office:value="6.761106075" calcext:value-type="float">
            <text:p>6.7611060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83084" calcext:value-type="float">
            <text:p>6.883084</text:p>
          </table:table-cell>
          <table:table-cell office:value-type="float" office:value="6.760811125" calcext:value-type="float">
            <text:p>6.7608111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13055" calcext:value-type="float">
            <text:p>6.713055</text:p>
          </table:table-cell>
          <table:table-cell office:value-type="float" office:value="6.756845775" calcext:value-type="float">
            <text:p>6.7568457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39837" calcext:value-type="float">
            <text:p>6.739837</text:p>
          </table:table-cell>
          <table:table-cell office:value-type="float" office:value="6.756335825" calcext:value-type="float">
            <text:p>6.7563358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28907" calcext:value-type="float">
            <text:p>6.728907</text:p>
          </table:table-cell>
          <table:table-cell office:value-type="float" office:value="6.754958925" calcext:value-type="float">
            <text:p>6.7549589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11038" calcext:value-type="float">
            <text:p>6.711038</text:p>
          </table:table-cell>
          <table:table-cell office:value-type="float" office:value="6.753537225" calcext:value-type="float">
            <text:p>6.75353722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06257" calcext:value-type="float">
            <text:p>6.706257</text:p>
          </table:table-cell>
          <table:table-cell office:value-type="float" office:value="6.751389425" calcext:value-type="float">
            <text:p>6.7513894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22341" calcext:value-type="float">
            <text:p>6.722341</text:p>
          </table:table-cell>
          <table:table-cell office:value-type="float" office:value="6.747402725" calcext:value-type="float">
            <text:p>6.7474027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54437" calcext:value-type="float">
            <text:p>6.754437</text:p>
          </table:table-cell>
          <table:table-cell office:value-type="float" office:value="6.740401875" calcext:value-type="float">
            <text:p>6.7404018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91666" calcext:value-type="float">
            <text:p>6.791666</text:p>
          </table:table-cell>
          <table:table-cell office:value-type="float" office:value="6.739476225" calcext:value-type="float">
            <text:p>6.7394762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20769" calcext:value-type="float">
            <text:p>6.820769</text:p>
          </table:table-cell>
          <table:table-cell office:value-type="float" office:value="6.735687825" calcext:value-type="float">
            <text:p>6.7356878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36143" calcext:value-type="float">
            <text:p>6.836143</text:p>
          </table:table-cell>
          <table:table-cell office:value-type="float" office:value="6.732529975" calcext:value-type="float">
            <text:p>6.73252997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44907" calcext:value-type="float">
            <text:p>6.844907</text:p>
          </table:table-cell>
          <table:table-cell office:value-type="float" office:value="6.730086825" calcext:value-type="float">
            <text:p>6.73008682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54001" calcext:value-type="float">
            <text:p>6.854001</text:p>
          </table:table-cell>
          <table:table-cell office:value-type="float" office:value="6.7276659" calcext:value-type="float">
            <text:p>6.727665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57485" calcext:value-type="float">
            <text:p>6.857485</text:p>
          </table:table-cell>
          <table:table-cell office:value-type="float" office:value="6.7247339" calcext:value-type="float">
            <text:p>6.724733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44655" calcext:value-type="float">
            <text:p>6.844655</text:p>
          </table:table-cell>
          <table:table-cell office:value-type="float" office:value="6.7216612" calcext:value-type="float">
            <text:p>6.721661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15335" calcext:value-type="float">
            <text:p>6.815335</text:p>
          </table:table-cell>
          <table:table-cell office:value-type="float" office:value="6.7195515" calcext:value-type="float">
            <text:p>6.719551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78221" calcext:value-type="float">
            <text:p>6.778221</text:p>
          </table:table-cell>
          <table:table-cell office:value-type="float" office:value="6.71928475" calcext:value-type="float">
            <text:p>6.719284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39196" calcext:value-type="float">
            <text:p>6.739196</text:p>
          </table:table-cell>
          <table:table-cell office:value-type="float" office:value="6.72090345" calcext:value-type="float">
            <text:p>6.7209034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01259" calcext:value-type="float">
            <text:p>6.701259</text:p>
          </table:table-cell>
          <table:table-cell office:value-type="float" office:value="6.7238746" calcext:value-type="float">
            <text:p>6.723874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72188" calcext:value-type="float">
            <text:p>6.672188</text:p>
          </table:table-cell>
          <table:table-cell office:value-type="float" office:value="6.7276282" calcext:value-type="float">
            <text:p>6.727628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62134" calcext:value-type="float">
            <text:p>6.662134</text:p>
          </table:table-cell>
          <table:table-cell office:value-type="float" office:value="6.731761625" calcext:value-type="float">
            <text:p>6.7317616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74746" calcext:value-type="float">
            <text:p>6.674746</text:p>
          </table:table-cell>
          <table:table-cell office:value-type="float" office:value="6.7358912" calcext:value-type="float">
            <text:p>6.735891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14578" calcext:value-type="float">
            <text:p>6.714578</text:p>
          </table:table-cell>
          <table:table-cell office:value-type="float" office:value="6.739464775" calcext:value-type="float">
            <text:p>6.73946477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73158" calcext:value-type="float">
            <text:p>6.873158</text:p>
          </table:table-cell>
          <table:table-cell office:value-type="float" office:value="6.74159515" calcext:value-type="float">
            <text:p>6.7415951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00334" calcext:value-type="float">
            <text:p>6.500334</text:p>
          </table:table-cell>
          <table:table-cell office:value-type="float" office:value="6.739050275" calcext:value-type="float">
            <text:p>6.7390502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66088" calcext:value-type="float">
            <text:p>6.666088</text:p>
          </table:table-cell>
          <table:table-cell office:value-type="float" office:value="6.745015475" calcext:value-type="float">
            <text:p>6.7450154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92793" calcext:value-type="float">
            <text:p>6.692793</text:p>
          </table:table-cell>
          <table:table-cell office:value-type="float" office:value="6.746189525" calcext:value-type="float">
            <text:p>6.7461895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81158" calcext:value-type="float">
            <text:p>6.681158</text:p>
          </table:table-cell>
          <table:table-cell office:value-type="float" office:value="6.746310375" calcext:value-type="float">
            <text:p>6.7463103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77091" calcext:value-type="float">
            <text:p>6.677091</text:p>
          </table:table-cell>
          <table:table-cell office:value-type="float" office:value="6.74634605" calcext:value-type="float">
            <text:p>6.7463460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02005" calcext:value-type="float">
            <text:p>6.702005</text:p>
          </table:table-cell>
          <table:table-cell office:value-type="float" office:value="6.745941925" calcext:value-type="float">
            <text:p>6.7459419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41763" calcext:value-type="float">
            <text:p>6.741763</text:p>
          </table:table-cell>
          <table:table-cell office:value-type="float" office:value="6.74521945" calcext:value-type="float">
            <text:p>6.7452194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77171" calcext:value-type="float">
            <text:p>6.777171</text:p>
          </table:table-cell>
          <table:table-cell office:value-type="float" office:value="6.73573355" calcext:value-type="float">
            <text:p>6.7357335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00029" calcext:value-type="float">
            <text:p>6.800029</text:p>
          </table:table-cell>
          <table:table-cell office:value-type="float" office:value="6.73202305" calcext:value-type="float">
            <text:p>6.7320230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09444" calcext:value-type="float">
            <text:p>6.809444</text:p>
          </table:table-cell>
          <table:table-cell office:value-type="float" office:value="6.72987095" calcext:value-type="float">
            <text:p>6.7298709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14466" calcext:value-type="float">
            <text:p>6.814466</text:p>
          </table:table-cell>
          <table:table-cell office:value-type="float" office:value="6.7282171" calcext:value-type="float">
            <text:p>6.728217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27794" calcext:value-type="float">
            <text:p>6.827794</text:p>
          </table:table-cell>
          <table:table-cell office:value-type="float" office:value="6.72590415" calcext:value-type="float">
            <text:p>6.7259041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46595" calcext:value-type="float">
            <text:p>6.846595</text:p>
          </table:table-cell>
          <table:table-cell office:value-type="float" office:value="6.722549325" calcext:value-type="float">
            <text:p>6.7225493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51456" calcext:value-type="float">
            <text:p>6.851456</text:p>
          </table:table-cell>
          <table:table-cell office:value-type="float" office:value="6.718966675" calcext:value-type="float">
            <text:p>6.7189666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27204" calcext:value-type="float">
            <text:p>6.827204</text:p>
          </table:table-cell>
          <table:table-cell office:value-type="float" office:value="6.716443875" calcext:value-type="float">
            <text:p>6.7164438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77657" calcext:value-type="float">
            <text:p>6.777657</text:p>
          </table:table-cell>
          <table:table-cell office:value-type="float" office:value="6.715672825" calcext:value-type="float">
            <text:p>6.7156728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2447" calcext:value-type="float">
            <text:p>6.72447</text:p>
          </table:table-cell>
          <table:table-cell office:value-type="float" office:value="6.71658955" calcext:value-type="float">
            <text:p>6.7165895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92657" calcext:value-type="float">
            <text:p>6.692657</text:p>
          </table:table-cell>
          <table:table-cell office:value-type="float" office:value="6.718845975" calcext:value-type="float">
            <text:p>6.7188459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84761" calcext:value-type="float">
            <text:p>6.684761</text:p>
          </table:table-cell>
          <table:table-cell office:value-type="float" office:value="6.722019975" calcext:value-type="float">
            <text:p>6.72201997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72039" calcext:value-type="float">
            <text:p>6.672039</text:p>
          </table:table-cell>
          <table:table-cell office:value-type="float" office:value="6.7257226" calcext:value-type="float">
            <text:p>6.725722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25126" calcext:value-type="float">
            <text:p>6.625126</text:p>
          </table:table-cell>
          <table:table-cell office:value-type="float" office:value="6.72991825" calcext:value-type="float">
            <text:p>6.729918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46789" calcext:value-type="float">
            <text:p>6.546789</text:p>
          </table:table-cell>
          <table:table-cell office:value-type="float" office:value="6.7349148" calcext:value-type="float">
            <text:p>6.734914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42307" calcext:value-type="float">
            <text:p>6.442307</text:p>
          </table:table-cell>
          <table:table-cell office:value-type="float" office:value="6.740927425" calcext:value-type="float">
            <text:p>6.7409274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17411" calcext:value-type="float">
            <text:p>6.717411</text:p>
          </table:table-cell>
          <table:table-cell office:value-type="float" office:value="6.7484918" calcext:value-type="float">
            <text:p>6.748491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4013" calcext:value-type="float">
            <text:p>6.64013</text:p>
          </table:table-cell>
          <table:table-cell office:value-type="float" office:value="6.748507975" calcext:value-type="float">
            <text:p>6.7485079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94455" calcext:value-type="float">
            <text:p>6.694455</text:p>
          </table:table-cell>
          <table:table-cell office:value-type="float" office:value="6.7500916" calcext:value-type="float">
            <text:p>6.750091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38417" calcext:value-type="float">
            <text:p>6.738417</text:p>
          </table:table-cell>
          <table:table-cell office:value-type="float" office:value="6.7495916" calcext:value-type="float">
            <text:p>6.749591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4807" calcext:value-type="float">
            <text:p>6.74807</text:p>
          </table:table-cell>
          <table:table-cell office:value-type="float" office:value="6.7464462" calcext:value-type="float">
            <text:p>6.7464462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36721" calcext:value-type="float">
            <text:p>6.736721</text:p>
          </table:table-cell>
          <table:table-cell office:value-type="float" office:value="6.74103885" calcext:value-type="float">
            <text:p>6.7410388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34577" calcext:value-type="float">
            <text:p>6.734577</text:p>
          </table:table-cell>
          <table:table-cell office:value-type="float" office:value="6.734202225" calcext:value-type="float">
            <text:p>6.7342022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60267" calcext:value-type="float">
            <text:p>6.760267</text:p>
          </table:table-cell>
          <table:table-cell office:value-type="float" office:value="6.7393109" calcext:value-type="float">
            <text:p>6.739310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04665" calcext:value-type="float">
            <text:p>6.804665</text:p>
          </table:table-cell>
          <table:table-cell office:value-type="float" office:value="6.734527475" calcext:value-type="float">
            <text:p>6.7345274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42969" calcext:value-type="float">
            <text:p>6.842969</text:p>
          </table:table-cell>
          <table:table-cell office:value-type="float" office:value="6.7305488" calcext:value-type="float">
            <text:p>6.730548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58042" calcext:value-type="float">
            <text:p>6.858042</text:p>
          </table:table-cell>
          <table:table-cell office:value-type="float" office:value="6.727313775" calcext:value-type="float">
            <text:p>6.72731377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51403" calcext:value-type="float">
            <text:p>6.851403</text:p>
          </table:table-cell>
          <table:table-cell office:value-type="float" office:value="6.724336775" calcext:value-type="float">
            <text:p>6.7243367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37525" calcext:value-type="float">
            <text:p>6.837525</text:p>
          </table:table-cell>
          <table:table-cell office:value-type="float" office:value="6.721469175" calcext:value-type="float">
            <text:p>6.7214691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27317" calcext:value-type="float">
            <text:p>6.827317</text:p>
          </table:table-cell>
          <table:table-cell office:value-type="float" office:value="6.719081775" calcext:value-type="float">
            <text:p>6.71908177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17689" calcext:value-type="float">
            <text:p>6.817689</text:p>
          </table:table-cell>
          <table:table-cell office:value-type="float" office:value="6.717586425" calcext:value-type="float">
            <text:p>6.7175864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99793" calcext:value-type="float">
            <text:p>6.799793</text:p>
          </table:table-cell>
          <table:table-cell office:value-type="float" office:value="6.717160325" calcext:value-type="float">
            <text:p>6.7171603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71363" calcext:value-type="float">
            <text:p>6.771363</text:p>
          </table:table-cell>
          <table:table-cell office:value-type="float" office:value="6.717874125" calcext:value-type="float">
            <text:p>6.7178741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38942" calcext:value-type="float">
            <text:p>6.738942</text:p>
          </table:table-cell>
          <table:table-cell office:value-type="float" office:value="6.7197803" calcext:value-type="float">
            <text:p>6.719780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1305" calcext:value-type="float">
            <text:p>6.71305</text:p>
          </table:table-cell>
          <table:table-cell office:value-type="float" office:value="6.722805025" calcext:value-type="float">
            <text:p>6.7228050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97627" calcext:value-type="float">
            <text:p>6.697627</text:p>
          </table:table-cell>
          <table:table-cell office:value-type="float" office:value="6.726539075" calcext:value-type="float">
            <text:p>6.72653907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82585" calcext:value-type="float">
            <text:p>6.682585</text:p>
          </table:table-cell>
          <table:table-cell office:value-type="float" office:value="6.730298825" calcext:value-type="float">
            <text:p>6.7302988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60926" calcext:value-type="float">
            <text:p>6.660926</text:p>
          </table:table-cell>
          <table:table-cell office:value-type="float" office:value="6.733679675" calcext:value-type="float">
            <text:p>6.7336796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73106" calcext:value-type="float">
            <text:p>6.673106</text:p>
          </table:table-cell>
          <table:table-cell office:value-type="float" office:value="6.736792" calcext:value-type="float">
            <text:p>6.73679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362327" calcext:value-type="float">
            <text:p>6.362327</text:p>
          </table:table-cell>
          <table:table-cell office:value-type="float" office:value="6.739002975" calcext:value-type="float">
            <text:p>6.7390029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28751" calcext:value-type="float">
            <text:p>6.628751</text:p>
          </table:table-cell>
          <table:table-cell office:value-type="float" office:value="6.74850005" calcext:value-type="float">
            <text:p>6.7485000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13945" calcext:value-type="float">
            <text:p>6.713945</text:p>
          </table:table-cell>
          <table:table-cell office:value-type="float" office:value="6.750827925" calcext:value-type="float">
            <text:p>6.7508279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4329" calcext:value-type="float">
            <text:p>6.74329</text:p>
          </table:table-cell>
          <table:table-cell office:value-type="float" office:value="6.7507146" calcext:value-type="float">
            <text:p>6.750714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21948" calcext:value-type="float">
            <text:p>6.721948</text:p>
          </table:table-cell>
          <table:table-cell office:value-type="float" office:value="6.749921675" calcext:value-type="float">
            <text:p>6.74992167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3601" calcext:value-type="float">
            <text:p>6.693601</text:p>
          </table:table-cell>
          <table:table-cell office:value-type="float" office:value="6.74935715" calcext:value-type="float">
            <text:p>6.7493571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03289" calcext:value-type="float">
            <text:p>6.703289</text:p>
          </table:table-cell>
          <table:table-cell office:value-type="float" office:value="6.746830575" calcext:value-type="float">
            <text:p>6.7468305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50544" calcext:value-type="float">
            <text:p>6.750544</text:p>
          </table:table-cell>
          <table:table-cell office:value-type="float" office:value="6.7440618" calcext:value-type="float">
            <text:p>6.744061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96362" calcext:value-type="float">
            <text:p>6.796362</text:p>
          </table:table-cell>
          <table:table-cell office:value-type="float" office:value="6.7456709" calcext:value-type="float">
            <text:p>6.745670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14326" calcext:value-type="float">
            <text:p>6.814326</text:p>
          </table:table-cell>
          <table:table-cell office:value-type="float" office:value="6.742569525" calcext:value-type="float">
            <text:p>6.74256952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14727" calcext:value-type="float">
            <text:p>6.814727</text:p>
          </table:table-cell>
          <table:table-cell office:value-type="float" office:value="6.738236825" calcext:value-type="float">
            <text:p>6.7382368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19617" calcext:value-type="float">
            <text:p>6.819617</text:p>
          </table:table-cell>
          <table:table-cell office:value-type="float" office:value="6.73418135" calcext:value-type="float">
            <text:p>6.7341813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32866" calcext:value-type="float">
            <text:p>6.832866</text:p>
          </table:table-cell>
          <table:table-cell office:value-type="float" office:value="6.73059755" calcext:value-type="float">
            <text:p>6.7305975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39865" calcext:value-type="float">
            <text:p>6.839865</text:p>
          </table:table-cell>
          <table:table-cell office:value-type="float" office:value="6.727421525" calcext:value-type="float">
            <text:p>6.7274215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824988" calcext:value-type="float">
            <text:p>6.824988</text:p>
          </table:table-cell>
          <table:table-cell office:value-type="float" office:value="6.72500935" calcext:value-type="float">
            <text:p>6.7250093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87294" calcext:value-type="float">
            <text:p>6.787294</text:p>
          </table:table-cell>
          <table:table-cell office:value-type="float" office:value="6.724013425" calcext:value-type="float">
            <text:p>6.72401342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44882" calcext:value-type="float">
            <text:p>6.744882</text:p>
          </table:table-cell>
          <table:table-cell office:value-type="float" office:value="6.724934325" calcext:value-type="float">
            <text:p>6.7249343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18058" calcext:value-type="float">
            <text:p>6.718058</text:p>
          </table:table-cell>
          <table:table-cell office:value-type="float" office:value="6.72764675" calcext:value-type="float">
            <text:p>6.7276467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03475" calcext:value-type="float">
            <text:p>6.703475</text:p>
          </table:table-cell>
          <table:table-cell office:value-type="float" office:value="6.731355225" calcext:value-type="float">
            <text:p>6.7313552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74455" calcext:value-type="float">
            <text:p>6.674455</text:p>
          </table:table-cell>
          <table:table-cell office:value-type="float" office:value="6.735412675" calcext:value-type="float">
            <text:p>6.7354126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12601" calcext:value-type="float">
            <text:p>6.612601</text:p>
          </table:table-cell>
          <table:table-cell office:value-type="float" office:value="6.740163725" calcext:value-type="float">
            <text:p>6.74016372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31776" calcext:value-type="float">
            <text:p>6.531776</text:p>
          </table:table-cell>
          <table:table-cell office:value-type="float" office:value="6.74645785" calcext:value-type="float">
            <text:p>6.7464578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463256" calcext:value-type="float">
            <text:p>6.463256</text:p>
          </table:table-cell>
          <table:table-cell office:value-type="float" office:value="6.754246375" calcext:value-type="float">
            <text:p>6.7542463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938924" calcext:value-type="float">
            <text:p>6.938924</text:p>
          </table:table-cell>
          <table:table-cell office:value-type="float" office:value="6.7622819" calcext:value-type="float">
            <text:p>6.762281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6893" calcext:value-type="float">
            <text:p>6.56893</text:p>
          </table:table-cell>
          <table:table-cell office:value-type="float" office:value="6.756584225" calcext:value-type="float">
            <text:p>6.75658422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45518" calcext:value-type="float">
            <text:p>6.645518</text:p>
          </table:table-cell>
          <table:table-cell office:value-type="float" office:value="6.75898665" calcext:value-type="float">
            <text:p>6.7589866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13568" calcext:value-type="float">
            <text:p>6.713568</text:p>
          </table:table-cell>
          <table:table-cell office:value-type="float" office:value="6.75925015" calcext:value-type="float">
            <text:p>6.759250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38962" calcext:value-type="float">
            <text:p>6.738962</text:p>
          </table:table-cell>
          <table:table-cell office:value-type="float" office:value="6.75754095" calcext:value-type="float">
            <text:p>6.7575409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36699" calcext:value-type="float">
            <text:p>6.736699</text:p>
          </table:table-cell>
          <table:table-cell office:value-type="float" office:value="6.7537217" calcext:value-type="float">
            <text:p>6.753721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42029" calcext:value-type="float">
            <text:p>6.742029</text:p>
          </table:table-cell>
          <table:table-cell office:value-type="float" office:value="6.746352125" calcext:value-type="float">
            <text:p>6.7463521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67503" calcext:value-type="float">
            <text:p>6.767503</text:p>
          </table:table-cell>
          <table:table-cell office:value-type="float" office:value="6.7051352" calcext:value-type="float">
            <text:p>6.705135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00645" calcext:value-type="float">
            <text:p>6.800645</text:p>
          </table:table-cell>
          <table:table-cell office:value-type="float" office:value="6.706830325" calcext:value-type="float">
            <text:p>6.7068303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28345" calcext:value-type="float">
            <text:p>6.828345</text:p>
          </table:table-cell>
          <table:table-cell office:value-type="float" office:value="6.704098325" calcext:value-type="float">
            <text:p>6.70409832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4761" calcext:value-type="float">
            <text:p>6.84761</text:p>
          </table:table-cell>
          <table:table-cell office:value-type="float" office:value="6.7000191" calcext:value-type="float">
            <text:p>6.700019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59931" calcext:value-type="float">
            <text:p>6.859931</text:p>
          </table:table-cell>
          <table:table-cell office:value-type="float" office:value="6.695633575" calcext:value-type="float">
            <text:p>6.6956335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62412" calcext:value-type="float">
            <text:p>6.862412</text:p>
          </table:table-cell>
          <table:table-cell office:value-type="float" office:value="6.691471325" calcext:value-type="float">
            <text:p>6.6914713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48017" calcext:value-type="float">
            <text:p>6.848017</text:p>
          </table:table-cell>
          <table:table-cell office:value-type="float" office:value="6.6880645" calcext:value-type="float">
            <text:p>6.688064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817819" calcext:value-type="float">
            <text:p>6.817819</text:p>
          </table:table-cell>
          <table:table-cell office:value-type="float" office:value="6.686203825" calcext:value-type="float">
            <text:p>6.68620382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85419" calcext:value-type="float">
            <text:p>6.785419</text:p>
          </table:table-cell>
          <table:table-cell office:value-type="float" office:value="6.6864056" calcext:value-type="float">
            <text:p>6.686405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61545" calcext:value-type="float">
            <text:p>6.761545</text:p>
          </table:table-cell>
          <table:table-cell office:value-type="float" office:value="6.688241425" calcext:value-type="float">
            <text:p>6.6882414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4221" calcext:value-type="float">
            <text:p>6.74221</text:p>
          </table:table-cell>
          <table:table-cell office:value-type="float" office:value="6.6907297" calcext:value-type="float">
            <text:p>6.690729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21866" calcext:value-type="float">
            <text:p>6.721866</text:p>
          </table:table-cell>
          <table:table-cell office:value-type="float" office:value="6.6934078" calcext:value-type="float">
            <text:p>6.6934078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09412" calcext:value-type="float">
            <text:p>6.709412</text:p>
          </table:table-cell>
          <table:table-cell office:value-type="float" office:value="6.696466175" calcext:value-type="float">
            <text:p>6.69646617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11573" calcext:value-type="float">
            <text:p>6.711573</text:p>
          </table:table-cell>
          <table:table-cell office:value-type="float" office:value="6.699763025" calcext:value-type="float">
            <text:p>6.6997630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99367" calcext:value-type="float">
            <text:p>6.699367</text:p>
          </table:table-cell>
          <table:table-cell office:value-type="float" office:value="6.702538875" calcext:value-type="float">
            <text:p>6.7025388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92538" calcext:value-type="float">
            <text:p>6.592538</text:p>
          </table:table-cell>
          <table:table-cell office:value-type="float" office:value="6.704719325" calcext:value-type="float">
            <text:p>6.70471932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92538" calcext:value-type="float">
            <text:p>6.592538</text:p>
          </table:table-cell>
          <table:table-cell office:value-type="float" office:value="6.70866965" calcext:value-type="float">
            <text:p>6.7086696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14908" calcext:value-type="float">
            <text:p>6.814908</text:p>
          </table:table-cell>
          <table:table-cell office:value-type="float" office:value="6.712092325" calcext:value-type="float">
            <text:p>6.7120923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72307" calcext:value-type="float">
            <text:p>6.672307</text:p>
          </table:table-cell>
          <table:table-cell office:value-type="float" office:value="6.7098493" calcext:value-type="float">
            <text:p>6.709849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41018" calcext:value-type="float">
            <text:p>6.641018</text:p>
          </table:table-cell>
          <table:table-cell office:value-type="float" office:value="6.7113732" calcext:value-type="float">
            <text:p>6.711373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52508" calcext:value-type="float">
            <text:p>6.652508</text:p>
          </table:table-cell>
          <table:table-cell office:value-type="float" office:value="6.713974175" calcext:value-type="float">
            <text:p>6.7139741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76265" calcext:value-type="float">
            <text:p>6.676265</text:p>
          </table:table-cell>
          <table:table-cell office:value-type="float" office:value="6.71623455" calcext:value-type="float">
            <text:p>6.7162345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05825" calcext:value-type="float">
            <text:p>6.705825</text:p>
          </table:table-cell>
          <table:table-cell office:value-type="float" office:value="6.716829375" calcext:value-type="float">
            <text:p>6.71682937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43378" calcext:value-type="float">
            <text:p>6.743378</text:p>
          </table:table-cell>
          <table:table-cell office:value-type="float" office:value="6.70765715" calcext:value-type="float">
            <text:p>6.7076571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85151" calcext:value-type="float">
            <text:p>6.785151</text:p>
          </table:table-cell>
          <table:table-cell office:value-type="float" office:value="6.7125093" calcext:value-type="float">
            <text:p>6.712509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2413" calcext:value-type="float">
            <text:p>6.82413</text:p>
          </table:table-cell>
          <table:table-cell office:value-type="float" office:value="6.713111075" calcext:value-type="float">
            <text:p>6.71311107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53379" calcext:value-type="float">
            <text:p>6.853379</text:p>
          </table:table-cell>
          <table:table-cell office:value-type="float" office:value="6.71031315" calcext:value-type="float">
            <text:p>6.7103131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66397" calcext:value-type="float">
            <text:p>6.866397</text:p>
          </table:table-cell>
          <table:table-cell office:value-type="float" office:value="6.704703625" calcext:value-type="float">
            <text:p>6.70470362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65773" calcext:value-type="float">
            <text:p>6.865773</text:p>
          </table:table-cell>
          <table:table-cell office:value-type="float" office:value="6.698404725" calcext:value-type="float">
            <text:p>6.69840472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64497" calcext:value-type="float">
            <text:p>6.864497</text:p>
          </table:table-cell>
          <table:table-cell office:value-type="float" office:value="6.6936271" calcext:value-type="float">
            <text:p>6.693627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64366" calcext:value-type="float">
            <text:p>6.864366</text:p>
          </table:table-cell>
          <table:table-cell office:value-type="float" office:value="6.69087155" calcext:value-type="float">
            <text:p>6.6908715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43317" calcext:value-type="float">
            <text:p>6.843317</text:p>
          </table:table-cell>
          <table:table-cell office:value-type="float" office:value="6.689423775" calcext:value-type="float">
            <text:p>6.68942377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84677" calcext:value-type="float">
            <text:p>6.784677</text:p>
          </table:table-cell>
          <table:table-cell office:value-type="float" office:value="6.68904705" calcext:value-type="float">
            <text:p>6.6890470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11017" calcext:value-type="float">
            <text:p>6.711017</text:p>
          </table:table-cell>
          <table:table-cell office:value-type="float" office:value="6.690272825" calcext:value-type="float">
            <text:p>6.6902728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65027" calcext:value-type="float">
            <text:p>6.665027</text:p>
          </table:table-cell>
          <table:table-cell office:value-type="float" office:value="6.693268075" calcext:value-type="float">
            <text:p>6.6932680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56058" calcext:value-type="float">
            <text:p>6.656058</text:p>
          </table:table-cell>
          <table:table-cell office:value-type="float" office:value="6.69729055" calcext:value-type="float">
            <text:p>6.6972905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452" calcext:value-type="float">
            <text:p>6.6452</text:p>
          </table:table-cell>
          <table:table-cell office:value-type="float" office:value="6.70153005" calcext:value-type="float">
            <text:p>6.7015300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86192" calcext:value-type="float">
            <text:p>6.586192</text:p>
          </table:table-cell>
          <table:table-cell office:value-type="float" office:value="6.706145325" calcext:value-type="float">
            <text:p>6.7061453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441916" calcext:value-type="float">
            <text:p>6.441916</text:p>
          </table:table-cell>
          <table:table-cell office:value-type="float" office:value="6.712243275" calcext:value-type="float">
            <text:p>6.7122432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093352" calcext:value-type="float">
            <text:p>5.093352</text:p>
          </table:table-cell>
          <table:table-cell office:value-type="float" office:value="6.721392625" calcext:value-type="float">
            <text:p>6.721392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35308" calcext:value-type="float">
            <text:p>6.835308</text:p>
          </table:table-cell>
          <table:table-cell office:value-type="float" office:value="6.7624881" calcext:value-type="float">
            <text:p>6.762488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91365" calcext:value-type="float">
            <text:p>6.691365</text:p>
          </table:table-cell>
          <table:table-cell office:value-type="float" office:value="6.7572062" calcext:value-type="float">
            <text:p>6.7572062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65176" calcext:value-type="float">
            <text:p>6.665176</text:p>
          </table:table-cell>
          <table:table-cell office:value-type="float" office:value="6.753536625" calcext:value-type="float">
            <text:p>6.7535366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72189" calcext:value-type="float">
            <text:p>6.672189</text:p>
          </table:table-cell>
          <table:table-cell office:value-type="float" office:value="6.75150275" calcext:value-type="float">
            <text:p>6.7515027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93441" calcext:value-type="float">
            <text:p>6.693441</text:p>
          </table:table-cell>
          <table:table-cell office:value-type="float" office:value="6.752811325" calcext:value-type="float">
            <text:p>6.75281132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26139" calcext:value-type="float">
            <text:p>6.726139</text:p>
          </table:table-cell>
          <table:table-cell office:value-type="float" office:value="6.757111075" calcext:value-type="float">
            <text:p>6.7571110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7359" calcext:value-type="float">
            <text:p>6.77359</text:p>
          </table:table-cell>
          <table:table-cell office:value-type="float" office:value="6.762873175" calcext:value-type="float">
            <text:p>6.7628731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2589" calcext:value-type="float">
            <text:p>6.82589</text:p>
          </table:table-cell>
          <table:table-cell office:value-type="float" office:value="6.76410055" calcext:value-type="float">
            <text:p>6.7641005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58852" calcext:value-type="float">
            <text:p>6.858852</text:p>
          </table:table-cell>
          <table:table-cell office:value-type="float" office:value="6.762977075" calcext:value-type="float">
            <text:p>6.7629770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61076" calcext:value-type="float">
            <text:p>6.861076</text:p>
          </table:table-cell>
          <table:table-cell office:value-type="float" office:value="6.7596806" calcext:value-type="float">
            <text:p>6.759680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49334" calcext:value-type="float">
            <text:p>6.849334</text:p>
          </table:table-cell>
          <table:table-cell office:value-type="float" office:value="6.755796275" calcext:value-type="float">
            <text:p>6.7557962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44201" calcext:value-type="float">
            <text:p>6.844201</text:p>
          </table:table-cell>
          <table:table-cell office:value-type="float" office:value="6.752375025" calcext:value-type="float">
            <text:p>6.75237502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41286" calcext:value-type="float">
            <text:p>6.841286</text:p>
          </table:table-cell>
          <table:table-cell office:value-type="float" office:value="6.74952905" calcext:value-type="float">
            <text:p>6.7495290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22607" calcext:value-type="float">
            <text:p>6.822607</text:p>
          </table:table-cell>
          <table:table-cell office:value-type="float" office:value="6.74732715" calcext:value-type="float">
            <text:p>6.7473271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86585" calcext:value-type="float">
            <text:p>6.786585</text:p>
          </table:table-cell>
          <table:table-cell office:value-type="float" office:value="6.746352525" calcext:value-type="float">
            <text:p>6.7463525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50551" calcext:value-type="float">
            <text:p>6.750551</text:p>
          </table:table-cell>
          <table:table-cell office:value-type="float" office:value="6.747125475" calcext:value-type="float">
            <text:p>6.7471254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9445" calcext:value-type="float">
            <text:p>6.729445</text:p>
          </table:table-cell>
          <table:table-cell office:value-type="float" office:value="6.7494406" calcext:value-type="float">
            <text:p>6.7494406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25187" calcext:value-type="float">
            <text:p>6.725187</text:p>
          </table:table-cell>
          <table:table-cell office:value-type="float" office:value="6.752557975" calcext:value-type="float">
            <text:p>6.7525579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33263" calcext:value-type="float">
            <text:p>6.733263</text:p>
          </table:table-cell>
          <table:table-cell office:value-type="float" office:value="6.755781225" calcext:value-type="float">
            <text:p>6.7557812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45057" calcext:value-type="float">
            <text:p>6.745057</text:p>
          </table:table-cell>
          <table:table-cell office:value-type="float" office:value="6.75866585" calcext:value-type="float">
            <text:p>6.7586658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42923" calcext:value-type="float">
            <text:p>6.742923</text:p>
          </table:table-cell>
          <table:table-cell office:value-type="float" office:value="6.760990875" calcext:value-type="float">
            <text:p>6.7609908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00058" calcext:value-type="float">
            <text:p>6.700058</text:p>
          </table:table-cell>
          <table:table-cell office:value-type="float" office:value="6.76292985" calcext:value-type="float">
            <text:p>6.7629298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338936" calcext:value-type="float">
            <text:p>6.338936</text:p>
          </table:table-cell>
          <table:table-cell office:value-type="float" office:value="6.76533285" calcext:value-type="float">
            <text:p>6.7653328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937464" calcext:value-type="float">
            <text:p>6.937464</text:p>
          </table:table-cell>
          <table:table-cell office:value-type="float" office:value="6.77603935" calcext:value-type="float">
            <text:p>6.7760393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09222" calcext:value-type="float">
            <text:p>6.809222</text:p>
          </table:table-cell>
          <table:table-cell office:value-type="float" office:value="6.771039875" calcext:value-type="float">
            <text:p>6.7710398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12213" calcext:value-type="float">
            <text:p>6.712213</text:p>
          </table:table-cell>
          <table:table-cell office:value-type="float" office:value="6.76848805" calcext:value-type="float">
            <text:p>6.7684880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28998" calcext:value-type="float">
            <text:p>6.628998</text:p>
          </table:table-cell>
          <table:table-cell office:value-type="float" office:value="6.767304125" calcext:value-type="float">
            <text:p>6.7673041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14441" calcext:value-type="float">
            <text:p>6.614441</text:p>
          </table:table-cell>
          <table:table-cell office:value-type="float" office:value="6.766727475" calcext:value-type="float">
            <text:p>6.76672747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74668" calcext:value-type="float">
            <text:p>6.674668</text:p>
          </table:table-cell>
          <table:table-cell office:value-type="float" office:value="6.7655283" calcext:value-type="float">
            <text:p>6.765528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54275" calcext:value-type="float">
            <text:p>6.754275</text:p>
          </table:table-cell>
          <table:table-cell office:value-type="float" office:value="6.765898075" calcext:value-type="float">
            <text:p>6.76589807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06455" calcext:value-type="float">
            <text:p>6.806455</text:p>
          </table:table-cell>
          <table:table-cell office:value-type="float" office:value="6.75135645" calcext:value-type="float">
            <text:p>6.7513564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28248" calcext:value-type="float">
            <text:p>6.828248</text:p>
          </table:table-cell>
          <table:table-cell office:value-type="float" office:value="6.742872225" calcext:value-type="float">
            <text:p>6.7428722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33708" calcext:value-type="float">
            <text:p>6.833708</text:p>
          </table:table-cell>
          <table:table-cell office:value-type="float" office:value="6.7373258" calcext:value-type="float">
            <text:p>6.7373258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30827" calcext:value-type="float">
            <text:p>6.830827</text:p>
          </table:table-cell>
          <table:table-cell office:value-type="float" office:value="6.734100725" calcext:value-type="float">
            <text:p>6.73410072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25926" calcext:value-type="float">
            <text:p>6.825926</text:p>
          </table:table-cell>
          <table:table-cell office:value-type="float" office:value="6.731916875" calcext:value-type="float">
            <text:p>6.73191687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25638" calcext:value-type="float">
            <text:p>6.825638</text:p>
          </table:table-cell>
          <table:table-cell office:value-type="float" office:value="6.729650275" calcext:value-type="float">
            <text:p>6.72965027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29811" calcext:value-type="float">
            <text:p>6.829811</text:p>
          </table:table-cell>
          <table:table-cell office:value-type="float" office:value="6.727191175" calcext:value-type="float">
            <text:p>6.72719117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3011" calcext:value-type="float">
            <text:p>6.83011</text:p>
          </table:table-cell>
          <table:table-cell office:value-type="float" office:value="6.725227275" calcext:value-type="float">
            <text:p>6.7252272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0789" calcext:value-type="float">
            <text:p>6.80789</text:p>
          </table:table-cell>
          <table:table-cell office:value-type="float" office:value="6.7244073" calcext:value-type="float">
            <text:p>6.724407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37171" calcext:value-type="float">
            <text:p>6.737171</text:p>
          </table:table-cell>
          <table:table-cell office:value-type="float" office:value="6.725161075" calcext:value-type="float">
            <text:p>6.72516107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24032" calcext:value-type="float">
            <text:p>6.624032</text:p>
          </table:table-cell>
          <table:table-cell office:value-type="float" office:value="6.7281561" calcext:value-type="float">
            <text:p>6.728156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44582" calcext:value-type="float">
            <text:p>6.544582</text:p>
          </table:table-cell>
          <table:table-cell office:value-type="float" office:value="6.733877375" calcext:value-type="float">
            <text:p>6.7338773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83821" calcext:value-type="float">
            <text:p>6.583821</text:p>
          </table:table-cell>
          <table:table-cell office:value-type="float" office:value="6.741059675" calcext:value-type="float">
            <text:p>6.74105967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24532" calcext:value-type="float">
            <text:p>6.724532</text:p>
          </table:table-cell>
          <table:table-cell office:value-type="float" office:value="6.7465465" calcext:value-type="float">
            <text:p>6.746546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6.747917575" calcext:value-type="float">
            <text:p>6.74791757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956623" calcext:value-type="float">
            <text:p>6.956623</text:p>
          </table:table-cell>
          <table:table-cell office:value-type="float" office:value="6.745442075" calcext:value-type="float">
            <text:p>6.7454420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22685" calcext:value-type="float">
            <text:p>6.822685</text:p>
          </table:table-cell>
          <table:table-cell office:value-type="float" office:value="6.740352875" calcext:value-type="float">
            <text:p>6.7403528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80951" calcext:value-type="float">
            <text:p>6.780951</text:p>
          </table:table-cell>
          <table:table-cell office:value-type="float" office:value="6.737872825" calcext:value-type="float">
            <text:p>6.73787282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26993" calcext:value-type="float">
            <text:p>6.726993</text:p>
          </table:table-cell>
          <table:table-cell office:value-type="float" office:value="6.735476525" calcext:value-type="float">
            <text:p>6.7354765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05703" calcext:value-type="float">
            <text:p>6.705703</text:p>
          </table:table-cell>
          <table:table-cell office:value-type="float" office:value="6.733840475" calcext:value-type="float">
            <text:p>6.7338404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12484" calcext:value-type="float">
            <text:p>6.712484</text:p>
          </table:table-cell>
          <table:table-cell office:value-type="float" office:value="6.732645875" calcext:value-type="float">
            <text:p>6.7326458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30362" calcext:value-type="float">
            <text:p>6.730362</text:p>
          </table:table-cell>
          <table:table-cell office:value-type="float" office:value="6.731083075" calcext:value-type="float">
            <text:p>6.7310830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5321" calcext:value-type="float">
            <text:p>6.75321</text:p>
          </table:table-cell>
          <table:table-cell office:value-type="float" office:value="6.726932425" calcext:value-type="float">
            <text:p>6.7269324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83622" calcext:value-type="float">
            <text:p>6.783622</text:p>
          </table:table-cell>
          <table:table-cell office:value-type="float" office:value="6.735012075" calcext:value-type="float">
            <text:p>6.7350120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17503" calcext:value-type="float">
            <text:p>6.817503</text:p>
          </table:table-cell>
          <table:table-cell office:value-type="float" office:value="6.73460955" calcext:value-type="float">
            <text:p>6.7346095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43156" calcext:value-type="float">
            <text:p>6.843156</text:p>
          </table:table-cell>
          <table:table-cell office:value-type="float" office:value="6.732101325" calcext:value-type="float">
            <text:p>6.7321013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5414" calcext:value-type="float">
            <text:p>6.85414</text:p>
          </table:table-cell>
          <table:table-cell office:value-type="float" office:value="6.7286984" calcext:value-type="float">
            <text:p>6.728698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54117" calcext:value-type="float">
            <text:p>6.854117</text:p>
          </table:table-cell>
          <table:table-cell office:value-type="float" office:value="6.7253779" calcext:value-type="float">
            <text:p>6.725377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48648" calcext:value-type="float">
            <text:p>6.848648</text:p>
          </table:table-cell>
          <table:table-cell office:value-type="float" office:value="6.7227765" calcext:value-type="float">
            <text:p>6.722776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38058" calcext:value-type="float">
            <text:p>6.838058</text:p>
          </table:table-cell>
          <table:table-cell office:value-type="float" office:value="6.721023675" calcext:value-type="float">
            <text:p>6.72102367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20482" calcext:value-type="float">
            <text:p>6.820482</text:p>
          </table:table-cell>
          <table:table-cell office:value-type="float" office:value="6.719897775" calcext:value-type="float">
            <text:p>6.71989777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96178" calcext:value-type="float">
            <text:p>6.796178</text:p>
          </table:table-cell>
          <table:table-cell office:value-type="float" office:value="6.719251425" calcext:value-type="float">
            <text:p>6.7192514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67196" calcext:value-type="float">
            <text:p>6.767196</text:p>
          </table:table-cell>
          <table:table-cell office:value-type="float" office:value="6.7193231" calcext:value-type="float">
            <text:p>6.71932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37485" calcext:value-type="float">
            <text:p>6.737485</text:p>
          </table:table-cell>
          <table:table-cell office:value-type="float" office:value="6.72061345" calcext:value-type="float">
            <text:p>6.7206134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07149" calcext:value-type="float">
            <text:p>6.707149</text:p>
          </table:table-cell>
          <table:table-cell office:value-type="float" office:value="6.723354325" calcext:value-type="float">
            <text:p>6.72335432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64856" calcext:value-type="float">
            <text:p>6.664856</text:p>
          </table:table-cell>
          <table:table-cell office:value-type="float" office:value="6.727260775" calcext:value-type="float">
            <text:p>6.72726077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05932" calcext:value-type="float">
            <text:p>6.605932</text:p>
          </table:table-cell>
          <table:table-cell office:value-type="float" office:value="6.73203755" calcext:value-type="float">
            <text:p>6.7320375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566474" calcext:value-type="float">
            <text:p>6.566474</text:p>
          </table:table-cell>
          <table:table-cell office:value-type="float" office:value="6.737693525" calcext:value-type="float">
            <text:p>6.73769352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89459" calcext:value-type="float">
            <text:p>6.689459</text:p>
          </table:table-cell>
          <table:table-cell office:value-type="float" office:value="6.74368225" calcext:value-type="float">
            <text:p>6.7436822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17261" calcext:value-type="float">
            <text:p>6.17261</text:p>
          </table:table-cell>
          <table:table-cell office:value-type="float" office:value="6.746015525" calcext:value-type="float">
            <text:p>6.7460155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67086" calcext:value-type="float">
            <text:p>6.467086</text:p>
          </table:table-cell>
          <table:table-cell office:value-type="float" office:value="6.7606343" calcext:value-type="float">
            <text:p>6.760634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06391" calcext:value-type="float">
            <text:p>6.606391</text:p>
          </table:table-cell>
          <table:table-cell office:value-type="float" office:value="6.766999025" calcext:value-type="float">
            <text:p>6.76699902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04705" calcext:value-type="float">
            <text:p>6.704705</text:p>
          </table:table-cell>
          <table:table-cell office:value-type="float" office:value="6.768713475" calcext:value-type="float">
            <text:p>6.7687134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43473" calcext:value-type="float">
            <text:p>6.743473</text:p>
          </table:table-cell>
          <table:table-cell office:value-type="float" office:value="6.7668134" calcext:value-type="float">
            <text:p>6.766813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35262" calcext:value-type="float">
            <text:p>6.735262</text:p>
          </table:table-cell>
          <table:table-cell office:value-type="float" office:value="6.76330805" calcext:value-type="float">
            <text:p>6.7633080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27274" calcext:value-type="float">
            <text:p>6.727274</text:p>
          </table:table-cell>
          <table:table-cell office:value-type="float" office:value="6.7608354" calcext:value-type="float">
            <text:p>6.7608354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51255" calcext:value-type="float">
            <text:p>6.751255</text:p>
          </table:table-cell>
          <table:table-cell office:value-type="float" office:value="6.747768725" calcext:value-type="float">
            <text:p>6.74776872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97311" calcext:value-type="float">
            <text:p>6.797311</text:p>
          </table:table-cell>
          <table:table-cell office:value-type="float" office:value="6.743054525" calcext:value-type="float">
            <text:p>6.74305452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38041" calcext:value-type="float">
            <text:p>6.838041</text:p>
          </table:table-cell>
          <table:table-cell office:value-type="float" office:value="6.739055525" calcext:value-type="float">
            <text:p>6.7390555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56972" calcext:value-type="float">
            <text:p>6.856972</text:p>
          </table:table-cell>
          <table:table-cell office:value-type="float" office:value="6.735103775" calcext:value-type="float">
            <text:p>6.73510377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52883" calcext:value-type="float">
            <text:p>6.852883</text:p>
          </table:table-cell>
          <table:table-cell office:value-type="float" office:value="6.7311135" calcext:value-type="float">
            <text:p>6.731113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31874" calcext:value-type="float">
            <text:p>6.831874</text:p>
          </table:table-cell>
          <table:table-cell office:value-type="float" office:value="6.7275687" calcext:value-type="float">
            <text:p>6.727568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03294" calcext:value-type="float">
            <text:p>6.803294</text:p>
          </table:table-cell>
          <table:table-cell office:value-type="float" office:value="6.725248325" calcext:value-type="float">
            <text:p>6.7252483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79375" calcext:value-type="float">
            <text:p>6.779375</text:p>
          </table:table-cell>
          <table:table-cell office:value-type="float" office:value="6.7245307" calcext:value-type="float">
            <text:p>6.724530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66411" calcext:value-type="float">
            <text:p>6.766411</text:p>
          </table:table-cell>
          <table:table-cell office:value-type="float" office:value="6.725091175" calcext:value-type="float">
            <text:p>6.7250911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3055" calcext:value-type="float">
            <text:p>6.753055</text:p>
          </table:table-cell>
          <table:table-cell office:value-type="float" office:value="6.72635075" calcext:value-type="float">
            <text:p>6.726350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23483" calcext:value-type="float">
            <text:p>6.723483</text:p>
          </table:table-cell>
          <table:table-cell office:value-type="float" office:value="6.728164425" calcext:value-type="float">
            <text:p>6.7281644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85099" calcext:value-type="float">
            <text:p>6.685099</text:p>
          </table:table-cell>
          <table:table-cell office:value-type="float" office:value="6.7308853" calcext:value-type="float">
            <text:p>6.730885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61551" calcext:value-type="float">
            <text:p>6.661551</text:p>
          </table:table-cell>
          <table:table-cell office:value-type="float" office:value="6.73465155" calcext:value-type="float">
            <text:p>6.7346515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57919" calcext:value-type="float">
            <text:p>6.657919</text:p>
          </table:table-cell>
          <table:table-cell office:value-type="float" office:value="6.738933725" calcext:value-type="float">
            <text:p>6.7389337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49972" calcext:value-type="float">
            <text:p>6.649972</text:p>
          </table:table-cell>
          <table:table-cell office:value-type="float" office:value="6.742972225" calcext:value-type="float">
            <text:p>6.7429722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64336" calcext:value-type="float">
            <text:p>6.564336</text:p>
          </table:table-cell>
          <table:table-cell office:value-type="float" office:value="6.746510975" calcext:value-type="float">
            <text:p>6.7465109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076396" calcext:value-type="float">
            <text:p>7.076396</text:p>
          </table:table-cell>
          <table:table-cell office:value-type="float" office:value="6.751209925" calcext:value-type="float">
            <text:p>6.75120992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67521" calcext:value-type="float">
            <text:p>6.767521</text:p>
          </table:table-cell>
          <table:table-cell office:value-type="float" office:value="6.74234285" calcext:value-type="float">
            <text:p>6.7423428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17174" calcext:value-type="float">
            <text:p>6.717174</text:p>
          </table:table-cell>
          <table:table-cell office:value-type="float" office:value="6.7415289" calcext:value-type="float">
            <text:p>6.7415289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07039" calcext:value-type="float">
            <text:p>6.707039</text:p>
          </table:table-cell>
          <table:table-cell office:value-type="float" office:value="6.743725125" calcext:value-type="float">
            <text:p>6.74372512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2132" calcext:value-type="float">
            <text:p>6.72132</text:p>
          </table:table-cell>
          <table:table-cell office:value-type="float" office:value="6.7476645" calcext:value-type="float">
            <text:p>6.747664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50061" calcext:value-type="float">
            <text:p>6.750061</text:p>
          </table:table-cell>
          <table:table-cell office:value-type="float" office:value="6.7489464" calcext:value-type="float">
            <text:p>6.748946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78535" calcext:value-type="float">
            <text:p>6.778535</text:p>
          </table:table-cell>
          <table:table-cell office:value-type="float" office:value="6.737969525" calcext:value-type="float">
            <text:p>6.7379695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93022" calcext:value-type="float">
            <text:p>6.793022</text:p>
          </table:table-cell>
          <table:table-cell office:value-type="float" office:value="6.907181475" calcext:value-type="float">
            <text:p>6.9071814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94628" calcext:value-type="float">
            <text:p>6.794628</text:p>
          </table:table-cell>
          <table:table-cell office:value-type="float" office:value="6.914428025" calcext:value-type="float">
            <text:p>6.91442802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99045" calcext:value-type="float">
            <text:p>6.799045</text:p>
          </table:table-cell>
          <table:table-cell office:value-type="float" office:value="6.914900225" calcext:value-type="float">
            <text:p>6.91490022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1881" calcext:value-type="float">
            <text:p>6.81881</text:p>
          </table:table-cell>
          <table:table-cell office:value-type="float" office:value="6.913882075" calcext:value-type="float">
            <text:p>6.9138820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4712" calcext:value-type="float">
            <text:p>6.84712</text:p>
          </table:table-cell>
          <table:table-cell office:value-type="float" office:value="6.91204695" calcext:value-type="float">
            <text:p>6.9120469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63407" calcext:value-type="float">
            <text:p>6.863407</text:p>
          </table:table-cell>
          <table:table-cell office:value-type="float" office:value="6.9092627" calcext:value-type="float">
            <text:p>6.909262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55927" calcext:value-type="float">
            <text:p>6.855927</text:p>
          </table:table-cell>
          <table:table-cell office:value-type="float" office:value="6.906081775" calcext:value-type="float">
            <text:p>6.9060817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32171" calcext:value-type="float">
            <text:p>6.832171</text:p>
          </table:table-cell>
          <table:table-cell office:value-type="float" office:value="6.90366385" calcext:value-type="float">
            <text:p>6.9036638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06023" calcext:value-type="float">
            <text:p>6.806023</text:p>
          </table:table-cell>
          <table:table-cell office:value-type="float" office:value="6.902885475" calcext:value-type="float">
            <text:p>6.90288547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8279" calcext:value-type="float">
            <text:p>6.78279</text:p>
          </table:table-cell>
          <table:table-cell office:value-type="float" office:value="6.9038126" calcext:value-type="float">
            <text:p>6.9038126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57361" calcext:value-type="float">
            <text:p>6.757361</text:p>
          </table:table-cell>
          <table:table-cell office:value-type="float" office:value="6.905945775" calcext:value-type="float">
            <text:p>6.9059457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21675" calcext:value-type="float">
            <text:p>6.721675</text:p>
          </table:table-cell>
          <table:table-cell office:value-type="float" office:value="6.908781475" calcext:value-type="float">
            <text:p>6.9087814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74969" calcext:value-type="float">
            <text:p>6.674969</text:p>
          </table:table-cell>
          <table:table-cell office:value-type="float" office:value="6.91219015" calcext:value-type="float">
            <text:p>6.9121901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28702" calcext:value-type="float">
            <text:p>6.628702</text:p>
          </table:table-cell>
          <table:table-cell office:value-type="float" office:value="6.9163536" calcext:value-type="float">
            <text:p>6.916353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03259" calcext:value-type="float">
            <text:p>6.603259</text:p>
          </table:table-cell>
          <table:table-cell office:value-type="float" office:value="6.921293625" calcext:value-type="float">
            <text:p>6.92129362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36356" calcext:value-type="float">
            <text:p>6.636356</text:p>
          </table:table-cell>
          <table:table-cell office:value-type="float" office:value="6.926387675" calcext:value-type="float">
            <text:p>6.9263876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204607" calcext:value-type="float">
            <text:p>6.204607</text:p>
          </table:table-cell>
          <table:table-cell office:value-type="float" office:value="6.9299265" calcext:value-type="float">
            <text:p>6.929926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62687" calcext:value-type="float">
            <text:p>6.562687</text:p>
          </table:table-cell>
          <table:table-cell office:value-type="float" office:value="6.943341" calcext:value-type="float">
            <text:p>6.94334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37351" calcext:value-type="float">
            <text:p>6.637351</text:p>
          </table:table-cell>
          <table:table-cell office:value-type="float" office:value="6.94688425" calcext:value-type="float">
            <text:p>6.9468842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79971" calcext:value-type="float">
            <text:p>6.679971</text:p>
          </table:table-cell>
          <table:table-cell office:value-type="float" office:value="6.9478924" calcext:value-type="float">
            <text:p>6.9478924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97361" calcext:value-type="float">
            <text:p>6.697361</text:p>
          </table:table-cell>
          <table:table-cell office:value-type="float" office:value="6.947676575" calcext:value-type="float">
            <text:p>6.94767657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11091" calcext:value-type="float">
            <text:p>6.711091</text:p>
          </table:table-cell>
          <table:table-cell office:value-type="float" office:value="6.94749095" calcext:value-type="float">
            <text:p>6.9474909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39059" calcext:value-type="float">
            <text:p>6.739059</text:p>
          </table:table-cell>
          <table:table-cell office:value-type="float" office:value="6.94819825" calcext:value-type="float">
            <text:p>6.948198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74589" calcext:value-type="float">
            <text:p>6.774589</text:p>
          </table:table-cell>
          <table:table-cell office:value-type="float" office:value="6.988521325" calcext:value-type="float">
            <text:p>6.9885213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01794" calcext:value-type="float">
            <text:p>6.801794</text:p>
          </table:table-cell>
          <table:table-cell office:value-type="float" office:value="6.985989" calcext:value-type="float">
            <text:p>6.98598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16794" calcext:value-type="float">
            <text:p>6.816794</text:p>
          </table:table-cell>
          <table:table-cell office:value-type="float" office:value="6.9831866" calcext:value-type="float">
            <text:p>6.9831866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25602" calcext:value-type="float">
            <text:p>6.825602</text:p>
          </table:table-cell>
          <table:table-cell office:value-type="float" office:value="6.979307125" calcext:value-type="float">
            <text:p>6.97930712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32318" calcext:value-type="float">
            <text:p>6.832318</text:p>
          </table:table-cell>
          <table:table-cell office:value-type="float" office:value="6.97467865" calcext:value-type="float">
            <text:p>6.9746786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35749" calcext:value-type="float">
            <text:p>6.835749</text:p>
          </table:table-cell>
          <table:table-cell office:value-type="float" office:value="6.97049555" calcext:value-type="float">
            <text:p>6.9704955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32838" calcext:value-type="float">
            <text:p>6.832838</text:p>
          </table:table-cell>
          <table:table-cell office:value-type="float" office:value="6.96779035" calcext:value-type="float">
            <text:p>6.9677903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19459" calcext:value-type="float">
            <text:p>6.819459</text:p>
          </table:table-cell>
          <table:table-cell office:value-type="float" office:value="6.966625125" calcext:value-type="float">
            <text:p>6.9666251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91522" calcext:value-type="float">
            <text:p>6.791522</text:p>
          </table:table-cell>
          <table:table-cell office:value-type="float" office:value="6.9665248" calcext:value-type="float">
            <text:p>6.966524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52294" calcext:value-type="float">
            <text:p>6.752294</text:p>
          </table:table-cell>
          <table:table-cell office:value-type="float" office:value="6.967372125" calcext:value-type="float">
            <text:p>6.96737212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21713" calcext:value-type="float">
            <text:p>6.721713</text:p>
          </table:table-cell>
          <table:table-cell office:value-type="float" office:value="6.969407075" calcext:value-type="float">
            <text:p>6.96940707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34963" calcext:value-type="float">
            <text:p>6.734963</text:p>
          </table:table-cell>
          <table:table-cell office:value-type="float" office:value="6.972362975" calcext:value-type="float">
            <text:p>6.97236297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05023" calcext:value-type="float">
            <text:p>6.805023</text:p>
          </table:table-cell>
          <table:table-cell office:value-type="float" office:value="6.974899575" calcext:value-type="float">
            <text:p>6.97489957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64614" calcext:value-type="float">
            <text:p>6.864614</text:p>
          </table:table-cell>
          <table:table-cell office:value-type="float" office:value="6.975351225" calcext:value-type="float">
            <text:p>6.97535122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72596" calcext:value-type="float">
            <text:p>6.772596</text:p>
          </table:table-cell>
          <table:table-cell office:value-type="float" office:value="6.97382155" calcext:value-type="float">
            <text:p>6.9738215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310986" calcext:value-type="float">
            <text:p>6.310986</text:p>
          </table:table-cell>
          <table:table-cell office:value-type="float" office:value="6.973965675" calcext:value-type="float">
            <text:p>6.97396567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.547013" calcext:value-type="float">
            <text:p>13.547013</text:p>
          </table:table-cell>
          <table:table-cell office:value-type="float" office:value="6.984933075" calcext:value-type="float">
            <text:p>6.98493307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082884" calcext:value-type="float">
            <text:p>7.082884</text:p>
          </table:table-cell>
          <table:table-cell office:value-type="float" office:value="6.814324975" calcext:value-type="float">
            <text:p>6.8143249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13516" calcext:value-type="float">
            <text:p>6.813516</text:p>
          </table:table-cell>
          <table:table-cell office:value-type="float" office:value="6.804781275" calcext:value-type="float">
            <text:p>6.8047812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58319" calcext:value-type="float">
            <text:p>6.758319</text:p>
          </table:table-cell>
          <table:table-cell office:value-type="float" office:value="6.801493425" calcext:value-type="float">
            <text:p>6.80149342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45405" calcext:value-type="float">
            <text:p>6.745405</text:p>
          </table:table-cell>
          <table:table-cell office:value-type="float" office:value="6.799029525" calcext:value-type="float">
            <text:p>6.7990295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3575" calcext:value-type="float">
            <text:p>6.73575</text:p>
          </table:table-cell>
          <table:table-cell office:value-type="float" office:value="6.796123425" calcext:value-type="float">
            <text:p>6.79612342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3617" calcext:value-type="float">
            <text:p>6.73617</text:p>
          </table:table-cell>
          <table:table-cell office:value-type="float" office:value="6.79166485" calcext:value-type="float">
            <text:p>6.7916648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5921" calcext:value-type="float">
            <text:p>6.75921</text:p>
          </table:table-cell>
          <table:table-cell office:value-type="float" office:value="6.767791625" calcext:value-type="float">
            <text:p>6.7677916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01036" calcext:value-type="float">
            <text:p>6.801036</text:p>
          </table:table-cell>
          <table:table-cell office:value-type="float" office:value="6.768964725" calcext:value-type="float">
            <text:p>6.76896472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43108" calcext:value-type="float">
            <text:p>6.843108</text:p>
          </table:table-cell>
          <table:table-cell office:value-type="float" office:value="6.765368" calcext:value-type="float">
            <text:p>6.76536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68117" calcext:value-type="float">
            <text:p>6.868117</text:p>
          </table:table-cell>
          <table:table-cell office:value-type="float" office:value="6.76005145" calcext:value-type="float">
            <text:p>6.7600514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70789" calcext:value-type="float">
            <text:p>6.870789</text:p>
          </table:table-cell>
          <table:table-cell office:value-type="float" office:value="6.75496955" calcext:value-type="float">
            <text:p>6.7549695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58022" calcext:value-type="float">
            <text:p>6.858022</text:p>
          </table:table-cell>
          <table:table-cell office:value-type="float" office:value="6.7512485" calcext:value-type="float">
            <text:p>6.751248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41507" calcext:value-type="float">
            <text:p>6.841507</text:p>
          </table:table-cell>
          <table:table-cell office:value-type="float" office:value="6.74920325" calcext:value-type="float">
            <text:p>6.7492032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26303" calcext:value-type="float">
            <text:p>6.826303</text:p>
          </table:table-cell>
          <table:table-cell office:value-type="float" office:value="6.748549625" calcext:value-type="float">
            <text:p>6.74854962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807021" calcext:value-type="float">
            <text:p>6.807021</text:p>
          </table:table-cell>
          <table:table-cell office:value-type="float" office:value="6.748742875" calcext:value-type="float">
            <text:p>6.74874287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77909" calcext:value-type="float">
            <text:p>6.777909</text:p>
          </table:table-cell>
          <table:table-cell office:value-type="float" office:value="6.749466625" calcext:value-type="float">
            <text:p>6.7494666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41187" calcext:value-type="float">
            <text:p>6.741187</text:p>
          </table:table-cell>
          <table:table-cell office:value-type="float" office:value="6.75080765" calcext:value-type="float">
            <text:p>6.7508076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04417" calcext:value-type="float">
            <text:p>6.704417</text:p>
          </table:table-cell>
          <table:table-cell office:value-type="float" office:value="6.753016225" calcext:value-type="float">
            <text:p>6.75301622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77677" calcext:value-type="float">
            <text:p>6.677677</text:p>
          </table:table-cell>
          <table:table-cell office:value-type="float" office:value="6.756266075" calcext:value-type="float">
            <text:p>6.75626607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71338" calcext:value-type="float">
            <text:p>6.671338</text:p>
          </table:table-cell>
          <table:table-cell office:value-type="float" office:value="6.76046175" calcext:value-type="float">
            <text:p>6.7604617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89936" calcext:value-type="float">
            <text:p>6.689936</text:p>
          </table:table-cell>
          <table:table-cell office:value-type="float" office:value="6.764972175" calcext:value-type="float">
            <text:p>6.7649721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39383" calcext:value-type="float">
            <text:p>6.739383</text:p>
          </table:table-cell>
          <table:table-cell office:value-type="float" office:value="6.768538075" calcext:value-type="float">
            <text:p>6.76853807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351982" calcext:value-type="float">
            <text:p>8.351982</text:p>
          </table:table-cell>
          <table:table-cell office:value-type="float" office:value="6.7694844" calcext:value-type="float">
            <text:p>6.7694844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73296" calcext:value-type="float">
            <text:p>6.673296</text:p>
          </table:table-cell>
          <table:table-cell office:value-type="float" office:value="6.728431125" calcext:value-type="float">
            <text:p>6.7284311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89698" calcext:value-type="float">
            <text:p>6.689698</text:p>
          </table:table-cell>
          <table:table-cell office:value-type="float" office:value="6.72861725" calcext:value-type="float">
            <text:p>6.7286172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61615" calcext:value-type="float">
            <text:p>6.661615</text:p>
          </table:table-cell>
          <table:table-cell office:value-type="float" office:value="6.729227825" calcext:value-type="float">
            <text:p>6.72922782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40463" calcext:value-type="float">
            <text:p>6.640463</text:p>
          </table:table-cell>
          <table:table-cell office:value-type="float" office:value="6.731905125" calcext:value-type="float">
            <text:p>6.73190512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64994" calcext:value-type="float">
            <text:p>6.664994</text:p>
          </table:table-cell>
          <table:table-cell office:value-type="float" office:value="6.734934275" calcext:value-type="float">
            <text:p>6.73493427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27541" calcext:value-type="float">
            <text:p>6.727541</text:p>
          </table:table-cell>
          <table:table-cell office:value-type="float" office:value="6.733379425" calcext:value-type="float">
            <text:p>6.7333794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86229" calcext:value-type="float">
            <text:p>6.786229</text:p>
          </table:table-cell>
          <table:table-cell office:value-type="float" office:value="6.70210055" calcext:value-type="float">
            <text:p>6.7021005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15446" calcext:value-type="float">
            <text:p>6.815446</text:p>
          </table:table-cell>
          <table:table-cell office:value-type="float" office:value="6.71110455" calcext:value-type="float">
            <text:p>6.7111045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25415" calcext:value-type="float">
            <text:p>6.825415</text:p>
          </table:table-cell>
          <table:table-cell office:value-type="float" office:value="6.710584225" calcext:value-type="float">
            <text:p>6.7105842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33692" calcext:value-type="float">
            <text:p>6.833692</text:p>
          </table:table-cell>
          <table:table-cell office:value-type="float" office:value="6.705724875" calcext:value-type="float">
            <text:p>6.70572487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39949" calcext:value-type="float">
            <text:p>6.839949</text:p>
          </table:table-cell>
          <table:table-cell office:value-type="float" office:value="6.698108025" calcext:value-type="float">
            <text:p>6.69810802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36427" calcext:value-type="float">
            <text:p>6.836427</text:p>
          </table:table-cell>
          <table:table-cell office:value-type="float" office:value="6.690626025" calcext:value-type="float">
            <text:p>6.69062602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23089" calcext:value-type="float">
            <text:p>6.823089</text:p>
          </table:table-cell>
          <table:table-cell office:value-type="float" office:value="6.68622535" calcext:value-type="float">
            <text:p>6.6862253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03427" calcext:value-type="float">
            <text:p>6.803427</text:p>
          </table:table-cell>
          <table:table-cell office:value-type="float" office:value="6.685354125" calcext:value-type="float">
            <text:p>6.6853541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78361" calcext:value-type="float">
            <text:p>6.778361</text:p>
          </table:table-cell>
          <table:table-cell office:value-type="float" office:value="6.686544" calcext:value-type="float">
            <text:p>6.68654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49682" calcext:value-type="float">
            <text:p>6.749682</text:p>
          </table:table-cell>
          <table:table-cell office:value-type="float" office:value="6.6885723" calcext:value-type="float">
            <text:p>6.688572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22689" calcext:value-type="float">
            <text:p>6.722689</text:p>
          </table:table-cell>
          <table:table-cell office:value-type="float" office:value="6.6910257" calcext:value-type="float">
            <text:p>6.691025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01136" calcext:value-type="float">
            <text:p>6.701136</text:p>
          </table:table-cell>
          <table:table-cell office:value-type="float" office:value="6.69364785" calcext:value-type="float">
            <text:p>6.6936478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82002" calcext:value-type="float">
            <text:p>6.682002</text:p>
          </table:table-cell>
          <table:table-cell office:value-type="float" office:value="6.69625655" calcext:value-type="float">
            <text:p>6.6962565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59763" calcext:value-type="float">
            <text:p>6.659763</text:p>
          </table:table-cell>
          <table:table-cell office:value-type="float" office:value="6.69911005" calcext:value-type="float">
            <text:p>6.6991100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29161" calcext:value-type="float">
            <text:p>6.629161</text:p>
          </table:table-cell>
          <table:table-cell office:value-type="float" office:value="6.70261795" calcext:value-type="float">
            <text:p>6.702617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57407" calcext:value-type="float">
            <text:p>6.557407</text:p>
          </table:table-cell>
          <table:table-cell office:value-type="float" office:value="6.70679875" calcext:value-type="float">
            <text:p>6.706798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781241" calcext:value-type="float">
            <text:p>5.781241</text:p>
          </table:table-cell>
          <table:table-cell office:value-type="float" office:value="6.712227975" calcext:value-type="float">
            <text:p>6.71222797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06134" calcext:value-type="float">
            <text:p>6.806134</text:p>
          </table:table-cell>
          <table:table-cell office:value-type="float" office:value="6.73662165" calcext:value-type="float">
            <text:p>6.7366216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57167" calcext:value-type="float">
            <text:p>6.657167</text:p>
          </table:table-cell>
          <table:table-cell office:value-type="float" office:value="6.735597525" calcext:value-type="float">
            <text:p>6.73559752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30446" calcext:value-type="float">
            <text:p>6.630446</text:p>
          </table:table-cell>
          <table:table-cell office:value-type="float" office:value="6.738443825" calcext:value-type="float">
            <text:p>6.73844382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64841" calcext:value-type="float">
            <text:p>6.664841</text:p>
          </table:table-cell>
          <table:table-cell office:value-type="float" office:value="6.740729725" calcext:value-type="float">
            <text:p>6.7407297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21947" calcext:value-type="float">
            <text:p>6.721947</text:p>
          </table:table-cell>
          <table:table-cell office:value-type="float" office:value="6.739350125" calcext:value-type="float">
            <text:p>6.73935012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76212" calcext:value-type="float">
            <text:p>6.776212</text:p>
          </table:table-cell>
          <table:table-cell office:value-type="float" office:value="6.732527175" calcext:value-type="float">
            <text:p>6.73252717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15362" calcext:value-type="float">
            <text:p>6.815362</text:p>
          </table:table-cell>
          <table:table-cell office:value-type="float" office:value="6.710445175" calcext:value-type="float">
            <text:p>6.71044517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34033" calcext:value-type="float">
            <text:p>6.834033</text:p>
          </table:table-cell>
          <table:table-cell office:value-type="float" office:value="6.7191566" calcext:value-type="float">
            <text:p>6.719156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35971" calcext:value-type="float">
            <text:p>6.835971</text:p>
          </table:table-cell>
          <table:table-cell office:value-type="float" office:value="6.71838645" calcext:value-type="float">
            <text:p>6.7183864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3155" calcext:value-type="float">
            <text:p>6.83155</text:p>
          </table:table-cell>
          <table:table-cell office:value-type="float" office:value="6.71548935" calcext:value-type="float">
            <text:p>6.7154893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2953" calcext:value-type="float">
            <text:p>6.82953</text:p>
          </table:table-cell>
          <table:table-cell office:value-type="float" office:value="6.71194345" calcext:value-type="float">
            <text:p>6.7119434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34411" calcext:value-type="float">
            <text:p>6.834411</text:p>
          </table:table-cell>
          <table:table-cell office:value-type="float" office:value="6.708348925" calcext:value-type="float">
            <text:p>6.70834892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45504" calcext:value-type="float">
            <text:p>6.845504</text:p>
          </table:table-cell>
          <table:table-cell office:value-type="float" office:value="6.705196175" calcext:value-type="float">
            <text:p>6.7051961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51755" calcext:value-type="float">
            <text:p>6.851755</text:p>
          </table:table-cell>
          <table:table-cell office:value-type="float" office:value="6.7029273" calcext:value-type="float">
            <text:p>6.702927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32572" calcext:value-type="float">
            <text:p>6.832572</text:p>
          </table:table-cell>
          <table:table-cell office:value-type="float" office:value="6.70179565" calcext:value-type="float">
            <text:p>6.7017956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7236" calcext:value-type="float">
            <text:p>6.777236</text:p>
          </table:table-cell>
          <table:table-cell office:value-type="float" office:value="6.7020578" calcext:value-type="float">
            <text:p>6.702057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09851" calcext:value-type="float">
            <text:p>6.709851</text:p>
          </table:table-cell>
          <table:table-cell office:value-type="float" office:value="6.7040693" calcext:value-type="float">
            <text:p>6.704069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80741" calcext:value-type="float">
            <text:p>6.680741</text:p>
          </table:table-cell>
          <table:table-cell office:value-type="float" office:value="6.70773295" calcext:value-type="float">
            <text:p>6.7077329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14121" calcext:value-type="float">
            <text:p>6.714121</text:p>
          </table:table-cell>
          <table:table-cell office:value-type="float" office:value="6.7119481" calcext:value-type="float">
            <text:p>6.711948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68707" calcext:value-type="float">
            <text:p>6.768707</text:p>
          </table:table-cell>
          <table:table-cell office:value-type="float" office:value="6.7151717" calcext:value-type="float">
            <text:p>6.715171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61629" calcext:value-type="float">
            <text:p>6.761629</text:p>
          </table:table-cell>
          <table:table-cell office:value-type="float" office:value="6.716855025" calcext:value-type="float">
            <text:p>6.71685502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028" calcext:value-type="float">
            <text:p>6.6028</text:p>
          </table:table-cell>
          <table:table-cell office:value-type="float" office:value="6.718335525" calcext:value-type="float">
            <text:p>6.71833552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476386" calcext:value-type="float">
            <text:p>5.476386</text:p>
          </table:table-cell>
          <table:table-cell office:value-type="float" office:value="6.723097825" calcext:value-type="float">
            <text:p>6.7230978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146389" calcext:value-type="float">
            <text:p>7.146389</text:p>
          </table:table-cell>
          <table:table-cell office:value-type="float" office:value="6.755176725" calcext:value-type="float">
            <text:p>6.7551767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94633" calcext:value-type="float">
            <text:p>6.794633</text:p>
          </table:table-cell>
          <table:table-cell office:value-type="float" office:value="6.7447839" calcext:value-type="float">
            <text:p>6.7447839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31041" calcext:value-type="float">
            <text:p>6.631041</text:p>
          </table:table-cell>
          <table:table-cell office:value-type="float" office:value="6.74270235" calcext:value-type="float">
            <text:p>6.7427023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29018" calcext:value-type="float">
            <text:p>6.529018</text:p>
          </table:table-cell>
          <table:table-cell office:value-type="float" office:value="6.74434245" calcext:value-type="float">
            <text:p>6.7443424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40669" calcext:value-type="float">
            <text:p>6.540669</text:p>
          </table:table-cell>
          <table:table-cell office:value-type="float" office:value="6.748090875" calcext:value-type="float">
            <text:p>6.7480908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604" calcext:value-type="float">
            <text:p>6.6604</text:p>
          </table:table-cell>
          <table:table-cell office:value-type="float" office:value="6.751102975" calcext:value-type="float">
            <text:p>6.75110297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8824" calcext:value-type="float">
            <text:p>6.78824</text:p>
          </table:table-cell>
          <table:table-cell office:value-type="float" office:value="6.75225845" calcext:value-type="float">
            <text:p>6.7522584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51022" calcext:value-type="float">
            <text:p>6.851022</text:p>
          </table:table-cell>
          <table:table-cell office:value-type="float" office:value="6.7422966" calcext:value-type="float">
            <text:p>6.742296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59493" calcext:value-type="float">
            <text:p>6.859493</text:p>
          </table:table-cell>
          <table:table-cell office:value-type="float" office:value="6.73412385" calcext:value-type="float">
            <text:p>6.7341238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47818" calcext:value-type="float">
            <text:p>6.847818</text:p>
          </table:table-cell>
          <table:table-cell office:value-type="float" office:value="6.728234225" calcext:value-type="float">
            <text:p>6.72823422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27575" calcext:value-type="float">
            <text:p>6.827575</text:p>
          </table:table-cell>
          <table:table-cell office:value-type="float" office:value="6.725103" calcext:value-type="float">
            <text:p>6.72510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05484" calcext:value-type="float">
            <text:p>6.805484</text:p>
          </table:table-cell>
          <table:table-cell office:value-type="float" office:value="6.723615525" calcext:value-type="float">
            <text:p>6.72361552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96142" calcext:value-type="float">
            <text:p>6.796142</text:p>
          </table:table-cell>
          <table:table-cell office:value-type="float" office:value="6.72253195" calcext:value-type="float">
            <text:p>6.7225319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00079" calcext:value-type="float">
            <text:p>6.800079</text:p>
          </table:table-cell>
          <table:table-cell office:value-type="float" office:value="6.7215491" calcext:value-type="float">
            <text:p>6.721549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96393" calcext:value-type="float">
            <text:p>6.796393</text:p>
          </table:table-cell>
          <table:table-cell office:value-type="float" office:value="6.72095145" calcext:value-type="float">
            <text:p>6.7209514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74576" calcext:value-type="float">
            <text:p>6.774576</text:p>
          </table:table-cell>
          <table:table-cell office:value-type="float" office:value="6.720952575" calcext:value-type="float">
            <text:p>6.7209525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56988" calcext:value-type="float">
            <text:p>6.756988</text:p>
          </table:table-cell>
          <table:table-cell office:value-type="float" office:value="6.7215868" calcext:value-type="float">
            <text:p>6.7215868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65169" calcext:value-type="float">
            <text:p>6.765169</text:p>
          </table:table-cell>
          <table:table-cell office:value-type="float" office:value="6.722673275" calcext:value-type="float">
            <text:p>6.72267327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71019" calcext:value-type="float">
            <text:p>6.771019</text:p>
          </table:table-cell>
          <table:table-cell office:value-type="float" office:value="6.7239335" calcext:value-type="float">
            <text:p>6.723933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21882" calcext:value-type="float">
            <text:p>6.721882</text:p>
          </table:table-cell>
          <table:table-cell office:value-type="float" office:value="6.725654125" calcext:value-type="float">
            <text:p>6.72565412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09657" calcext:value-type="float">
            <text:p>6.609657</text:p>
          </table:table-cell>
          <table:table-cell office:value-type="float" office:value="6.728862" calcext:value-type="float">
            <text:p>6.728862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449029" calcext:value-type="float">
            <text:p>6.449029</text:p>
          </table:table-cell>
          <table:table-cell office:value-type="float" office:value="6.734400125" calcext:value-type="float">
            <text:p>6.73440012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892932" calcext:value-type="float">
            <text:p>5.892932</text:p>
          </table:table-cell>
          <table:table-cell office:value-type="float" office:value="6.742874925" calcext:value-type="float">
            <text:p>6.74287492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163819" calcext:value-type="float">
            <text:p>7.163819</text:p>
          </table:table-cell>
          <table:table-cell office:value-type="float" office:value="6.763940675" calcext:value-type="float">
            <text:p>6.76394067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03227" calcext:value-type="float">
            <text:p>6.803227</text:p>
          </table:table-cell>
          <table:table-cell office:value-type="float" office:value="6.752047675" calcext:value-type="float">
            <text:p>6.75204767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20087" calcext:value-type="float">
            <text:p>6.720087</text:p>
          </table:table-cell>
          <table:table-cell office:value-type="float" office:value="6.74856545" calcext:value-type="float">
            <text:p>6.7485654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89714" calcext:value-type="float">
            <text:p>6.689714</text:p>
          </table:table-cell>
          <table:table-cell office:value-type="float" office:value="6.747364425" calcext:value-type="float">
            <text:p>6.74736442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85749" calcext:value-type="float">
            <text:p>6.685749</text:p>
          </table:table-cell>
          <table:table-cell office:value-type="float" office:value="6.747193175" calcext:value-type="float">
            <text:p>6.74719317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08301" calcext:value-type="float">
            <text:p>6.708301</text:p>
          </table:table-cell>
          <table:table-cell office:value-type="float" office:value="6.74618" calcext:value-type="float">
            <text:p>6.7461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54749" calcext:value-type="float">
            <text:p>6.754749</text:p>
          </table:table-cell>
          <table:table-cell office:value-type="float" office:value="6.74221375" calcext:value-type="float">
            <text:p>6.7422137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06489" calcext:value-type="float">
            <text:p>6.806489</text:p>
          </table:table-cell>
          <table:table-cell office:value-type="float" office:value="6.732415075" calcext:value-type="float">
            <text:p>6.73241507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43058" calcext:value-type="float">
            <text:p>6.843058</text:p>
          </table:table-cell>
          <table:table-cell office:value-type="float" office:value="6.720943275" calcext:value-type="float">
            <text:p>6.7209432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57696" calcext:value-type="float">
            <text:p>6.857696</text:p>
          </table:table-cell>
          <table:table-cell office:value-type="float" office:value="6.7107425" calcext:value-type="float">
            <text:p>6.71074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56397" calcext:value-type="float">
            <text:p>6.856397</text:p>
          </table:table-cell>
          <table:table-cell office:value-type="float" office:value="6.70471585" calcext:value-type="float">
            <text:p>6.7047158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49347" calcext:value-type="float">
            <text:p>6.849347</text:p>
          </table:table-cell>
          <table:table-cell office:value-type="float" office:value="6.70304085" calcext:value-type="float">
            <text:p>6.7030408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43065" calcext:value-type="float">
            <text:p>6.843065</text:p>
          </table:table-cell>
          <table:table-cell office:value-type="float" office:value="6.70374155" calcext:value-type="float">
            <text:p>6.7037415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3604" calcext:value-type="float">
            <text:p>6.83604</text:p>
          </table:table-cell>
          <table:table-cell office:value-type="float" office:value="6.7047775" calcext:value-type="float">
            <text:p>6.704777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20849" calcext:value-type="float">
            <text:p>6.820849</text:p>
          </table:table-cell>
          <table:table-cell office:value-type="float" office:value="6.705381625" calcext:value-type="float">
            <text:p>6.70538162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93292" calcext:value-type="float">
            <text:p>6.793292</text:p>
          </table:table-cell>
          <table:table-cell office:value-type="float" office:value="6.705950275" calcext:value-type="float">
            <text:p>6.70595027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59542" calcext:value-type="float">
            <text:p>6.759542</text:p>
          </table:table-cell>
          <table:table-cell office:value-type="float" office:value="6.707186825" calcext:value-type="float">
            <text:p>6.7071868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30676" calcext:value-type="float">
            <text:p>6.730676</text:p>
          </table:table-cell>
          <table:table-cell office:value-type="float" office:value="6.709369825" calcext:value-type="float">
            <text:p>6.70936982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11371" calcext:value-type="float">
            <text:p>6.711371</text:p>
          </table:table-cell>
          <table:table-cell office:value-type="float" office:value="6.712275775" calcext:value-type="float">
            <text:p>6.71227577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96645" calcext:value-type="float">
            <text:p>6.696645</text:p>
          </table:table-cell>
          <table:table-cell office:value-type="float" office:value="6.7155861" calcext:value-type="float">
            <text:p>6.715586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78955" calcext:value-type="float">
            <text:p>6.678955</text:p>
          </table:table-cell>
          <table:table-cell office:value-type="float" office:value="6.71914115" calcext:value-type="float">
            <text:p>6.719141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61153" calcext:value-type="float">
            <text:p>6.661153</text:p>
          </table:table-cell>
          <table:table-cell office:value-type="float" office:value="6.722865425" calcext:value-type="float">
            <text:p>6.7228654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06619" calcext:value-type="float">
            <text:p>6.706619</text:p>
          </table:table-cell>
          <table:table-cell office:value-type="float" office:value="6.726548275" calcext:value-type="float">
            <text:p>6.72654827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389766" calcext:value-type="float">
            <text:p>6.389766</text:p>
          </table:table-cell>
          <table:table-cell office:value-type="float" office:value="6.728391875" calcext:value-type="float">
            <text:p>6.72839187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24112" calcext:value-type="float">
            <text:p>6.524112</text:p>
          </table:table-cell>
          <table:table-cell office:value-type="float" office:value="6.737140175" calcext:value-type="float">
            <text:p>6.7371401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23908" calcext:value-type="float">
            <text:p>6.623908</text:p>
          </table:table-cell>
          <table:table-cell office:value-type="float" office:value="6.741253925" calcext:value-type="float">
            <text:p>6.74125392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22569" calcext:value-type="float">
            <text:p>6.722569</text:p>
          </table:table-cell>
          <table:table-cell office:value-type="float" office:value="6.741968" calcext:value-type="float">
            <text:p>6.74196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68076" calcext:value-type="float">
            <text:p>6.768076</text:p>
          </table:table-cell>
          <table:table-cell office:value-type="float" office:value="6.74079515" calcext:value-type="float">
            <text:p>6.7407951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62141" calcext:value-type="float">
            <text:p>6.762141</text:p>
          </table:table-cell>
          <table:table-cell office:value-type="float" office:value="6.74186175" calcext:value-type="float">
            <text:p>6.7418617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56828" calcext:value-type="float">
            <text:p>6.756828</text:p>
          </table:table-cell>
          <table:table-cell office:value-type="float" office:value="6.753098275" calcext:value-type="float">
            <text:p>6.75309827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76173" calcext:value-type="float">
            <text:p>6.776173</text:p>
          </table:table-cell>
          <table:table-cell office:value-type="float" office:value="6.7148832" calcext:value-type="float">
            <text:p>6.714883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96438" calcext:value-type="float">
            <text:p>6.796438</text:p>
          </table:table-cell>
          <table:table-cell office:value-type="float" office:value="6.712477075" calcext:value-type="float">
            <text:p>6.71247707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99945" calcext:value-type="float">
            <text:p>6.799945</text:p>
          </table:table-cell>
          <table:table-cell office:value-type="float" office:value="6.713247325" calcext:value-type="float">
            <text:p>6.7132473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00447" calcext:value-type="float">
            <text:p>6.800447</text:p>
          </table:table-cell>
          <table:table-cell office:value-type="float" office:value="6.7110243077" calcext:value-type="float">
            <text:p>6.7110243077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15578" calcext:value-type="float">
            <text:p>6.815578</text:p>
          </table:table-cell>
          <table:table-cell office:value-type="float" office:value="6.7086710789" calcext:value-type="float">
            <text:p>6.708671078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39844" calcext:value-type="float">
            <text:p>6.839844</text:p>
          </table:table-cell>
          <table:table-cell office:value-type="float" office:value="6.7057817027" calcext:value-type="float">
            <text:p>6.705781702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50197" calcext:value-type="float">
            <text:p>6.850197</text:p>
          </table:table-cell>
          <table:table-cell office:value-type="float" office:value="6.70205775" calcext:value-type="float">
            <text:p>6.7020577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31182" calcext:value-type="float">
            <text:p>6.831182</text:p>
          </table:table-cell>
          <table:table-cell office:value-type="float" office:value="6.6978252" calcext:value-type="float">
            <text:p>6.697825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88021" calcext:value-type="float">
            <text:p>6.788021</text:p>
          </table:table-cell>
          <table:table-cell office:value-type="float" office:value="6.6939029412" calcext:value-type="float">
            <text:p>6.6939029412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35562" calcext:value-type="float">
            <text:p>6.735562</text:p>
          </table:table-cell>
          <table:table-cell office:value-type="float" office:value="6.6910508788" calcext:value-type="float">
            <text:p>6.691050878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88099" calcext:value-type="float">
            <text:p>6.688099</text:p>
          </table:table-cell>
          <table:table-cell office:value-type="float" office:value="6.6896599063" calcext:value-type="float">
            <text:p>6.689659906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63938" calcext:value-type="float">
            <text:p>6.663938</text:p>
          </table:table-cell>
          <table:table-cell office:value-type="float" office:value="6.6897102581" calcext:value-type="float">
            <text:p>6.689710258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72046" calcext:value-type="float">
            <text:p>6.672046</text:p>
          </table:table-cell>
          <table:table-cell office:value-type="float" office:value="6.6905693333" calcext:value-type="float">
            <text:p>6.6905693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82864" calcext:value-type="float">
            <text:p>6.682864</text:p>
          </table:table-cell>
          <table:table-cell office:value-type="float" office:value="6.691208069" calcext:value-type="float">
            <text:p>6.69120806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45222" calcext:value-type="float">
            <text:p>6.645222</text:p>
          </table:table-cell>
          <table:table-cell office:value-type="float" office:value="6.6915060714" calcext:value-type="float">
            <text:p>6.69150607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49651" calcext:value-type="float">
            <text:p>6.549651</text:p>
          </table:table-cell>
          <table:table-cell office:value-type="float" office:value="6.6932202963" calcext:value-type="float">
            <text:p>6.693220296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362802" calcext:value-type="float">
            <text:p>6.362802</text:p>
          </table:table-cell>
          <table:table-cell office:value-type="float" office:value="6.6987421923" calcext:value-type="float">
            <text:p>6.698742192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347617" calcext:value-type="float">
            <text:p>6.347617</text:p>
          </table:table-cell>
          <table:table-cell office:value-type="float" office:value="6.7121798" calcext:value-type="float">
            <text:p>6.712179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435027" calcext:value-type="float">
            <text:p>6.435027</text:p>
          </table:table-cell>
          <table:table-cell office:value-type="float" office:value="6.7273699167" calcext:value-type="float">
            <text:p>6.72736991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1663" calcext:value-type="float">
            <text:p>6.61663</text:p>
          </table:table-cell>
          <table:table-cell office:value-type="float" office:value="6.7400804783" calcext:value-type="float">
            <text:p>6.740080478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89397" calcext:value-type="float">
            <text:p>6.789397</text:p>
          </table:table-cell>
          <table:table-cell office:value-type="float" office:value="6.7456918636" calcext:value-type="float">
            <text:p>6.7456918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77375" calcext:value-type="float">
            <text:p>6.877375</text:p>
          </table:table-cell>
          <table:table-cell office:value-type="float" office:value="6.7436106667" calcext:value-type="float">
            <text:p>6.7436106667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84503" calcext:value-type="float">
            <text:p>6.884503</text:p>
          </table:table-cell>
          <table:table-cell office:value-type="float" office:value="6.73692245" calcext:value-type="float">
            <text:p>6.7369224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60205" calcext:value-type="float">
            <text:p>6.860205</text:p>
          </table:table-cell>
          <table:table-cell office:value-type="float" office:value="6.7291550526" calcext:value-type="float">
            <text:p>6.729155052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43595" calcext:value-type="float">
            <text:p>6.843595</text:p>
          </table:table-cell>
          <table:table-cell office:value-type="float" office:value="6.7218745" calcext:value-type="float">
            <text:p>6.7218745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42754" calcext:value-type="float">
            <text:p>6.842754</text:p>
          </table:table-cell>
          <table:table-cell office:value-type="float" office:value="6.7147144706" calcext:value-type="float">
            <text:p>6.714714470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46862" calcext:value-type="float">
            <text:p>6.846862</text:p>
          </table:table-cell>
          <table:table-cell office:value-type="float" office:value="6.706712" calcext:value-type="float">
            <text:p>6.706712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46914" calcext:value-type="float">
            <text:p>6.846914</text:p>
          </table:table-cell>
          <table:table-cell office:value-type="float" office:value="6.6973686667" calcext:value-type="float">
            <text:p>6.697368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43784" calcext:value-type="float">
            <text:p>6.843784</text:p>
          </table:table-cell>
          <table:table-cell office:value-type="float" office:value="6.6866868571" calcext:value-type="float">
            <text:p>6.6866868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38847" calcext:value-type="float">
            <text:p>6.838847</text:p>
          </table:table-cell>
          <table:table-cell office:value-type="float" office:value="6.6746024615" calcext:value-type="float">
            <text:p>6.674602461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27926" calcext:value-type="float">
            <text:p>6.827926</text:p>
          </table:table-cell>
          <table:table-cell office:value-type="float" office:value="6.6609154167" calcext:value-type="float">
            <text:p>6.6609154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08467" calcext:value-type="float">
            <text:p>6.808467</text:p>
          </table:table-cell>
          <table:table-cell office:value-type="float" office:value="6.6457326364" calcext:value-type="float">
            <text:p>6.645732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80363" calcext:value-type="float">
            <text:p>6.780363</text:p>
          </table:table-cell>
          <table:table-cell office:value-type="float" office:value="6.6294592" calcext:value-type="float">
            <text:p>6.629459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39698" calcext:value-type="float">
            <text:p>6.739698</text:p>
          </table:table-cell>
          <table:table-cell office:value-type="float" office:value="6.6126921111" calcext:value-type="float">
            <text:p>6.612692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88662" calcext:value-type="float">
            <text:p>6.688662</text:p>
          </table:table-cell>
          <table:table-cell office:value-type="float" office:value="6.596816375" calcext:value-type="float">
            <text:p>6.596816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52471" calcext:value-type="float">
            <text:p>6.652471</text:p>
          </table:table-cell>
          <table:table-cell office:value-type="float" office:value="6.5836955714" calcext:value-type="float">
            <text:p>6.583695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75655" calcext:value-type="float">
            <text:p>6.675655</text:p>
          </table:table-cell>
          <table:table-cell office:value-type="float" office:value="6.572233" calcext:value-type="float">
            <text:p>6.5722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1074" calcext:value-type="float">
            <text:p>6.81074</text:p>
          </table:table-cell>
          <table:table-cell office:value-type="float" office:value="6.5515486" calcext:value-type="float">
            <text:p>6.551548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211602" calcext:value-type="float">
            <text:p>7.211602</text:p>
          </table:table-cell>
          <table:table-cell office:value-type="float" office:value="6.48675075" calcext:value-type="float">
            <text:p>6.486750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228225" calcext:value-type="float">
            <text:p>5.228225</text:p>
          </table:table-cell>
          <table:table-cell office:value-type="float" office:value="6.2451336667" calcext:value-type="float">
            <text:p>6.245133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79928" calcext:value-type="float">
            <text:p>6.679928</text:p>
          </table:table-cell>
          <table:table-cell office:value-type="float" office:value="6.753588" calcext:value-type="float">
            <text:p>6.75358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27248" calcext:value-type="float">
            <text:p>6.8272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6:28.769187283</dc:date>
    <meta:document-statistic meta:table-count="1" meta:cell-count="3128" meta:object-count="0"/>
    <meta:generator>LibreOffice/4.2.7.2$Linux_X86_64 LibreOffice_project/420m0$Build-2</meta:generator>
  </office:meta>
</office:document-meta>
</file>